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7.0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65mm"/>
    </style:style>
    <style:style style:name="co4" style:family="table-column">
      <style:table-column-properties fo:break-before="auto" style:column-width="4.69mm"/>
    </style:style>
    <style:style style:name="co5" style:family="table-column">
      <style:table-column-properties fo:break-before="auto" style:column-width="4.97mm"/>
    </style:style>
    <style:style style:name="co6" style:family="table-column">
      <style:table-column-properties fo:break-before="auto" style:column-width="6.35mm"/>
    </style:style>
    <style:style style:name="co7" style:family="table-column">
      <style:table-column-properties fo:break-before="auto" style:column-width="4.41mm"/>
    </style:style>
    <style:style style:name="co8" style:family="table-column">
      <style:table-column-properties fo:break-before="auto" style:column-width="3.86mm"/>
    </style:style>
    <style:style style:name="co9" style:family="table-column">
      <style:table-column-properties fo:break-before="auto" style:column-width="65.23mm"/>
    </style:style>
    <style:style style:name="co10" style:family="table-column">
      <style:table-column-properties fo:break-before="auto" style:column-width="3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>
      <style:text-properties style:font-name="Liberation Sans" style:font-name-asian="ＭＳ Ｐゴシック" style:font-name-complex="Arial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font-name="Liberation Serif" fo:font-size="6.80000019073486pt"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CONFIG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<text:a xlink:href="../../KifuwarabeFighter2" xlink:type="simple">C:/Users/Takahashi/Documents/muzudho/Unity/KifuwarabeFighter2/KifuwarabeFighter2</text:a>/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ファイル名</text:p>
          </table:table-cell>
          <table:table-cell table:number-columns-repeated="2"/>
          <table:table-cell office:value-type="string" calcext:value-type="string">
            <text:p>シート名</text:p>
          </table:table-cell>
        </table:table-row>
        <table:table-row table:style-name="ro1"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AnimationControllerData.ods</text:p>
          </table:table-cell>
          <table:table-cell table:number-columns-repeated="2"/>
          <table:table-cell office:value-type="string" calcext:value-type="string">
            <text:p>parameters</text:p>
          </table:table-cell>
        </table:table-row>
        <table:table-row table:style-name="ro1"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AnimationControllerData.ods</text:p>
          </table:table-cell>
          <table:table-cell table:number-columns-repeated="2"/>
          <table:table-cell office:value-type="string" calcext:value-type="string">
            <text:p>layers</text:p>
          </table:table-cell>
        </table:table-row>
        <table:table-row table:style-name="ro1"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AnimationControllerData.ods</text:p>
          </table:table-cell>
          <table:table-cell table:number-columns-repeated="2"/>
          <table:table-cell office:value-type="string" calcext:value-type="string">
            <text:p>stateMachines</text:p>
          </table:table-cell>
        </table:table-row>
        <table:table-row table:style-name="ro1"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AnimationControllerData.ods</text:p>
          </table:table-cell>
          <table:table-cell table:number-columns-repeated="2"/>
          <table:table-cell office:value-type="string" calcext:value-type="string">
            <text:p>states</text:p>
          </table:table-cell>
        </table:table-row>
        <table:table-row table:style-name="ro1"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AnimationControllerData.ods</text:p>
          </table:table-cell>
          <table:table-cell table:number-columns-repeated="2"/>
          <table:table-cell office:value-type="string" calcext:value-type="string">
            <text:p>transitions</text:p>
          </table:table-cell>
        </table:table-row>
        <table:table-row table:style-name="ro1"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AnimationControllerData.ods</text:p>
          </table:table-cell>
          <table:table-cell table:number-columns-repeated="2"/>
          <table:table-cell office:value-type="string" calcext:value-type="string">
            <text:p>conditions</text:p>
          </table:table-cell>
        </table:table-row>
        <table:table-row table:style-name="ro1"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AnimationControllerData.ods</text:p>
          </table:table-cell>
          <table:table-cell table:number-columns-repeated="2"/>
          <table:table-cell office:value-type="string" calcext:value-type="string">
            <text:p>positions</text:p>
          </table:table-cell>
        </table:table-row>
      </table:table>
      <table:table table:name="OBJECT" table:style-name="ta1">
        <office:forms form:automatic-focus="false" form:apply-design-mode="false"/>
        <table:table-column table:style-name="co2" table:number-columns-repeated="4" table:default-cell-style-name="Default"/>
        <table:table-row table:style-name="ro1">
          <table:table-cell table:number-columns-repeated="2"/>
          <table:table-cell table:style-name="ce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arameters</text:p>
          </table:table-cell>
          <table:table-cell/>
          <table:table-cell table:formula="of:=&quot;'file:///&quot; &amp; [CONFIG.C$2] &amp; [CONFIG.C4] &amp; &quot;'#$'&quot; &amp; [CONFIG.F4] &amp; &quot;'.&quot;" office:value-type="string" office:string-value="'file:///C:/Users/Takahashi/Documents/muzudho/Unity/KifuwarabeFighter2/KifuwarabeFighter2/AnimationControllerData.ods'#$'parameters'." calcext:value-type="string">
            <text:p>'file:///C:/Users/Takahashi/Documents/muzudho/Unity/KifuwarabeFighter2/KifuwarabeFighter2/AnimationControllerData.ods'#$'parameters'.</text:p>
          </table:table-cell>
          <table:table-cell/>
        </table:table-row>
        <table:table-row table:style-name="ro1">
          <table:table-cell office:value-type="string" calcext:value-type="string">
            <text:p>layers</text:p>
          </table:table-cell>
          <table:table-cell/>
          <table:table-cell table:formula="of:=&quot;'file:///&quot; &amp; [CONFIG.C$2] &amp; [CONFIG.C5] &amp; &quot;'#$'&quot; &amp; [CONFIG.F5] &amp; &quot;'.&quot;" office:value-type="string" office:string-value="'file:///C:/Users/Takahashi/Documents/muzudho/Unity/KifuwarabeFighter2/KifuwarabeFighter2/AnimationControllerData.ods'#$'layers'." calcext:value-type="string">
            <text:p>'file:///C:/Users/Takahashi/Documents/muzudho/Unity/KifuwarabeFighter2/KifuwarabeFighter2/AnimationControllerData.ods'#$'layers'.</text:p>
          </table:table-cell>
          <table:table-cell/>
        </table:table-row>
        <table:table-row table:style-name="ro1">
          <table:table-cell office:value-type="string" calcext:value-type="string">
            <text:p>stateMachines</text:p>
          </table:table-cell>
          <table:table-cell/>
          <table:table-cell table:formula="of:=&quot;'file:///&quot; &amp; [CONFIG.C$2] &amp; [CONFIG.C6] &amp; &quot;'#$'&quot; &amp; [CONFIG.F6] &amp; &quot;'.&quot;" office:value-type="string" office:string-value="'file:///C:/Users/Takahashi/Documents/muzudho/Unity/KifuwarabeFighter2/KifuwarabeFighter2/AnimationControllerData.ods'#$'stateMachines'." calcext:value-type="string">
            <text:p>'file:///C:/Users/Takahashi/Documents/muzudho/Unity/KifuwarabeFighter2/KifuwarabeFighter2/AnimationControllerData.ods'#$'stateMachines'.</text:p>
          </table:table-cell>
          <table:table-cell/>
        </table:table-row>
        <table:table-row table:style-name="ro1">
          <table:table-cell office:value-type="string" calcext:value-type="string">
            <text:p>states</text:p>
          </table:table-cell>
          <table:table-cell/>
          <table:table-cell table:formula="of:=&quot;'file:///&quot; &amp; [CONFIG.C$2] &amp; [CONFIG.C7] &amp; &quot;'#$&quot; &amp; [CONFIG.F7] &amp; &quot;.&quot;" office:value-type="string" office:string-value="'file:///C:/Users/Takahashi/Documents/muzudho/Unity/KifuwarabeFighter2/KifuwarabeFighter2/AnimationControllerData.ods'#$states." calcext:value-type="string">
            <text:p>'file:///C:/Users/Takahashi/Documents/muzudho/Unity/KifuwarabeFighter2/KifuwarabeFighter2/AnimationControllerData.ods'#$states.</text:p>
          </table:table-cell>
          <table:table-cell/>
        </table:table-row>
        <table:table-row table:style-name="ro1">
          <table:table-cell office:value-type="string" calcext:value-type="string">
            <text:p>transitions</text:p>
          </table:table-cell>
          <table:table-cell/>
          <table:table-cell table:formula="of:=&quot;'file:///&quot; &amp; [CONFIG.C$2] &amp; [CONFIG.C8] &amp; &quot;'#$'&quot; &amp; [CONFIG.F8] &amp; &quot;'.&quot;" office:value-type="string" office:string-value="'file:///C:/Users/Takahashi/Documents/muzudho/Unity/KifuwarabeFighter2/KifuwarabeFighter2/AnimationControllerData.ods'#$'transitions'." calcext:value-type="string">
            <text:p>'file:///C:/Users/Takahashi/Documents/muzudho/Unity/KifuwarabeFighter2/KifuwarabeFighter2/AnimationControllerData.ods'#$'transitions'.</text:p>
          </table:table-cell>
          <table:table-cell/>
        </table:table-row>
        <table:table-row table:style-name="ro1">
          <table:table-cell office:value-type="string" calcext:value-type="string">
            <text:p>conditions</text:p>
          </table:table-cell>
          <table:table-cell/>
          <table:table-cell table:formula="of:=&quot;'file:///&quot; &amp; [CONFIG.C$2] &amp; [CONFIG.C9] &amp; &quot;'#$'&quot; &amp; [CONFIG.F9] &amp; &quot;'.&quot;" office:value-type="string" office:string-value="'file:///C:/Users/Takahashi/Documents/muzudho/Unity/KifuwarabeFighter2/KifuwarabeFighter2/AnimationControllerData.ods'#$'conditions'." calcext:value-type="string">
            <text:p>'file:///C:/Users/Takahashi/Documents/muzudho/Unity/KifuwarabeFighter2/KifuwarabeFighter2/AnimationControllerData.ods'#$'conditions'.</text:p>
          </table:table-cell>
          <table:table-cell/>
        </table:table-row>
        <table:table-row table:style-name="ro1">
          <table:table-cell office:value-type="string" calcext:value-type="string">
            <text:p>positions</text:p>
          </table:table-cell>
          <table:table-cell/>
          <table:table-cell table:formula="of:=&quot;'file:///&quot; &amp; [CONFIG.C$2] &amp; [CONFIG.C10] &amp; &quot;'#$'&quot; &amp; [CONFIG.F10] &amp; &quot;'.&quot;" office:value-type="string" office:string-value="'file:///C:/Users/Takahashi/Documents/muzudho/Unity/KifuwarabeFighter2/KifuwarabeFighter2/AnimationControllerData.ods'#$'positions'." calcext:value-type="string">
            <text:p>'file:///C:/Users/Takahashi/Documents/muzudho/Unity/KifuwarabeFighter2/KifuwarabeFighter2/AnimationControllerData.ods'#$'positions'.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formula="of:=['file:///C:/Users/Takahashi/Documents/muzudho/Unity/KifuwarabeFighter2/KifuwarabeFighter2/AnimationControllerData.ods'#$states.D2]" office:value-type="string" office:string-value="Base Layer." calcext:value-type="string">
            <text:p>Base Layer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'ファイルURL’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は、ファイルURLとシート名の区切り。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$は絶対の意味で、シート名、行番号、列番号の頭に付けることができる。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アルファベット以外を含むシート名は ‘ ‘ で囲む。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シート名と行列番号は . （ドット）区切り</text:p>
          </table:table-cell>
        </table:table-row>
      </table:table>
      <table:table table:name="states_view" table:style-name="ta1">
        <office:forms form:automatic-focus="false" form:apply-design-mode="false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MachineStateNum</text:p>
          </table:table-cell>
          <table:table-cell office:value-type="string" calcext:value-type="string">
            <text:p>StateNum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ParentPat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ullPath</text:p>
          </table:table-cell>
          <table:table-cell office:value-type="string" calcext:value-type="string">
            <text:p>cycleOffset</text:p>
          </table:table-cell>
          <table:table-cell table:number-columns-repeated="2"/>
          <table:table-cell office:value-type="string" calcext:value-type="string">
            <text:p>speedParameter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table:formula="of:=INDIRECT([OBJECT.$C$7] &amp; ADDRESS(ROW([.A2]); COLUMN([.A2]);1;1))" office:value-type="string" office:string-value="1" calcext:value-type="string">
            <text:p>1</text:p>
          </table:table-cell>
          <table:table-cell table:formula="of:=INDIRECT([OBJECT.$C$7] &amp; ADDRESS(ROW([.B2]); COLUMN([.B2]);1;1))" office:value-type="string" office:string-value="1" calcext:value-type="string">
            <text:p>1</text:p>
          </table:table-cell>
          <table:table-cell table:formula="of:=INDIRECT([OBJECT.$C$7] &amp; ADDRESS(ROW([.C2]); COLUMN([.C2]);1;1))" office:value-type="string" office:string-value="0" calcext:value-type="string">
            <text:p>0</text:p>
          </table:table-cell>
          <table:table-cell table:formula="of:=[.A3] &amp; &quot;.&quot; &amp; [.B3] &amp; &quot;.&quot; &amp; [.C3]" office:value-type="string" office:string-value="1.1.0" calcext:value-type="string">
            <text:p>1.1.0</text:p>
          </table:table-cell>
          <table:table-cell table:formula="of:=INDIRECT([OBJECT.$C$7] &amp; ADDRESS(ROW([.$D2]); COLUMN([.$D2]);1;1))" office:value-type="string" office:string-value="Base Layer." calcext:value-type="string">
            <text:p>Base Layer.</text:p>
          </table:table-cell>
          <table:table-cell table:formula="of:=INDIRECT([OBJECT.$C$7] &amp; ADDRESS(ROW([.$M2]); COLUMN([.$M2]);1;1))" office:value-type="string" office:string-value="SWait" calcext:value-type="string">
            <text:p>SWait</text:p>
          </table:table-cell>
          <table:table-cell table:formula="of:=[.$E3] &amp; [.$F3]" office:value-type="string" office:string-value="Base Layer.SWait" calcext:value-type="string">
            <text:p>Base Layer.SWait</text:p>
          </table:table-cell>
          <table:table-cell table:formula="of:=INDIRECT([OBJECT.$C$7] &amp; ADDRESS(ROW([.$E2]); COLUMN([.$E2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2]); COLUMN([.$P2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3]); COLUMN([.A3]);1;1))" office:value-type="string" office:string-value="1" calcext:value-type="string">
            <text:p>1</text:p>
          </table:table-cell>
          <table:table-cell table:formula="of:=INDIRECT([OBJECT.$C$7] &amp; ADDRESS(ROW([.B3]); COLUMN([.B3]);1;1))" office:value-type="string" office:string-value="1" calcext:value-type="string">
            <text:p>1</text:p>
          </table:table-cell>
          <table:table-cell table:formula="of:=INDIRECT([OBJECT.$C$7] &amp; ADDRESS(ROW([.C3]); COLUMN([.C3]);1;1))" office:value-type="string" office:string-value="1" calcext:value-type="string">
            <text:p>1</text:p>
          </table:table-cell>
          <table:table-cell table:formula="of:=[.A4] &amp; &quot;.&quot; &amp; [.B4] &amp; &quot;.&quot; &amp; [.C4]" office:value-type="string" office:string-value="1.1.1" calcext:value-type="string">
            <text:p>1.1.1</text:p>
          </table:table-cell>
          <table:table-cell table:formula="of:=INDIRECT([OBJECT.$C$7] &amp; ADDRESS(ROW([.$D3]); COLUMN([.$D3]);1;1))" office:value-type="string" office:string-value="Base Layer." calcext:value-type="string">
            <text:p>Base Layer.</text:p>
          </table:table-cell>
          <table:table-cell table:formula="of:=INDIRECT([OBJECT.$C$7] &amp; ADDRESS(ROW([.$M3]); COLUMN([.$M3]);1;1))" office:value-type="string" office:string-value="SAtkLP" calcext:value-type="string">
            <text:p>SAtkLP</text:p>
          </table:table-cell>
          <table:table-cell table:formula="of:=[.$E4] &amp; [.$F4]" office:value-type="string" office:string-value="Base Layer.SAtkLP" calcext:value-type="string">
            <text:p>Base Layer.SAtkLP</text:p>
          </table:table-cell>
          <table:table-cell table:formula="of:=INDIRECT([OBJECT.$C$7] &amp; ADDRESS(ROW([.$E3]); COLUMN([.$E3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3]); COLUMN([.$P3]);1;1))" office:value-type="string" office:string-value="velY" calcext:value-type="string">
            <text:p>velY</text:p>
          </table:table-cell>
          <table:table-cell table:number-columns-repeated="2"/>
        </table:table-row>
        <table:table-row table:style-name="ro1">
          <table:table-cell table:formula="of:=INDIRECT([OBJECT.$C$7] &amp; ADDRESS(ROW([.A4]); COLUMN([.A4]);1;1))" office:value-type="string" office:string-value="1" calcext:value-type="string">
            <text:p>1</text:p>
          </table:table-cell>
          <table:table-cell table:formula="of:=INDIRECT([OBJECT.$C$7] &amp; ADDRESS(ROW([.B4]); COLUMN([.B4]);1;1))" office:value-type="string" office:string-value="1" calcext:value-type="string">
            <text:p>1</text:p>
          </table:table-cell>
          <table:table-cell table:formula="of:=INDIRECT([OBJECT.$C$7] &amp; ADDRESS(ROW([.C4]); COLUMN([.C4]);1;1))" office:value-type="string" office:string-value="2" calcext:value-type="string">
            <text:p>2</text:p>
          </table:table-cell>
          <table:table-cell table:formula="of:=[.A5] &amp; &quot;.&quot; &amp; [.B5] &amp; &quot;.&quot; &amp; [.C5]" office:value-type="string" office:string-value="1.1.2" calcext:value-type="string">
            <text:p>1.1.2</text:p>
          </table:table-cell>
          <table:table-cell table:formula="of:=INDIRECT([OBJECT.$C$7] &amp; ADDRESS(ROW([.$D4]); COLUMN([.$D4]);1;1))" office:value-type="string" office:string-value="Base Layer." calcext:value-type="string">
            <text:p>Base Layer.</text:p>
          </table:table-cell>
          <table:table-cell table:formula="of:=INDIRECT([OBJECT.$C$7] &amp; ADDRESS(ROW([.$M4]); COLUMN([.$M4]);1;1))" office:value-type="string" office:string-value="SAtkMP" calcext:value-type="string">
            <text:p>SAtkMP</text:p>
          </table:table-cell>
          <table:table-cell table:formula="of:=[.$E5] &amp; [.$F5]" office:value-type="string" office:string-value="Base Layer.SAtkMP" calcext:value-type="string">
            <text:p>Base Layer.SAtkMP</text:p>
          </table:table-cell>
          <table:table-cell table:formula="of:=INDIRECT([OBJECT.$C$7] &amp; ADDRESS(ROW([.$E4]); COLUMN([.$E4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4]); COLUMN([.$P4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5]); COLUMN([.A5]);1;1))" office:value-type="string" office:string-value="1" calcext:value-type="string">
            <text:p>1</text:p>
          </table:table-cell>
          <table:table-cell table:formula="of:=INDIRECT([OBJECT.$C$7] &amp; ADDRESS(ROW([.B5]); COLUMN([.B5]);1;1))" office:value-type="string" office:string-value="1" calcext:value-type="string">
            <text:p>1</text:p>
          </table:table-cell>
          <table:table-cell table:formula="of:=INDIRECT([OBJECT.$C$7] &amp; ADDRESS(ROW([.C5]); COLUMN([.C5]);1;1))" office:value-type="string" office:string-value="3" calcext:value-type="string">
            <text:p>3</text:p>
          </table:table-cell>
          <table:table-cell table:formula="of:=[.A6] &amp; &quot;.&quot; &amp; [.B6] &amp; &quot;.&quot; &amp; [.C6]" office:value-type="string" office:string-value="1.1.3" calcext:value-type="string">
            <text:p>1.1.3</text:p>
          </table:table-cell>
          <table:table-cell table:formula="of:=INDIRECT([OBJECT.$C$7] &amp; ADDRESS(ROW([.$D5]); COLUMN([.$D5]);1;1))" office:value-type="string" office:string-value="Base Layer." calcext:value-type="string">
            <text:p>Base Layer.</text:p>
          </table:table-cell>
          <table:table-cell table:formula="of:=INDIRECT([OBJECT.$C$7] &amp; ADDRESS(ROW([.$M5]); COLUMN([.$M5]);1;1))" office:value-type="string" office:string-value="SAtkHP" calcext:value-type="string">
            <text:p>SAtkHP</text:p>
          </table:table-cell>
          <table:table-cell table:formula="of:=[.$E6] &amp; [.$F6]" office:value-type="string" office:string-value="Base Layer.SAtkHP" calcext:value-type="string">
            <text:p>Base Layer.SAtkHP</text:p>
          </table:table-cell>
          <table:table-cell table:formula="of:=INDIRECT([OBJECT.$C$7] &amp; ADDRESS(ROW([.$E5]); COLUMN([.$E5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5]); COLUMN([.$P5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6]); COLUMN([.A6]);1;1))" office:value-type="string" office:string-value="1" calcext:value-type="string">
            <text:p>1</text:p>
          </table:table-cell>
          <table:table-cell table:formula="of:=INDIRECT([OBJECT.$C$7] &amp; ADDRESS(ROW([.B6]); COLUMN([.B6]);1;1))" office:value-type="string" office:string-value="1" calcext:value-type="string">
            <text:p>1</text:p>
          </table:table-cell>
          <table:table-cell table:formula="of:=INDIRECT([OBJECT.$C$7] &amp; ADDRESS(ROW([.C6]); COLUMN([.C6]);1;1))" office:value-type="string" office:string-value="4" calcext:value-type="string">
            <text:p>4</text:p>
          </table:table-cell>
          <table:table-cell table:formula="of:=[.A7] &amp; &quot;.&quot; &amp; [.B7] &amp; &quot;.&quot; &amp; [.C7]" office:value-type="string" office:string-value="1.1.4" calcext:value-type="string">
            <text:p>1.1.4</text:p>
          </table:table-cell>
          <table:table-cell table:formula="of:=INDIRECT([OBJECT.$C$7] &amp; ADDRESS(ROW([.$D6]); COLUMN([.$D6]);1;1))" office:value-type="string" office:string-value="Base Layer." calcext:value-type="string">
            <text:p>Base Layer.</text:p>
          </table:table-cell>
          <table:table-cell table:formula="of:=INDIRECT([OBJECT.$C$7] &amp; ADDRESS(ROW([.$M6]); COLUMN([.$M6]);1;1))" office:value-type="string" office:string-value="SAtkLK" calcext:value-type="string">
            <text:p>SAtkLK</text:p>
          </table:table-cell>
          <table:table-cell table:formula="of:=[.$E7] &amp; [.$F7]" office:value-type="string" office:string-value="Base Layer.SAtkLK" calcext:value-type="string">
            <text:p>Base Layer.SAtkLK</text:p>
          </table:table-cell>
          <table:table-cell table:formula="of:=INDIRECT([OBJECT.$C$7] &amp; ADDRESS(ROW([.$E6]); COLUMN([.$E6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6]); COLUMN([.$P6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7]); COLUMN([.A7]);1;1))" office:value-type="string" office:string-value="1" calcext:value-type="string">
            <text:p>1</text:p>
          </table:table-cell>
          <table:table-cell table:formula="of:=INDIRECT([OBJECT.$C$7] &amp; ADDRESS(ROW([.B7]); COLUMN([.B7]);1;1))" office:value-type="string" office:string-value="1" calcext:value-type="string">
            <text:p>1</text:p>
          </table:table-cell>
          <table:table-cell table:formula="of:=INDIRECT([OBJECT.$C$7] &amp; ADDRESS(ROW([.C7]); COLUMN([.C7]);1;1))" office:value-type="string" office:string-value="5" calcext:value-type="string">
            <text:p>5</text:p>
          </table:table-cell>
          <table:table-cell table:formula="of:=[.A8] &amp; &quot;.&quot; &amp; [.B8] &amp; &quot;.&quot; &amp; [.C8]" office:value-type="string" office:string-value="1.1.5" calcext:value-type="string">
            <text:p>1.1.5</text:p>
          </table:table-cell>
          <table:table-cell table:formula="of:=INDIRECT([OBJECT.$C$7] &amp; ADDRESS(ROW([.$D7]); COLUMN([.$D7]);1;1))" office:value-type="string" office:string-value="Base Layer." calcext:value-type="string">
            <text:p>Base Layer.</text:p>
          </table:table-cell>
          <table:table-cell table:formula="of:=INDIRECT([OBJECT.$C$7] &amp; ADDRESS(ROW([.$M7]); COLUMN([.$M7]);1;1))" office:value-type="string" office:string-value="SAtkMK" calcext:value-type="string">
            <text:p>SAtkMK</text:p>
          </table:table-cell>
          <table:table-cell table:formula="of:=[.$E8] &amp; [.$F8]" office:value-type="string" office:string-value="Base Layer.SAtkMK" calcext:value-type="string">
            <text:p>Base Layer.SAtkMK</text:p>
          </table:table-cell>
          <table:table-cell table:formula="of:=INDIRECT([OBJECT.$C$7] &amp; ADDRESS(ROW([.$E7]); COLUMN([.$E7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7]); COLUMN([.$P7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8]); COLUMN([.A8]);1;1))" office:value-type="string" office:string-value="1" calcext:value-type="string">
            <text:p>1</text:p>
          </table:table-cell>
          <table:table-cell table:formula="of:=INDIRECT([OBJECT.$C$7] &amp; ADDRESS(ROW([.B8]); COLUMN([.B8]);1;1))" office:value-type="string" office:string-value="1" calcext:value-type="string">
            <text:p>1</text:p>
          </table:table-cell>
          <table:table-cell table:formula="of:=INDIRECT([OBJECT.$C$7] &amp; ADDRESS(ROW([.C8]); COLUMN([.C8]);1;1))" office:value-type="string" office:string-value="6" calcext:value-type="string">
            <text:p>6</text:p>
          </table:table-cell>
          <table:table-cell table:formula="of:=[.A9] &amp; &quot;.&quot; &amp; [.B9] &amp; &quot;.&quot; &amp; [.C9]" office:value-type="string" office:string-value="1.1.6" calcext:value-type="string">
            <text:p>1.1.6</text:p>
          </table:table-cell>
          <table:table-cell table:formula="of:=INDIRECT([OBJECT.$C$7] &amp; ADDRESS(ROW([.$D8]); COLUMN([.$D8]);1;1))" office:value-type="string" office:string-value="Base Layer." calcext:value-type="string">
            <text:p>Base Layer.</text:p>
          </table:table-cell>
          <table:table-cell table:formula="of:=INDIRECT([OBJECT.$C$7] &amp; ADDRESS(ROW([.$M8]); COLUMN([.$M8]);1;1))" office:value-type="string" office:string-value="SAtkHK" calcext:value-type="string">
            <text:p>SAtkHK</text:p>
          </table:table-cell>
          <table:table-cell table:formula="of:=[.$E9] &amp; [.$F9]" office:value-type="string" office:string-value="Base Layer.SAtkHK" calcext:value-type="string">
            <text:p>Base Layer.SAtkHK</text:p>
          </table:table-cell>
          <table:table-cell table:formula="of:=INDIRECT([OBJECT.$C$7] &amp; ADDRESS(ROW([.$E8]); COLUMN([.$E8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8]); COLUMN([.$P8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9]); COLUMN([.A9]);1;1))" office:value-type="string" office:string-value="1" calcext:value-type="string">
            <text:p>1</text:p>
          </table:table-cell>
          <table:table-cell table:formula="of:=INDIRECT([OBJECT.$C$7] &amp; ADDRESS(ROW([.B9]); COLUMN([.B9]);1;1))" office:value-type="string" office:string-value="1" calcext:value-type="string">
            <text:p>1</text:p>
          </table:table-cell>
          <table:table-cell table:formula="of:=INDIRECT([OBJECT.$C$7] &amp; ADDRESS(ROW([.C9]); COLUMN([.C9]);1;1))" office:value-type="string" office:string-value="7" calcext:value-type="string">
            <text:p>7</text:p>
          </table:table-cell>
          <table:table-cell table:formula="of:=[.A10] &amp; &quot;.&quot; &amp; [.B10] &amp; &quot;.&quot; &amp; [.C10]" office:value-type="string" office:string-value="1.1.7" calcext:value-type="string">
            <text:p>1.1.7</text:p>
          </table:table-cell>
          <table:table-cell table:formula="of:=INDIRECT([OBJECT.$C$7] &amp; ADDRESS(ROW([.$D9]); COLUMN([.$D9]);1;1))" office:value-type="string" office:string-value="Base Layer." calcext:value-type="string">
            <text:p>Base Layer.</text:p>
          </table:table-cell>
          <table:table-cell table:formula="of:=INDIRECT([OBJECT.$C$7] &amp; ADDRESS(ROW([.$M9]); COLUMN([.$M9]);1;1))" office:value-type="string" office:string-value="DMove" calcext:value-type="string">
            <text:p>DMove</text:p>
          </table:table-cell>
          <table:table-cell table:formula="of:=[.$E10] &amp; [.$F10]" office:value-type="string" office:string-value="Base Layer.DMove" calcext:value-type="string">
            <text:p>Base Layer.DMove</text:p>
          </table:table-cell>
          <table:table-cell table:formula="of:=INDIRECT([OBJECT.$C$7] &amp; ADDRESS(ROW([.$E9]); COLUMN([.$E9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9]); COLUMN([.$P9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10]); COLUMN([.A10]);1;1))" office:value-type="string" office:string-value="1" calcext:value-type="string">
            <text:p>1</text:p>
          </table:table-cell>
          <table:table-cell table:formula="of:=INDIRECT([OBJECT.$C$7] &amp; ADDRESS(ROW([.B10]); COLUMN([.B10]);1;1))" office:value-type="string" office:string-value="1" calcext:value-type="string">
            <text:p>1</text:p>
          </table:table-cell>
          <table:table-cell table:formula="of:=INDIRECT([OBJECT.$C$7] &amp; ADDRESS(ROW([.C10]); COLUMN([.C10]);1;1))" office:value-type="string" office:string-value="8" calcext:value-type="string">
            <text:p>8</text:p>
          </table:table-cell>
          <table:table-cell table:formula="of:=[.A11] &amp; &quot;.&quot; &amp; [.B11] &amp; &quot;.&quot; &amp; [.C11]" office:value-type="string" office:string-value="1.1.8" calcext:value-type="string">
            <text:p>1.1.8</text:p>
          </table:table-cell>
          <table:table-cell table:formula="of:=INDIRECT([OBJECT.$C$7] &amp; ADDRESS(ROW([.$D10]); COLUMN([.$D10]);1;1))" office:value-type="string" office:string-value="Base Layer." calcext:value-type="string">
            <text:p>Base Layer.</text:p>
          </table:table-cell>
          <table:table-cell table:formula="of:=INDIRECT([OBJECT.$C$7] &amp; ADDRESS(ROW([.$M10]); COLUMN([.$M10]);1;1))" office:value-type="string" office:string-value="OBackstep" calcext:value-type="string">
            <text:p>OBackstep</text:p>
          </table:table-cell>
          <table:table-cell table:formula="of:=[.$E11] &amp; [.$F11]" office:value-type="string" office:string-value="Base Layer.OBackstep" calcext:value-type="string">
            <text:p>Base Layer.OBackstep</text:p>
          </table:table-cell>
          <table:table-cell table:formula="of:=INDIRECT([OBJECT.$C$7] &amp; ADDRESS(ROW([.$E10]); COLUMN([.$E10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10]); COLUMN([.$P10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11]); COLUMN([.A11]);1;1))" office:value-type="string" office:string-value="1" calcext:value-type="string">
            <text:p>1</text:p>
          </table:table-cell>
          <table:table-cell table:formula="of:=INDIRECT([OBJECT.$C$7] &amp; ADDRESS(ROW([.B11]); COLUMN([.B11]);1;1))" office:value-type="string" office:string-value="1" calcext:value-type="string">
            <text:p>1</text:p>
          </table:table-cell>
          <table:table-cell table:formula="of:=INDIRECT([OBJECT.$C$7] &amp; ADDRESS(ROW([.C11]); COLUMN([.C11]);1;1))" office:value-type="string" office:string-value="9" calcext:value-type="string">
            <text:p>9</text:p>
          </table:table-cell>
          <table:table-cell table:formula="of:=[.A12] &amp; &quot;.&quot; &amp; [.B12] &amp; &quot;.&quot; &amp; [.C12]" office:value-type="string" office:string-value="1.1.9" calcext:value-type="string">
            <text:p>1.1.9</text:p>
          </table:table-cell>
          <table:table-cell table:formula="of:=INDIRECT([OBJECT.$C$7] &amp; ADDRESS(ROW([.$D11]); COLUMN([.$D11]);1;1))" office:value-type="string" office:string-value="Base Layer." calcext:value-type="string">
            <text:p>Base Layer.</text:p>
          </table:table-cell>
          <table:table-cell table:formula="of:=INDIRECT([OBJECT.$C$7] &amp; ADDRESS(ROW([.$M11]); COLUMN([.$M11]);1;1))" office:value-type="string" office:string-value="SDamageM" calcext:value-type="string">
            <text:p>SDamageM</text:p>
          </table:table-cell>
          <table:table-cell table:formula="of:=[.$E12] &amp; [.$F12]" office:value-type="string" office:string-value="Base Layer.SDamageM" calcext:value-type="string">
            <text:p>Base Layer.SDamageM</text:p>
          </table:table-cell>
          <table:table-cell table:formula="of:=INDIRECT([OBJECT.$C$7] &amp; ADDRESS(ROW([.$E11]); COLUMN([.$E11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11]); COLUMN([.$P11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12]); COLUMN([.A12]);1;1))" office:value-type="string" office:string-value="1" calcext:value-type="string">
            <text:p>1</text:p>
          </table:table-cell>
          <table:table-cell table:formula="of:=INDIRECT([OBJECT.$C$7] &amp; ADDRESS(ROW([.B12]); COLUMN([.B12]);1;1))" office:value-type="string" office:string-value="1" calcext:value-type="string">
            <text:p>1</text:p>
          </table:table-cell>
          <table:table-cell table:formula="of:=INDIRECT([OBJECT.$C$7] &amp; ADDRESS(ROW([.C12]); COLUMN([.C12]);1;1))" office:value-type="string" office:string-value="10" calcext:value-type="string">
            <text:p>10</text:p>
          </table:table-cell>
          <table:table-cell table:formula="of:=[.A13] &amp; &quot;.&quot; &amp; [.B13] &amp; &quot;.&quot; &amp; [.C13]" office:value-type="string" office:string-value="1.1.10" calcext:value-type="string">
            <text:p>1.1.10</text:p>
          </table:table-cell>
          <table:table-cell table:formula="of:=INDIRECT([OBJECT.$C$7] &amp; ADDRESS(ROW([.$D12]); COLUMN([.$D12]);1;1))" office:value-type="string" office:string-value="Base Layer." calcext:value-type="string">
            <text:p>Base Layer.</text:p>
          </table:table-cell>
          <table:table-cell table:formula="of:=INDIRECT([OBJECT.$C$7] &amp; ADDRESS(ROW([.$M12]); COLUMN([.$M12]);1;1))" office:value-type="string" office:string-value="SDamageL" calcext:value-type="string">
            <text:p>SDamageL</text:p>
          </table:table-cell>
          <table:table-cell table:formula="of:=[.$E13] &amp; [.$F13]" office:value-type="string" office:string-value="Base Layer.SDamageL" calcext:value-type="string">
            <text:p>Base Layer.SDamageL</text:p>
          </table:table-cell>
          <table:table-cell table:formula="of:=INDIRECT([OBJECT.$C$7] &amp; ADDRESS(ROW([.$E12]); COLUMN([.$E12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12]); COLUMN([.$P12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13]); COLUMN([.A13]);1;1))" office:value-type="string" office:string-value="1" calcext:value-type="string">
            <text:p>1</text:p>
          </table:table-cell>
          <table:table-cell table:formula="of:=INDIRECT([OBJECT.$C$7] &amp; ADDRESS(ROW([.B13]); COLUMN([.B13]);1;1))" office:value-type="string" office:string-value="1" calcext:value-type="string">
            <text:p>1</text:p>
          </table:table-cell>
          <table:table-cell table:formula="of:=INDIRECT([OBJECT.$C$7] &amp; ADDRESS(ROW([.C13]); COLUMN([.C13]);1;1))" office:value-type="string" office:string-value="11" calcext:value-type="string">
            <text:p>11</text:p>
          </table:table-cell>
          <table:table-cell table:formula="of:=[.A14] &amp; &quot;.&quot; &amp; [.B14] &amp; &quot;.&quot; &amp; [.C14]" office:value-type="string" office:string-value="1.1.11" calcext:value-type="string">
            <text:p>1.1.11</text:p>
          </table:table-cell>
          <table:table-cell table:formula="of:=INDIRECT([OBJECT.$C$7] &amp; ADDRESS(ROW([.$D13]); COLUMN([.$D13]);1;1))" office:value-type="string" office:string-value="Base Layer." calcext:value-type="string">
            <text:p>Base Layer.</text:p>
          </table:table-cell>
          <table:table-cell table:formula="of:=INDIRECT([OBJECT.$C$7] &amp; ADDRESS(ROW([.$M13]); COLUMN([.$M13]);1;1))" office:value-type="string" office:string-value="SDamageH" calcext:value-type="string">
            <text:p>SDamageH</text:p>
          </table:table-cell>
          <table:table-cell table:formula="of:=[.$E14] &amp; [.$F14]" office:value-type="string" office:string-value="Base Layer.SDamageH" calcext:value-type="string">
            <text:p>Base Layer.SDamageH</text:p>
          </table:table-cell>
          <table:table-cell table:formula="of:=INDIRECT([OBJECT.$C$7] &amp; ADDRESS(ROW([.$E13]); COLUMN([.$E13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13]); COLUMN([.$P13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14]); COLUMN([.A14]);1;1))" office:value-type="string" office:string-value="1" calcext:value-type="string">
            <text:p>1</text:p>
          </table:table-cell>
          <table:table-cell table:formula="of:=INDIRECT([OBJECT.$C$7] &amp; ADDRESS(ROW([.B14]); COLUMN([.B14]);1;1))" office:value-type="string" office:string-value="1" calcext:value-type="string">
            <text:p>1</text:p>
          </table:table-cell>
          <table:table-cell table:formula="of:=INDIRECT([OBJECT.$C$7] &amp; ADDRESS(ROW([.C14]); COLUMN([.C14]);1;1))" office:value-type="string" office:string-value="12" calcext:value-type="string">
            <text:p>12</text:p>
          </table:table-cell>
          <table:table-cell table:formula="of:=[.A15] &amp; &quot;.&quot; &amp; [.B15] &amp; &quot;.&quot; &amp; [.C15]" office:value-type="string" office:string-value="1.1.12" calcext:value-type="string">
            <text:p>1.1.12</text:p>
          </table:table-cell>
          <table:table-cell table:formula="of:=INDIRECT([OBJECT.$C$7] &amp; ADDRESS(ROW([.$D14]); COLUMN([.$D14]);1;1))" office:value-type="string" office:string-value="Base Layer." calcext:value-type="string">
            <text:p>Base Layer.</text:p>
          </table:table-cell>
          <table:table-cell table:formula="of:=INDIRECT([OBJECT.$C$7] &amp; ADDRESS(ROW([.$M14]); COLUMN([.$M14]);1;1))" office:value-type="string" office:string-value="ODown" calcext:value-type="string">
            <text:p>ODown</text:p>
          </table:table-cell>
          <table:table-cell table:formula="of:=[.$E15] &amp; [.$F15]" office:value-type="string" office:string-value="Base Layer.ODown" calcext:value-type="string">
            <text:p>Base Layer.ODown</text:p>
          </table:table-cell>
          <table:table-cell table:formula="of:=INDIRECT([OBJECT.$C$7] &amp; ADDRESS(ROW([.$E14]); COLUMN([.$E14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14]); COLUMN([.$P14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15]); COLUMN([.A15]);1;1))" office:value-type="string" office:string-value="1" calcext:value-type="string">
            <text:p>1</text:p>
          </table:table-cell>
          <table:table-cell table:formula="of:=INDIRECT([OBJECT.$C$7] &amp; ADDRESS(ROW([.B15]); COLUMN([.B15]);1;1))" office:value-type="string" office:string-value="1" calcext:value-type="string">
            <text:p>1</text:p>
          </table:table-cell>
          <table:table-cell table:formula="of:=INDIRECT([OBJECT.$C$7] &amp; ADDRESS(ROW([.C15]); COLUMN([.C15]);1;1))" office:value-type="string" office:string-value="13" calcext:value-type="string">
            <text:p>13</text:p>
          </table:table-cell>
          <table:table-cell table:formula="of:=[.A16] &amp; &quot;.&quot; &amp; [.B16] &amp; &quot;.&quot; &amp; [.C16]" office:value-type="string" office:string-value="1.1.13" calcext:value-type="string">
            <text:p>1.1.13</text:p>
          </table:table-cell>
          <table:table-cell table:formula="of:=INDIRECT([OBJECT.$C$7] &amp; ADDRESS(ROW([.$D15]); COLUMN([.$D15]);1;1))" office:value-type="string" office:string-value="Base Layer." calcext:value-type="string">
            <text:p>Base Layer.</text:p>
          </table:table-cell>
          <table:table-cell table:formula="of:=INDIRECT([OBJECT.$C$7] &amp; ADDRESS(ROW([.$M15]); COLUMN([.$M15]);1;1))" office:value-type="string" office:string-value="OStandup" calcext:value-type="string">
            <text:p>OStandup</text:p>
          </table:table-cell>
          <table:table-cell table:formula="of:=[.$E16] &amp; [.$F16]" office:value-type="string" office:string-value="Base Layer.OStandup" calcext:value-type="string">
            <text:p>Base Layer.OStandup</text:p>
          </table:table-cell>
          <table:table-cell table:formula="of:=INDIRECT([OBJECT.$C$7] &amp; ADDRESS(ROW([.$E15]); COLUMN([.$E15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15]); COLUMN([.$P15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16]); COLUMN([.A16]);1;1))" office:value-type="string" office:string-value="1" calcext:value-type="string">
            <text:p>1</text:p>
          </table:table-cell>
          <table:table-cell table:formula="of:=INDIRECT([OBJECT.$C$7] &amp; ADDRESS(ROW([.B16]); COLUMN([.B16]);1;1))" office:value-type="string" office:string-value="1" calcext:value-type="string">
            <text:p>1</text:p>
          </table:table-cell>
          <table:table-cell table:formula="of:=INDIRECT([OBJECT.$C$7] &amp; ADDRESS(ROW([.C16]); COLUMN([.C16]);1;1))" office:value-type="string" office:string-value="14" calcext:value-type="string">
            <text:p>14</text:p>
          </table:table-cell>
          <table:table-cell table:formula="of:=[.A17] &amp; &quot;.&quot; &amp; [.B17] &amp; &quot;.&quot; &amp; [.C17]" office:value-type="string" office:string-value="1.1.14" calcext:value-type="string">
            <text:p>1.1.14</text:p>
          </table:table-cell>
          <table:table-cell table:formula="of:=INDIRECT([OBJECT.$C$7] &amp; ADDRESS(ROW([.$D16]); COLUMN([.$D16]);1;1))" office:value-type="string" office:string-value="Base Layer." calcext:value-type="string">
            <text:p>Base Layer.</text:p>
          </table:table-cell>
          <table:table-cell table:formula="of:=INDIRECT([OBJECT.$C$7] &amp; ADDRESS(ROW([.$M16]); COLUMN([.$M16]);1;1))" office:value-type="string" office:string-value="OGiveup" calcext:value-type="string">
            <text:p>OGiveup</text:p>
          </table:table-cell>
          <table:table-cell table:formula="of:=[.$E17] &amp; [.$F17]" office:value-type="string" office:string-value="Base Layer.OGiveup" calcext:value-type="string">
            <text:p>Base Layer.OGiveup</text:p>
          </table:table-cell>
          <table:table-cell table:formula="of:=INDIRECT([OBJECT.$C$7] &amp; ADDRESS(ROW([.$E16]); COLUMN([.$E16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16]); COLUMN([.$P16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17]); COLUMN([.A17]);1;1))" office:value-type="string" office:string-value="1" calcext:value-type="string">
            <text:p>1</text:p>
          </table:table-cell>
          <table:table-cell table:formula="of:=INDIRECT([OBJECT.$C$7] &amp; ADDRESS(ROW([.B17]); COLUMN([.B17]);1;1))" office:value-type="string" office:string-value="1" calcext:value-type="string">
            <text:p>1</text:p>
          </table:table-cell>
          <table:table-cell table:formula="of:=INDIRECT([OBJECT.$C$7] &amp; ADDRESS(ROW([.C17]); COLUMN([.C17]);1;1))" office:value-type="string" office:string-value="15" calcext:value-type="string">
            <text:p>15</text:p>
          </table:table-cell>
          <table:table-cell table:formula="of:=[.A18] &amp; &quot;.&quot; &amp; [.B18] &amp; &quot;.&quot; &amp; [.C18]" office:value-type="string" office:string-value="1.1.15" calcext:value-type="string">
            <text:p>1.1.15</text:p>
          </table:table-cell>
          <table:table-cell table:formula="of:=INDIRECT([OBJECT.$C$7] &amp; ADDRESS(ROW([.$D17]); COLUMN([.$D17]);1;1))" office:value-type="string" office:string-value="Base Layer." calcext:value-type="string">
            <text:p>Base Layer.</text:p>
          </table:table-cell>
          <table:table-cell table:formula="of:=INDIRECT([OBJECT.$C$7] &amp; ADDRESS(ROW([.$M17]); COLUMN([.$M17]);1;1))" office:value-type="string" office:string-value="ODown_SDamageH" calcext:value-type="string">
            <text:p>ODown_SDamageH</text:p>
          </table:table-cell>
          <table:table-cell table:formula="of:=[.$E18] &amp; [.$F18]" office:value-type="string" office:string-value="Base Layer.ODown_SDamageH" calcext:value-type="string">
            <text:p>Base Layer.ODown_SDamageH</text:p>
          </table:table-cell>
          <table:table-cell table:formula="of:=INDIRECT([OBJECT.$C$7] &amp; ADDRESS(ROW([.$E17]); COLUMN([.$E17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17]); COLUMN([.$P17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18]); COLUMN([.A18]);1;1))" office:value-type="string" office:string-value="1" calcext:value-type="string">
            <text:p>1</text:p>
          </table:table-cell>
          <table:table-cell table:formula="of:=INDIRECT([OBJECT.$C$7] &amp; ADDRESS(ROW([.B18]); COLUMN([.B18]);1;1))" office:value-type="string" office:string-value="1" calcext:value-type="string">
            <text:p>1</text:p>
          </table:table-cell>
          <table:table-cell table:formula="of:=INDIRECT([OBJECT.$C$7] &amp; ADDRESS(ROW([.C18]); COLUMN([.C18]);1;1))" office:value-type="string" office:string-value="16" calcext:value-type="string">
            <text:p>16</text:p>
          </table:table-cell>
          <table:table-cell table:formula="of:=[.A19] &amp; &quot;.&quot; &amp; [.B19] &amp; &quot;.&quot; &amp; [.C19]" office:value-type="string" office:string-value="1.1.16" calcext:value-type="string">
            <text:p>1.1.16</text:p>
          </table:table-cell>
          <table:table-cell table:formula="of:=INDIRECT([OBJECT.$C$7] &amp; ADDRESS(ROW([.$D18]); COLUMN([.$D18]);1;1))" office:value-type="string" office:string-value="Base Layer." calcext:value-type="string">
            <text:p>Base Layer.</text:p>
          </table:table-cell>
          <table:table-cell table:formula="of:=INDIRECT([OBJECT.$C$7] &amp; ADDRESS(ROW([.$M18]); COLUMN([.$M18]);1;1))" office:value-type="string" office:string-value="SMove" calcext:value-type="string">
            <text:p>SMove</text:p>
          </table:table-cell>
          <table:table-cell table:formula="of:=[.$E19] &amp; [.$F19]" office:value-type="string" office:string-value="Base Layer.SMove" calcext:value-type="string">
            <text:p>Base Layer.SMove</text:p>
          </table:table-cell>
          <table:table-cell table:formula="of:=INDIRECT([OBJECT.$C$7] &amp; ADDRESS(ROW([.$E18]); COLUMN([.$E18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18]); COLUMN([.$P18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19]); COLUMN([.A19]);1;1))" office:value-type="string" office:string-value="1" calcext:value-type="string">
            <text:p>1</text:p>
          </table:table-cell>
          <table:table-cell table:formula="of:=INDIRECT([OBJECT.$C$7] &amp; ADDRESS(ROW([.B19]); COLUMN([.B19]);1;1))" office:value-type="string" office:string-value="1" calcext:value-type="string">
            <text:p>1</text:p>
          </table:table-cell>
          <table:table-cell table:formula="of:=INDIRECT([OBJECT.$C$7] &amp; ADDRESS(ROW([.C19]); COLUMN([.C19]);1;1))" office:value-type="string" office:string-value="17" calcext:value-type="string">
            <text:p>17</text:p>
          </table:table-cell>
          <table:table-cell table:formula="of:=[.A20] &amp; &quot;.&quot; &amp; [.B20] &amp; &quot;.&quot; &amp; [.C20]" office:value-type="string" office:string-value="1.1.17" calcext:value-type="string">
            <text:p>1.1.17</text:p>
          </table:table-cell>
          <table:table-cell table:formula="of:=INDIRECT([OBJECT.$C$7] &amp; ADDRESS(ROW([.$D19]); COLUMN([.$D19]);1;1))" office:value-type="string" office:string-value="Base Layer." calcext:value-type="string">
            <text:p>Base Layer.</text:p>
          </table:table-cell>
          <table:table-cell table:formula="of:=INDIRECT([OBJECT.$C$7] &amp; ADDRESS(ROW([.$M19]); COLUMN([.$M19]);1;1))" office:value-type="string" office:string-value="SBlockL" calcext:value-type="string">
            <text:p>SBlockL</text:p>
          </table:table-cell>
          <table:table-cell table:formula="of:=[.$E20] &amp; [.$F20]" office:value-type="string" office:string-value="Base Layer.SBlockL" calcext:value-type="string">
            <text:p>Base Layer.SBlockL</text:p>
          </table:table-cell>
          <table:table-cell table:formula="of:=INDIRECT([OBJECT.$C$7] &amp; ADDRESS(ROW([.$E19]); COLUMN([.$E19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19]); COLUMN([.$P19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20]); COLUMN([.A20]);1;1))" office:value-type="string" office:string-value="1" calcext:value-type="string">
            <text:p>1</text:p>
          </table:table-cell>
          <table:table-cell table:formula="of:=INDIRECT([OBJECT.$C$7] &amp; ADDRESS(ROW([.B20]); COLUMN([.B20]);1;1))" office:value-type="string" office:string-value="1" calcext:value-type="string">
            <text:p>1</text:p>
          </table:table-cell>
          <table:table-cell table:formula="of:=INDIRECT([OBJECT.$C$7] &amp; ADDRESS(ROW([.C20]); COLUMN([.C20]);1;1))" office:value-type="string" office:string-value="18" calcext:value-type="string">
            <text:p>18</text:p>
          </table:table-cell>
          <table:table-cell table:formula="of:=[.A21] &amp; &quot;.&quot; &amp; [.B21] &amp; &quot;.&quot; &amp; [.C21]" office:value-type="string" office:string-value="1.1.18" calcext:value-type="string">
            <text:p>1.1.18</text:p>
          </table:table-cell>
          <table:table-cell table:formula="of:=INDIRECT([OBJECT.$C$7] &amp; ADDRESS(ROW([.$D20]); COLUMN([.$D20]);1;1))" office:value-type="string" office:string-value="Base Layer." calcext:value-type="string">
            <text:p>Base Layer.</text:p>
          </table:table-cell>
          <table:table-cell table:formula="of:=INDIRECT([OBJECT.$C$7] &amp; ADDRESS(ROW([.$M20]); COLUMN([.$M20]);1;1))" office:value-type="string" office:string-value="SBlockM" calcext:value-type="string">
            <text:p>SBlockM</text:p>
          </table:table-cell>
          <table:table-cell table:formula="of:=[.$E21] &amp; [.$F21]" office:value-type="string" office:string-value="Base Layer.SBlockM" calcext:value-type="string">
            <text:p>Base Layer.SBlockM</text:p>
          </table:table-cell>
          <table:table-cell table:formula="of:=INDIRECT([OBJECT.$C$7] &amp; ADDRESS(ROW([.$E20]); COLUMN([.$E20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20]); COLUMN([.$P20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21]); COLUMN([.A21]);1;1))" office:value-type="string" office:string-value="1" calcext:value-type="string">
            <text:p>1</text:p>
          </table:table-cell>
          <table:table-cell table:formula="of:=INDIRECT([OBJECT.$C$7] &amp; ADDRESS(ROW([.B21]); COLUMN([.B21]);1;1))" office:value-type="string" office:string-value="1" calcext:value-type="string">
            <text:p>1</text:p>
          </table:table-cell>
          <table:table-cell table:formula="of:=INDIRECT([OBJECT.$C$7] &amp; ADDRESS(ROW([.C21]); COLUMN([.C21]);1;1))" office:value-type="string" office:string-value="19" calcext:value-type="string">
            <text:p>19</text:p>
          </table:table-cell>
          <table:table-cell table:formula="of:=[.A22] &amp; &quot;.&quot; &amp; [.B22] &amp; &quot;.&quot; &amp; [.C22]" office:value-type="string" office:string-value="1.1.19" calcext:value-type="string">
            <text:p>1.1.19</text:p>
          </table:table-cell>
          <table:table-cell table:formula="of:=INDIRECT([OBJECT.$C$7] &amp; ADDRESS(ROW([.$D21]); COLUMN([.$D21]);1;1))" office:value-type="string" office:string-value="Base Layer." calcext:value-type="string">
            <text:p>Base Layer.</text:p>
          </table:table-cell>
          <table:table-cell table:formula="of:=INDIRECT([OBJECT.$C$7] &amp; ADDRESS(ROW([.$M21]); COLUMN([.$M21]);1;1))" office:value-type="string" office:string-value="SBlockH" calcext:value-type="string">
            <text:p>SBlockH</text:p>
          </table:table-cell>
          <table:table-cell table:formula="of:=[.$E22] &amp; [.$F22]" office:value-type="string" office:string-value="Base Layer.SBlockH" calcext:value-type="string">
            <text:p>Base Layer.SBlockH</text:p>
          </table:table-cell>
          <table:table-cell table:formula="of:=INDIRECT([OBJECT.$C$7] &amp; ADDRESS(ROW([.$E21]); COLUMN([.$E21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21]); COLUMN([.$P21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22]); COLUMN([.A22]);1;1))" office:value-type="string" office:string-value="1" calcext:value-type="string">
            <text:p>1</text:p>
          </table:table-cell>
          <table:table-cell table:formula="of:=INDIRECT([OBJECT.$C$7] &amp; ADDRESS(ROW([.B22]); COLUMN([.B22]);1;1))" office:value-type="string" office:string-value="1" calcext:value-type="string">
            <text:p>1</text:p>
          </table:table-cell>
          <table:table-cell table:formula="of:=INDIRECT([OBJECT.$C$7] &amp; ADDRESS(ROW([.C22]); COLUMN([.C22]);1;1))" office:value-type="string" office:string-value="20" calcext:value-type="string">
            <text:p>20</text:p>
          </table:table-cell>
          <table:table-cell table:formula="of:=[.A23] &amp; &quot;.&quot; &amp; [.B23] &amp; &quot;.&quot; &amp; [.C23]" office:value-type="string" office:string-value="1.1.20" calcext:value-type="string">
            <text:p>1.1.20</text:p>
          </table:table-cell>
          <table:table-cell table:formula="of:=INDIRECT([OBJECT.$C$7] &amp; ADDRESS(ROW([.$D22]); COLUMN([.$D22]);1;1))" office:value-type="string" office:string-value="Base Layer." calcext:value-type="string">
            <text:p>Base Layer.</text:p>
          </table:table-cell>
          <table:table-cell table:formula="of:=INDIRECT([OBJECT.$C$7] &amp; ADDRESS(ROW([.$M22]); COLUMN([.$M22]);1;1))" office:value-type="string" office:string-value="JAtkLP" calcext:value-type="string">
            <text:p>JAtkLP</text:p>
          </table:table-cell>
          <table:table-cell table:formula="of:=[.$E23] &amp; [.$F23]" office:value-type="string" office:string-value="Base Layer.JAtkLP" calcext:value-type="string">
            <text:p>Base Layer.JAtkLP</text:p>
          </table:table-cell>
          <table:table-cell table:formula="of:=INDIRECT([OBJECT.$C$7] &amp; ADDRESS(ROW([.$E22]); COLUMN([.$E22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22]); COLUMN([.$P22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23]); COLUMN([.A23]);1;1))" office:value-type="string" office:string-value="1" calcext:value-type="string">
            <text:p>1</text:p>
          </table:table-cell>
          <table:table-cell table:formula="of:=INDIRECT([OBJECT.$C$7] &amp; ADDRESS(ROW([.B23]); COLUMN([.B23]);1;1))" office:value-type="string" office:string-value="1" calcext:value-type="string">
            <text:p>1</text:p>
          </table:table-cell>
          <table:table-cell table:formula="of:=INDIRECT([OBJECT.$C$7] &amp; ADDRESS(ROW([.C23]); COLUMN([.C23]);1;1))" office:value-type="string" office:string-value="21" calcext:value-type="string">
            <text:p>21</text:p>
          </table:table-cell>
          <table:table-cell table:formula="of:=[.A24] &amp; &quot;.&quot; &amp; [.B24] &amp; &quot;.&quot; &amp; [.C24]" office:value-type="string" office:string-value="1.1.21" calcext:value-type="string">
            <text:p>1.1.21</text:p>
          </table:table-cell>
          <table:table-cell table:formula="of:=INDIRECT([OBJECT.$C$7] &amp; ADDRESS(ROW([.$D23]); COLUMN([.$D23]);1;1))" office:value-type="string" office:string-value="Base Layer." calcext:value-type="string">
            <text:p>Base Layer.</text:p>
          </table:table-cell>
          <table:table-cell table:formula="of:=INDIRECT([OBJECT.$C$7] &amp; ADDRESS(ROW([.$M23]); COLUMN([.$M23]);1;1))" office:value-type="string" office:string-value="JAtkMP" calcext:value-type="string">
            <text:p>JAtkMP</text:p>
          </table:table-cell>
          <table:table-cell table:formula="of:=[.$E24] &amp; [.$F24]" office:value-type="string" office:string-value="Base Layer.JAtkMP" calcext:value-type="string">
            <text:p>Base Layer.JAtkMP</text:p>
          </table:table-cell>
          <table:table-cell table:formula="of:=INDIRECT([OBJECT.$C$7] &amp; ADDRESS(ROW([.$E23]); COLUMN([.$E23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23]); COLUMN([.$P23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24]); COLUMN([.A24]);1;1))" office:value-type="string" office:string-value="1" calcext:value-type="string">
            <text:p>1</text:p>
          </table:table-cell>
          <table:table-cell table:formula="of:=INDIRECT([OBJECT.$C$7] &amp; ADDRESS(ROW([.B24]); COLUMN([.B24]);1;1))" office:value-type="string" office:string-value="1" calcext:value-type="string">
            <text:p>1</text:p>
          </table:table-cell>
          <table:table-cell table:formula="of:=INDIRECT([OBJECT.$C$7] &amp; ADDRESS(ROW([.C24]); COLUMN([.C24]);1;1))" office:value-type="string" office:string-value="22" calcext:value-type="string">
            <text:p>22</text:p>
          </table:table-cell>
          <table:table-cell table:formula="of:=[.A25] &amp; &quot;.&quot; &amp; [.B25] &amp; &quot;.&quot; &amp; [.C25]" office:value-type="string" office:string-value="1.1.22" calcext:value-type="string">
            <text:p>1.1.22</text:p>
          </table:table-cell>
          <table:table-cell table:formula="of:=INDIRECT([OBJECT.$C$7] &amp; ADDRESS(ROW([.$D24]); COLUMN([.$D24]);1;1))" office:value-type="string" office:string-value="Base Layer." calcext:value-type="string">
            <text:p>Base Layer.</text:p>
          </table:table-cell>
          <table:table-cell table:formula="of:=INDIRECT([OBJECT.$C$7] &amp; ADDRESS(ROW([.$M24]); COLUMN([.$M24]);1;1))" office:value-type="string" office:string-value="JAtkHP" calcext:value-type="string">
            <text:p>JAtkHP</text:p>
          </table:table-cell>
          <table:table-cell table:formula="of:=[.$E25] &amp; [.$F25]" office:value-type="string" office:string-value="Base Layer.JAtkHP" calcext:value-type="string">
            <text:p>Base Layer.JAtkHP</text:p>
          </table:table-cell>
          <table:table-cell table:formula="of:=INDIRECT([OBJECT.$C$7] &amp; ADDRESS(ROW([.$E24]); COLUMN([.$E24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24]); COLUMN([.$P24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25]); COLUMN([.A25]);1;1))" office:value-type="string" office:string-value="1" calcext:value-type="string">
            <text:p>1</text:p>
          </table:table-cell>
          <table:table-cell table:formula="of:=INDIRECT([OBJECT.$C$7] &amp; ADDRESS(ROW([.B25]); COLUMN([.B25]);1;1))" office:value-type="string" office:string-value="1" calcext:value-type="string">
            <text:p>1</text:p>
          </table:table-cell>
          <table:table-cell table:formula="of:=INDIRECT([OBJECT.$C$7] &amp; ADDRESS(ROW([.C25]); COLUMN([.C25]);1;1))" office:value-type="string" office:string-value="23" calcext:value-type="string">
            <text:p>23</text:p>
          </table:table-cell>
          <table:table-cell table:formula="of:=[.A26] &amp; &quot;.&quot; &amp; [.B26] &amp; &quot;.&quot; &amp; [.C26]" office:value-type="string" office:string-value="1.1.23" calcext:value-type="string">
            <text:p>1.1.23</text:p>
          </table:table-cell>
          <table:table-cell table:formula="of:=INDIRECT([OBJECT.$C$7] &amp; ADDRESS(ROW([.$D25]); COLUMN([.$D25]);1;1))" office:value-type="string" office:string-value="Base Layer." calcext:value-type="string">
            <text:p>Base Layer.</text:p>
          </table:table-cell>
          <table:table-cell table:formula="of:=INDIRECT([OBJECT.$C$7] &amp; ADDRESS(ROW([.$M25]); COLUMN([.$M25]);1;1))" office:value-type="string" office:string-value="JAtkLK" calcext:value-type="string">
            <text:p>JAtkLK</text:p>
          </table:table-cell>
          <table:table-cell table:formula="of:=[.$E26] &amp; [.$F26]" office:value-type="string" office:string-value="Base Layer.JAtkLK" calcext:value-type="string">
            <text:p>Base Layer.JAtkLK</text:p>
          </table:table-cell>
          <table:table-cell table:formula="of:=INDIRECT([OBJECT.$C$7] &amp; ADDRESS(ROW([.$E25]); COLUMN([.$E25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25]); COLUMN([.$P25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26]); COLUMN([.A26]);1;1))" office:value-type="string" office:string-value="1" calcext:value-type="string">
            <text:p>1</text:p>
          </table:table-cell>
          <table:table-cell table:formula="of:=INDIRECT([OBJECT.$C$7] &amp; ADDRESS(ROW([.B26]); COLUMN([.B26]);1;1))" office:value-type="string" office:string-value="1" calcext:value-type="string">
            <text:p>1</text:p>
          </table:table-cell>
          <table:table-cell table:formula="of:=INDIRECT([OBJECT.$C$7] &amp; ADDRESS(ROW([.C26]); COLUMN([.C26]);1;1))" office:value-type="string" office:string-value="24" calcext:value-type="string">
            <text:p>24</text:p>
          </table:table-cell>
          <table:table-cell table:formula="of:=[.A27] &amp; &quot;.&quot; &amp; [.B27] &amp; &quot;.&quot; &amp; [.C27]" office:value-type="string" office:string-value="1.1.24" calcext:value-type="string">
            <text:p>1.1.24</text:p>
          </table:table-cell>
          <table:table-cell table:formula="of:=INDIRECT([OBJECT.$C$7] &amp; ADDRESS(ROW([.$D26]); COLUMN([.$D26]);1;1))" office:value-type="string" office:string-value="Base Layer." calcext:value-type="string">
            <text:p>Base Layer.</text:p>
          </table:table-cell>
          <table:table-cell table:formula="of:=INDIRECT([OBJECT.$C$7] &amp; ADDRESS(ROW([.$M26]); COLUMN([.$M26]);1;1))" office:value-type="string" office:string-value="JAtkMK" calcext:value-type="string">
            <text:p>JAtkMK</text:p>
          </table:table-cell>
          <table:table-cell table:formula="of:=[.$E27] &amp; [.$F27]" office:value-type="string" office:string-value="Base Layer.JAtkMK" calcext:value-type="string">
            <text:p>Base Layer.JAtkMK</text:p>
          </table:table-cell>
          <table:table-cell table:formula="of:=INDIRECT([OBJECT.$C$7] &amp; ADDRESS(ROW([.$E26]); COLUMN([.$E26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26]); COLUMN([.$P26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27]); COLUMN([.A27]);1;1))" office:value-type="string" office:string-value="1" calcext:value-type="string">
            <text:p>1</text:p>
          </table:table-cell>
          <table:table-cell table:formula="of:=INDIRECT([OBJECT.$C$7] &amp; ADDRESS(ROW([.B27]); COLUMN([.B27]);1;1))" office:value-type="string" office:string-value="1" calcext:value-type="string">
            <text:p>1</text:p>
          </table:table-cell>
          <table:table-cell table:formula="of:=INDIRECT([OBJECT.$C$7] &amp; ADDRESS(ROW([.C27]); COLUMN([.C27]);1;1))" office:value-type="string" office:string-value="25" calcext:value-type="string">
            <text:p>25</text:p>
          </table:table-cell>
          <table:table-cell table:formula="of:=[.A28] &amp; &quot;.&quot; &amp; [.B28] &amp; &quot;.&quot; &amp; [.C28]" office:value-type="string" office:string-value="1.1.25" calcext:value-type="string">
            <text:p>1.1.25</text:p>
          </table:table-cell>
          <table:table-cell table:formula="of:=INDIRECT([OBJECT.$C$7] &amp; ADDRESS(ROW([.$D27]); COLUMN([.$D27]);1;1))" office:value-type="string" office:string-value="Base Layer." calcext:value-type="string">
            <text:p>Base Layer.</text:p>
          </table:table-cell>
          <table:table-cell table:formula="of:=INDIRECT([OBJECT.$C$7] &amp; ADDRESS(ROW([.$M27]); COLUMN([.$M27]);1;1))" office:value-type="string" office:string-value="JAtkHK" calcext:value-type="string">
            <text:p>JAtkHK</text:p>
          </table:table-cell>
          <table:table-cell table:formula="of:=[.$E28] &amp; [.$F28]" office:value-type="string" office:string-value="Base Layer.JAtkHK" calcext:value-type="string">
            <text:p>Base Layer.JAtkHK</text:p>
          </table:table-cell>
          <table:table-cell table:formula="of:=INDIRECT([OBJECT.$C$7] &amp; ADDRESS(ROW([.$E27]); COLUMN([.$E27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27]); COLUMN([.$P27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28]); COLUMN([.A28]);1;1))" office:value-type="string" office:string-value="1" calcext:value-type="string">
            <text:p>1</text:p>
          </table:table-cell>
          <table:table-cell table:formula="of:=INDIRECT([OBJECT.$C$7] &amp; ADDRESS(ROW([.B28]); COLUMN([.B28]);1;1))" office:value-type="string" office:string-value="1" calcext:value-type="string">
            <text:p>1</text:p>
          </table:table-cell>
          <table:table-cell table:formula="of:=INDIRECT([OBJECT.$C$7] &amp; ADDRESS(ROW([.C28]); COLUMN([.C28]);1;1))" office:value-type="string" office:string-value="26" calcext:value-type="string">
            <text:p>26</text:p>
          </table:table-cell>
          <table:table-cell table:formula="of:=[.A29] &amp; &quot;.&quot; &amp; [.B29] &amp; &quot;.&quot; &amp; [.C29]" office:value-type="string" office:string-value="1.1.26" calcext:value-type="string">
            <text:p>1.1.26</text:p>
          </table:table-cell>
          <table:table-cell table:formula="of:=INDIRECT([OBJECT.$C$7] &amp; ADDRESS(ROW([.$D28]); COLUMN([.$D28]);1;1))" office:value-type="string" office:string-value="Base Layer." calcext:value-type="string">
            <text:p>Base Layer.</text:p>
          </table:table-cell>
          <table:table-cell table:formula="of:=INDIRECT([OBJECT.$C$7] &amp; ADDRESS(ROW([.$M28]); COLUMN([.$M28]);1;1))" office:value-type="string" office:string-value="JBlockL" calcext:value-type="string">
            <text:p>JBlockL</text:p>
          </table:table-cell>
          <table:table-cell table:formula="of:=[.$E29] &amp; [.$F29]" office:value-type="string" office:string-value="Base Layer.JBlockL" calcext:value-type="string">
            <text:p>Base Layer.JBlockL</text:p>
          </table:table-cell>
          <table:table-cell table:formula="of:=INDIRECT([OBJECT.$C$7] &amp; ADDRESS(ROW([.$E28]); COLUMN([.$E28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28]); COLUMN([.$P28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29]); COLUMN([.A29]);1;1))" office:value-type="string" office:string-value="1" calcext:value-type="string">
            <text:p>1</text:p>
          </table:table-cell>
          <table:table-cell table:formula="of:=INDIRECT([OBJECT.$C$7] &amp; ADDRESS(ROW([.B29]); COLUMN([.B29]);1;1))" office:value-type="string" office:string-value="1" calcext:value-type="string">
            <text:p>1</text:p>
          </table:table-cell>
          <table:table-cell table:formula="of:=INDIRECT([OBJECT.$C$7] &amp; ADDRESS(ROW([.C29]); COLUMN([.C29]);1;1))" office:value-type="string" office:string-value="27" calcext:value-type="string">
            <text:p>27</text:p>
          </table:table-cell>
          <table:table-cell table:formula="of:=[.A30] &amp; &quot;.&quot; &amp; [.B30] &amp; &quot;.&quot; &amp; [.C30]" office:value-type="string" office:string-value="1.1.27" calcext:value-type="string">
            <text:p>1.1.27</text:p>
          </table:table-cell>
          <table:table-cell table:formula="of:=INDIRECT([OBJECT.$C$7] &amp; ADDRESS(ROW([.$D29]); COLUMN([.$D29]);1;1))" office:value-type="string" office:string-value="Base Layer." calcext:value-type="string">
            <text:p>Base Layer.</text:p>
          </table:table-cell>
          <table:table-cell table:formula="of:=INDIRECT([OBJECT.$C$7] &amp; ADDRESS(ROW([.$M29]); COLUMN([.$M29]);1;1))" office:value-type="string" office:string-value="JBlockM" calcext:value-type="string">
            <text:p>JBlockM</text:p>
          </table:table-cell>
          <table:table-cell table:formula="of:=[.$E30] &amp; [.$F30]" office:value-type="string" office:string-value="Base Layer.JBlockM" calcext:value-type="string">
            <text:p>Base Layer.JBlockM</text:p>
          </table:table-cell>
          <table:table-cell table:formula="of:=INDIRECT([OBJECT.$C$7] &amp; ADDRESS(ROW([.$E29]); COLUMN([.$E29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29]); COLUMN([.$P29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30]); COLUMN([.A30]);1;1))" office:value-type="string" office:string-value="1" calcext:value-type="string">
            <text:p>1</text:p>
          </table:table-cell>
          <table:table-cell table:formula="of:=INDIRECT([OBJECT.$C$7] &amp; ADDRESS(ROW([.B30]); COLUMN([.B30]);1;1))" office:value-type="string" office:string-value="1" calcext:value-type="string">
            <text:p>1</text:p>
          </table:table-cell>
          <table:table-cell table:formula="of:=INDIRECT([OBJECT.$C$7] &amp; ADDRESS(ROW([.C30]); COLUMN([.C30]);1;1))" office:value-type="string" office:string-value="28" calcext:value-type="string">
            <text:p>28</text:p>
          </table:table-cell>
          <table:table-cell table:formula="of:=[.A31] &amp; &quot;.&quot; &amp; [.B31] &amp; &quot;.&quot; &amp; [.C31]" office:value-type="string" office:string-value="1.1.28" calcext:value-type="string">
            <text:p>1.1.28</text:p>
          </table:table-cell>
          <table:table-cell table:formula="of:=INDIRECT([OBJECT.$C$7] &amp; ADDRESS(ROW([.$D30]); COLUMN([.$D30]);1;1))" office:value-type="string" office:string-value="Base Layer." calcext:value-type="string">
            <text:p>Base Layer.</text:p>
          </table:table-cell>
          <table:table-cell table:formula="of:=INDIRECT([OBJECT.$C$7] &amp; ADDRESS(ROW([.$M30]); COLUMN([.$M30]);1;1))" office:value-type="string" office:string-value="JBlockH" calcext:value-type="string">
            <text:p>JBlockH</text:p>
          </table:table-cell>
          <table:table-cell table:formula="of:=[.$E31] &amp; [.$F31]" office:value-type="string" office:string-value="Base Layer.JBlockH" calcext:value-type="string">
            <text:p>Base Layer.JBlockH</text:p>
          </table:table-cell>
          <table:table-cell table:formula="of:=INDIRECT([OBJECT.$C$7] &amp; ADDRESS(ROW([.$E30]); COLUMN([.$E30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30]); COLUMN([.$P30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31]); COLUMN([.A31]);1;1))" office:value-type="string" office:string-value="1" calcext:value-type="string">
            <text:p>1</text:p>
          </table:table-cell>
          <table:table-cell table:formula="of:=INDIRECT([OBJECT.$C$7] &amp; ADDRESS(ROW([.B31]); COLUMN([.B31]);1;1))" office:value-type="string" office:string-value="1" calcext:value-type="string">
            <text:p>1</text:p>
          </table:table-cell>
          <table:table-cell table:formula="of:=INDIRECT([OBJECT.$C$7] &amp; ADDRESS(ROW([.C31]); COLUMN([.C31]);1;1))" office:value-type="string" office:string-value="29" calcext:value-type="string">
            <text:p>29</text:p>
          </table:table-cell>
          <table:table-cell table:formula="of:=[.A32] &amp; &quot;.&quot; &amp; [.B32] &amp; &quot;.&quot; &amp; [.C32]" office:value-type="string" office:string-value="1.1.29" calcext:value-type="string">
            <text:p>1.1.29</text:p>
          </table:table-cell>
          <table:table-cell table:formula="of:=INDIRECT([OBJECT.$C$7] &amp; ADDRESS(ROW([.$D31]); COLUMN([.$D31]);1;1))" office:value-type="string" office:string-value="Base Layer." calcext:value-type="string">
            <text:p>Base Layer.</text:p>
          </table:table-cell>
          <table:table-cell table:formula="of:=INDIRECT([OBJECT.$C$7] &amp; ADDRESS(ROW([.$M31]); COLUMN([.$M31]);1;1))" office:value-type="string" office:string-value="JDamageL" calcext:value-type="string">
            <text:p>JDamageL</text:p>
          </table:table-cell>
          <table:table-cell table:formula="of:=[.$E32] &amp; [.$F32]" office:value-type="string" office:string-value="Base Layer.JDamageL" calcext:value-type="string">
            <text:p>Base Layer.JDamageL</text:p>
          </table:table-cell>
          <table:table-cell table:formula="of:=INDIRECT([OBJECT.$C$7] &amp; ADDRESS(ROW([.$E31]); COLUMN([.$E31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31]); COLUMN([.$P31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32]); COLUMN([.A32]);1;1))" office:value-type="string" office:string-value="1" calcext:value-type="string">
            <text:p>1</text:p>
          </table:table-cell>
          <table:table-cell table:formula="of:=INDIRECT([OBJECT.$C$7] &amp; ADDRESS(ROW([.B32]); COLUMN([.B32]);1;1))" office:value-type="string" office:string-value="1" calcext:value-type="string">
            <text:p>1</text:p>
          </table:table-cell>
          <table:table-cell table:formula="of:=INDIRECT([OBJECT.$C$7] &amp; ADDRESS(ROW([.C32]); COLUMN([.C32]);1;1))" office:value-type="string" office:string-value="30" calcext:value-type="string">
            <text:p>30</text:p>
          </table:table-cell>
          <table:table-cell table:formula="of:=[.A33] &amp; &quot;.&quot; &amp; [.B33] &amp; &quot;.&quot; &amp; [.C33]" office:value-type="string" office:string-value="1.1.30" calcext:value-type="string">
            <text:p>1.1.30</text:p>
          </table:table-cell>
          <table:table-cell table:formula="of:=INDIRECT([OBJECT.$C$7] &amp; ADDRESS(ROW([.$D32]); COLUMN([.$D32]);1;1))" office:value-type="string" office:string-value="Base Layer." calcext:value-type="string">
            <text:p>Base Layer.</text:p>
          </table:table-cell>
          <table:table-cell table:formula="of:=INDIRECT([OBJECT.$C$7] &amp; ADDRESS(ROW([.$M32]); COLUMN([.$M32]);1;1))" office:value-type="string" office:string-value="JDamageM" calcext:value-type="string">
            <text:p>JDamageM</text:p>
          </table:table-cell>
          <table:table-cell table:formula="of:=[.$E33] &amp; [.$F33]" office:value-type="string" office:string-value="Base Layer.JDamageM" calcext:value-type="string">
            <text:p>Base Layer.JDamageM</text:p>
          </table:table-cell>
          <table:table-cell table:formula="of:=INDIRECT([OBJECT.$C$7] &amp; ADDRESS(ROW([.$E32]); COLUMN([.$E32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32]); COLUMN([.$P32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33]); COLUMN([.A33]);1;1))" office:value-type="string" office:string-value="1" calcext:value-type="string">
            <text:p>1</text:p>
          </table:table-cell>
          <table:table-cell table:formula="of:=INDIRECT([OBJECT.$C$7] &amp; ADDRESS(ROW([.B33]); COLUMN([.B33]);1;1))" office:value-type="string" office:string-value="1" calcext:value-type="string">
            <text:p>1</text:p>
          </table:table-cell>
          <table:table-cell table:formula="of:=INDIRECT([OBJECT.$C$7] &amp; ADDRESS(ROW([.C33]); COLUMN([.C33]);1;1))" office:value-type="string" office:string-value="31" calcext:value-type="string">
            <text:p>31</text:p>
          </table:table-cell>
          <table:table-cell table:formula="of:=[.A34] &amp; &quot;.&quot; &amp; [.B34] &amp; &quot;.&quot; &amp; [.C34]" office:value-type="string" office:string-value="1.1.31" calcext:value-type="string">
            <text:p>1.1.31</text:p>
          </table:table-cell>
          <table:table-cell table:formula="of:=INDIRECT([OBJECT.$C$7] &amp; ADDRESS(ROW([.$D33]); COLUMN([.$D33]);1;1))" office:value-type="string" office:string-value="Base Layer." calcext:value-type="string">
            <text:p>Base Layer.</text:p>
          </table:table-cell>
          <table:table-cell table:formula="of:=INDIRECT([OBJECT.$C$7] &amp; ADDRESS(ROW([.$M33]); COLUMN([.$M33]);1;1))" office:value-type="string" office:string-value="JDamageH" calcext:value-type="string">
            <text:p>JDamageH</text:p>
          </table:table-cell>
          <table:table-cell table:formula="of:=[.$E34] &amp; [.$F34]" office:value-type="string" office:string-value="Base Layer.JDamageH" calcext:value-type="string">
            <text:p>Base Layer.JDamageH</text:p>
          </table:table-cell>
          <table:table-cell table:formula="of:=INDIRECT([OBJECT.$C$7] &amp; ADDRESS(ROW([.$E33]); COLUMN([.$E33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33]); COLUMN([.$P33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34]); COLUMN([.A34]);1;1))" office:value-type="string" office:string-value="1" calcext:value-type="string">
            <text:p>1</text:p>
          </table:table-cell>
          <table:table-cell table:formula="of:=INDIRECT([OBJECT.$C$7] &amp; ADDRESS(ROW([.B34]); COLUMN([.B34]);1;1))" office:value-type="string" office:string-value="1" calcext:value-type="string">
            <text:p>1</text:p>
          </table:table-cell>
          <table:table-cell table:formula="of:=INDIRECT([OBJECT.$C$7] &amp; ADDRESS(ROW([.C34]); COLUMN([.C34]);1;1))" office:value-type="string" office:string-value="32" calcext:value-type="string">
            <text:p>32</text:p>
          </table:table-cell>
          <table:table-cell table:formula="of:=[.A35] &amp; &quot;.&quot; &amp; [.B35] &amp; &quot;.&quot; &amp; [.C35]" office:value-type="string" office:string-value="1.1.32" calcext:value-type="string">
            <text:p>1.1.32</text:p>
          </table:table-cell>
          <table:table-cell table:formula="of:=INDIRECT([OBJECT.$C$7] &amp; ADDRESS(ROW([.$D34]); COLUMN([.$D34]);1;1))" office:value-type="string" office:string-value="Base Layer." calcext:value-type="string">
            <text:p>Base Layer.</text:p>
          </table:table-cell>
          <table:table-cell table:formula="of:=INDIRECT([OBJECT.$C$7] &amp; ADDRESS(ROW([.$M34]); COLUMN([.$M34]);1;1))" office:value-type="string" office:string-value="DAtkLP" calcext:value-type="string">
            <text:p>DAtkLP</text:p>
          </table:table-cell>
          <table:table-cell table:formula="of:=[.$E35] &amp; [.$F35]" office:value-type="string" office:string-value="Base Layer.DAtkLP" calcext:value-type="string">
            <text:p>Base Layer.DAtkLP</text:p>
          </table:table-cell>
          <table:table-cell table:formula="of:=INDIRECT([OBJECT.$C$7] &amp; ADDRESS(ROW([.$E34]); COLUMN([.$E34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34]); COLUMN([.$P34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35]); COLUMN([.A35]);1;1))" office:value-type="string" office:string-value="1" calcext:value-type="string">
            <text:p>1</text:p>
          </table:table-cell>
          <table:table-cell table:formula="of:=INDIRECT([OBJECT.$C$7] &amp; ADDRESS(ROW([.B35]); COLUMN([.B35]);1;1))" office:value-type="string" office:string-value="1" calcext:value-type="string">
            <text:p>1</text:p>
          </table:table-cell>
          <table:table-cell table:formula="of:=INDIRECT([OBJECT.$C$7] &amp; ADDRESS(ROW([.C35]); COLUMN([.C35]);1;1))" office:value-type="string" office:string-value="33" calcext:value-type="string">
            <text:p>33</text:p>
          </table:table-cell>
          <table:table-cell table:formula="of:=[.A36] &amp; &quot;.&quot; &amp; [.B36] &amp; &quot;.&quot; &amp; [.C36]" office:value-type="string" office:string-value="1.1.33" calcext:value-type="string">
            <text:p>1.1.33</text:p>
          </table:table-cell>
          <table:table-cell table:formula="of:=INDIRECT([OBJECT.$C$7] &amp; ADDRESS(ROW([.$D35]); COLUMN([.$D35]);1;1))" office:value-type="string" office:string-value="Base Layer." calcext:value-type="string">
            <text:p>Base Layer.</text:p>
          </table:table-cell>
          <table:table-cell table:formula="of:=INDIRECT([OBJECT.$C$7] &amp; ADDRESS(ROW([.$M35]); COLUMN([.$M35]);1;1))" office:value-type="string" office:string-value="DAtkMP" calcext:value-type="string">
            <text:p>DAtkMP</text:p>
          </table:table-cell>
          <table:table-cell table:formula="of:=[.$E36] &amp; [.$F36]" office:value-type="string" office:string-value="Base Layer.DAtkMP" calcext:value-type="string">
            <text:p>Base Layer.DAtkMP</text:p>
          </table:table-cell>
          <table:table-cell table:formula="of:=INDIRECT([OBJECT.$C$7] &amp; ADDRESS(ROW([.$E35]); COLUMN([.$E35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35]); COLUMN([.$P35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36]); COLUMN([.A36]);1;1))" office:value-type="string" office:string-value="1" calcext:value-type="string">
            <text:p>1</text:p>
          </table:table-cell>
          <table:table-cell table:formula="of:=INDIRECT([OBJECT.$C$7] &amp; ADDRESS(ROW([.B36]); COLUMN([.B36]);1;1))" office:value-type="string" office:string-value="1" calcext:value-type="string">
            <text:p>1</text:p>
          </table:table-cell>
          <table:table-cell table:formula="of:=INDIRECT([OBJECT.$C$7] &amp; ADDRESS(ROW([.C36]); COLUMN([.C36]);1;1))" office:value-type="string" office:string-value="34" calcext:value-type="string">
            <text:p>34</text:p>
          </table:table-cell>
          <table:table-cell table:formula="of:=[.A37] &amp; &quot;.&quot; &amp; [.B37] &amp; &quot;.&quot; &amp; [.C37]" office:value-type="string" office:string-value="1.1.34" calcext:value-type="string">
            <text:p>1.1.34</text:p>
          </table:table-cell>
          <table:table-cell table:formula="of:=INDIRECT([OBJECT.$C$7] &amp; ADDRESS(ROW([.$D36]); COLUMN([.$D36]);1;1))" office:value-type="string" office:string-value="Base Layer." calcext:value-type="string">
            <text:p>Base Layer.</text:p>
          </table:table-cell>
          <table:table-cell table:formula="of:=INDIRECT([OBJECT.$C$7] &amp; ADDRESS(ROW([.$M36]); COLUMN([.$M36]);1;1))" office:value-type="string" office:string-value="DAtkHP" calcext:value-type="string">
            <text:p>DAtkHP</text:p>
          </table:table-cell>
          <table:table-cell table:formula="of:=[.$E37] &amp; [.$F37]" office:value-type="string" office:string-value="Base Layer.DAtkHP" calcext:value-type="string">
            <text:p>Base Layer.DAtkHP</text:p>
          </table:table-cell>
          <table:table-cell table:formula="of:=INDIRECT([OBJECT.$C$7] &amp; ADDRESS(ROW([.$E36]); COLUMN([.$E36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36]); COLUMN([.$P36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37]); COLUMN([.A37]);1;1))" office:value-type="string" office:string-value="1" calcext:value-type="string">
            <text:p>1</text:p>
          </table:table-cell>
          <table:table-cell table:formula="of:=INDIRECT([OBJECT.$C$7] &amp; ADDRESS(ROW([.B37]); COLUMN([.B37]);1;1))" office:value-type="string" office:string-value="1" calcext:value-type="string">
            <text:p>1</text:p>
          </table:table-cell>
          <table:table-cell table:formula="of:=INDIRECT([OBJECT.$C$7] &amp; ADDRESS(ROW([.C37]); COLUMN([.C37]);1;1))" office:value-type="string" office:string-value="35" calcext:value-type="string">
            <text:p>35</text:p>
          </table:table-cell>
          <table:table-cell table:formula="of:=[.A38] &amp; &quot;.&quot; &amp; [.B38] &amp; &quot;.&quot; &amp; [.C38]" office:value-type="string" office:string-value="1.1.35" calcext:value-type="string">
            <text:p>1.1.35</text:p>
          </table:table-cell>
          <table:table-cell table:formula="of:=INDIRECT([OBJECT.$C$7] &amp; ADDRESS(ROW([.$D37]); COLUMN([.$D37]);1;1))" office:value-type="string" office:string-value="Base Layer." calcext:value-type="string">
            <text:p>Base Layer.</text:p>
          </table:table-cell>
          <table:table-cell table:formula="of:=INDIRECT([OBJECT.$C$7] &amp; ADDRESS(ROW([.$M37]); COLUMN([.$M37]);1;1))" office:value-type="string" office:string-value="DAtkLK" calcext:value-type="string">
            <text:p>DAtkLK</text:p>
          </table:table-cell>
          <table:table-cell table:formula="of:=[.$E38] &amp; [.$F38]" office:value-type="string" office:string-value="Base Layer.DAtkLK" calcext:value-type="string">
            <text:p>Base Layer.DAtkLK</text:p>
          </table:table-cell>
          <table:table-cell table:formula="of:=INDIRECT([OBJECT.$C$7] &amp; ADDRESS(ROW([.$E37]); COLUMN([.$E37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37]); COLUMN([.$P37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38]); COLUMN([.A38]);1;1))" office:value-type="string" office:string-value="1" calcext:value-type="string">
            <text:p>1</text:p>
          </table:table-cell>
          <table:table-cell table:formula="of:=INDIRECT([OBJECT.$C$7] &amp; ADDRESS(ROW([.B38]); COLUMN([.B38]);1;1))" office:value-type="string" office:string-value="1" calcext:value-type="string">
            <text:p>1</text:p>
          </table:table-cell>
          <table:table-cell table:formula="of:=INDIRECT([OBJECT.$C$7] &amp; ADDRESS(ROW([.C38]); COLUMN([.C38]);1;1))" office:value-type="string" office:string-value="36" calcext:value-type="string">
            <text:p>36</text:p>
          </table:table-cell>
          <table:table-cell table:formula="of:=[.A39] &amp; &quot;.&quot; &amp; [.B39] &amp; &quot;.&quot; &amp; [.C39]" office:value-type="string" office:string-value="1.1.36" calcext:value-type="string">
            <text:p>1.1.36</text:p>
          </table:table-cell>
          <table:table-cell table:formula="of:=INDIRECT([OBJECT.$C$7] &amp; ADDRESS(ROW([.$D38]); COLUMN([.$D38]);1;1))" office:value-type="string" office:string-value="Base Layer." calcext:value-type="string">
            <text:p>Base Layer.</text:p>
          </table:table-cell>
          <table:table-cell table:formula="of:=INDIRECT([OBJECT.$C$7] &amp; ADDRESS(ROW([.$M38]); COLUMN([.$M38]);1;1))" office:value-type="string" office:string-value="DAtkMK" calcext:value-type="string">
            <text:p>DAtkMK</text:p>
          </table:table-cell>
          <table:table-cell table:formula="of:=[.$E39] &amp; [.$F39]" office:value-type="string" office:string-value="Base Layer.DAtkMK" calcext:value-type="string">
            <text:p>Base Layer.DAtkMK</text:p>
          </table:table-cell>
          <table:table-cell table:formula="of:=INDIRECT([OBJECT.$C$7] &amp; ADDRESS(ROW([.$E38]); COLUMN([.$E38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38]); COLUMN([.$P38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39]); COLUMN([.A39]);1;1))" office:value-type="string" office:string-value="1" calcext:value-type="string">
            <text:p>1</text:p>
          </table:table-cell>
          <table:table-cell table:formula="of:=INDIRECT([OBJECT.$C$7] &amp; ADDRESS(ROW([.B39]); COLUMN([.B39]);1;1))" office:value-type="string" office:string-value="1" calcext:value-type="string">
            <text:p>1</text:p>
          </table:table-cell>
          <table:table-cell table:formula="of:=INDIRECT([OBJECT.$C$7] &amp; ADDRESS(ROW([.C39]); COLUMN([.C39]);1;1))" office:value-type="string" office:string-value="37" calcext:value-type="string">
            <text:p>37</text:p>
          </table:table-cell>
          <table:table-cell table:formula="of:=[.A40] &amp; &quot;.&quot; &amp; [.B40] &amp; &quot;.&quot; &amp; [.C40]" office:value-type="string" office:string-value="1.1.37" calcext:value-type="string">
            <text:p>1.1.37</text:p>
          </table:table-cell>
          <table:table-cell table:formula="of:=INDIRECT([OBJECT.$C$7] &amp; ADDRESS(ROW([.$D39]); COLUMN([.$D39]);1;1))" office:value-type="string" office:string-value="Base Layer." calcext:value-type="string">
            <text:p>Base Layer.</text:p>
          </table:table-cell>
          <table:table-cell table:formula="of:=INDIRECT([OBJECT.$C$7] &amp; ADDRESS(ROW([.$M39]); COLUMN([.$M39]);1;1))" office:value-type="string" office:string-value="DAtkHK" calcext:value-type="string">
            <text:p>DAtkHK</text:p>
          </table:table-cell>
          <table:table-cell table:formula="of:=[.$E40] &amp; [.$F40]" office:value-type="string" office:string-value="Base Layer.DAtkHK" calcext:value-type="string">
            <text:p>Base Layer.DAtkHK</text:p>
          </table:table-cell>
          <table:table-cell table:formula="of:=INDIRECT([OBJECT.$C$7] &amp; ADDRESS(ROW([.$E39]); COLUMN([.$E39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39]); COLUMN([.$P39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40]); COLUMN([.A40]);1;1))" office:value-type="string" office:string-value="1" calcext:value-type="string">
            <text:p>1</text:p>
          </table:table-cell>
          <table:table-cell table:formula="of:=INDIRECT([OBJECT.$C$7] &amp; ADDRESS(ROW([.B40]); COLUMN([.B40]);1;1))" office:value-type="string" office:string-value="1" calcext:value-type="string">
            <text:p>1</text:p>
          </table:table-cell>
          <table:table-cell table:formula="of:=INDIRECT([OBJECT.$C$7] &amp; ADDRESS(ROW([.C40]); COLUMN([.C40]);1;1))" office:value-type="string" office:string-value="38" calcext:value-type="string">
            <text:p>38</text:p>
          </table:table-cell>
          <table:table-cell table:formula="of:=[.A41] &amp; &quot;.&quot; &amp; [.B41] &amp; &quot;.&quot; &amp; [.C41]" office:value-type="string" office:string-value="1.1.38" calcext:value-type="string">
            <text:p>1.1.38</text:p>
          </table:table-cell>
          <table:table-cell table:formula="of:=INDIRECT([OBJECT.$C$7] &amp; ADDRESS(ROW([.$D40]); COLUMN([.$D40]);1;1))" office:value-type="string" office:string-value="Base Layer." calcext:value-type="string">
            <text:p>Base Layer.</text:p>
          </table:table-cell>
          <table:table-cell table:formula="of:=INDIRECT([OBJECT.$C$7] &amp; ADDRESS(ROW([.$M40]); COLUMN([.$M40]);1;1))" office:value-type="string" office:string-value="DBlockL" calcext:value-type="string">
            <text:p>DBlockL</text:p>
          </table:table-cell>
          <table:table-cell table:formula="of:=[.$E41] &amp; [.$F41]" office:value-type="string" office:string-value="Base Layer.DBlockL" calcext:value-type="string">
            <text:p>Base Layer.DBlockL</text:p>
          </table:table-cell>
          <table:table-cell table:formula="of:=INDIRECT([OBJECT.$C$7] &amp; ADDRESS(ROW([.$E40]); COLUMN([.$E40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40]); COLUMN([.$P40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41]); COLUMN([.A41]);1;1))" office:value-type="string" office:string-value="1" calcext:value-type="string">
            <text:p>1</text:p>
          </table:table-cell>
          <table:table-cell table:formula="of:=INDIRECT([OBJECT.$C$7] &amp; ADDRESS(ROW([.B41]); COLUMN([.B41]);1;1))" office:value-type="string" office:string-value="1" calcext:value-type="string">
            <text:p>1</text:p>
          </table:table-cell>
          <table:table-cell table:formula="of:=INDIRECT([OBJECT.$C$7] &amp; ADDRESS(ROW([.C41]); COLUMN([.C41]);1;1))" office:value-type="string" office:string-value="39" calcext:value-type="string">
            <text:p>39</text:p>
          </table:table-cell>
          <table:table-cell table:formula="of:=[.A42] &amp; &quot;.&quot; &amp; [.B42] &amp; &quot;.&quot; &amp; [.C42]" office:value-type="string" office:string-value="1.1.39" calcext:value-type="string">
            <text:p>1.1.39</text:p>
          </table:table-cell>
          <table:table-cell table:formula="of:=INDIRECT([OBJECT.$C$7] &amp; ADDRESS(ROW([.$D41]); COLUMN([.$D41]);1;1))" office:value-type="string" office:string-value="Base Layer." calcext:value-type="string">
            <text:p>Base Layer.</text:p>
          </table:table-cell>
          <table:table-cell table:formula="of:=INDIRECT([OBJECT.$C$7] &amp; ADDRESS(ROW([.$M41]); COLUMN([.$M41]);1;1))" office:value-type="string" office:string-value="DBlockM" calcext:value-type="string">
            <text:p>DBlockM</text:p>
          </table:table-cell>
          <table:table-cell table:formula="of:=[.$E42] &amp; [.$F42]" office:value-type="string" office:string-value="Base Layer.DBlockM" calcext:value-type="string">
            <text:p>Base Layer.DBlockM</text:p>
          </table:table-cell>
          <table:table-cell table:formula="of:=INDIRECT([OBJECT.$C$7] &amp; ADDRESS(ROW([.$E41]); COLUMN([.$E41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41]); COLUMN([.$P41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42]); COLUMN([.A42]);1;1))" office:value-type="string" office:string-value="1" calcext:value-type="string">
            <text:p>1</text:p>
          </table:table-cell>
          <table:table-cell table:formula="of:=INDIRECT([OBJECT.$C$7] &amp; ADDRESS(ROW([.B42]); COLUMN([.B42]);1;1))" office:value-type="string" office:string-value="1" calcext:value-type="string">
            <text:p>1</text:p>
          </table:table-cell>
          <table:table-cell table:formula="of:=INDIRECT([OBJECT.$C$7] &amp; ADDRESS(ROW([.C42]); COLUMN([.C42]);1;1))" office:value-type="string" office:string-value="40" calcext:value-type="string">
            <text:p>40</text:p>
          </table:table-cell>
          <table:table-cell table:formula="of:=[.A43] &amp; &quot;.&quot; &amp; [.B43] &amp; &quot;.&quot; &amp; [.C43]" office:value-type="string" office:string-value="1.1.40" calcext:value-type="string">
            <text:p>1.1.40</text:p>
          </table:table-cell>
          <table:table-cell table:formula="of:=INDIRECT([OBJECT.$C$7] &amp; ADDRESS(ROW([.$D42]); COLUMN([.$D42]);1;1))" office:value-type="string" office:string-value="Base Layer." calcext:value-type="string">
            <text:p>Base Layer.</text:p>
          </table:table-cell>
          <table:table-cell table:formula="of:=INDIRECT([OBJECT.$C$7] &amp; ADDRESS(ROW([.$M42]); COLUMN([.$M42]);1;1))" office:value-type="string" office:string-value="DBlockH" calcext:value-type="string">
            <text:p>DBlockH</text:p>
          </table:table-cell>
          <table:table-cell table:formula="of:=[.$E43] &amp; [.$F43]" office:value-type="string" office:string-value="Base Layer.DBlockH" calcext:value-type="string">
            <text:p>Base Layer.DBlockH</text:p>
          </table:table-cell>
          <table:table-cell table:formula="of:=INDIRECT([OBJECT.$C$7] &amp; ADDRESS(ROW([.$E42]); COLUMN([.$E42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42]); COLUMN([.$P42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43]); COLUMN([.A43]);1;1))" office:value-type="string" office:string-value="1" calcext:value-type="string">
            <text:p>1</text:p>
          </table:table-cell>
          <table:table-cell table:formula="of:=INDIRECT([OBJECT.$C$7] &amp; ADDRESS(ROW([.B43]); COLUMN([.B43]);1;1))" office:value-type="string" office:string-value="1" calcext:value-type="string">
            <text:p>1</text:p>
          </table:table-cell>
          <table:table-cell table:formula="of:=INDIRECT([OBJECT.$C$7] &amp; ADDRESS(ROW([.C43]); COLUMN([.C43]);1;1))" office:value-type="string" office:string-value="41" calcext:value-type="string">
            <text:p>41</text:p>
          </table:table-cell>
          <table:table-cell table:formula="of:=[.A44] &amp; &quot;.&quot; &amp; [.B44] &amp; &quot;.&quot; &amp; [.C44]" office:value-type="string" office:string-value="1.1.41" calcext:value-type="string">
            <text:p>1.1.41</text:p>
          </table:table-cell>
          <table:table-cell table:formula="of:=INDIRECT([OBJECT.$C$7] &amp; ADDRESS(ROW([.$D43]); COLUMN([.$D43]);1;1))" office:value-type="string" office:string-value="Base Layer." calcext:value-type="string">
            <text:p>Base Layer.</text:p>
          </table:table-cell>
          <table:table-cell table:formula="of:=INDIRECT([OBJECT.$C$7] &amp; ADDRESS(ROW([.$M43]); COLUMN([.$M43]);1;1))" office:value-type="string" office:string-value="DDamageL" calcext:value-type="string">
            <text:p>DDamageL</text:p>
          </table:table-cell>
          <table:table-cell table:formula="of:=[.$E44] &amp; [.$F44]" office:value-type="string" office:string-value="Base Layer.DDamageL" calcext:value-type="string">
            <text:p>Base Layer.DDamageL</text:p>
          </table:table-cell>
          <table:table-cell table:formula="of:=INDIRECT([OBJECT.$C$7] &amp; ADDRESS(ROW([.$E43]); COLUMN([.$E43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43]); COLUMN([.$P43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44]); COLUMN([.A44]);1;1))" office:value-type="string" office:string-value="1" calcext:value-type="string">
            <text:p>1</text:p>
          </table:table-cell>
          <table:table-cell table:formula="of:=INDIRECT([OBJECT.$C$7] &amp; ADDRESS(ROW([.B44]); COLUMN([.B44]);1;1))" office:value-type="string" office:string-value="1" calcext:value-type="string">
            <text:p>1</text:p>
          </table:table-cell>
          <table:table-cell table:formula="of:=INDIRECT([OBJECT.$C$7] &amp; ADDRESS(ROW([.C44]); COLUMN([.C44]);1;1))" office:value-type="string" office:string-value="42" calcext:value-type="string">
            <text:p>42</text:p>
          </table:table-cell>
          <table:table-cell table:formula="of:=[.A45] &amp; &quot;.&quot; &amp; [.B45] &amp; &quot;.&quot; &amp; [.C45]" office:value-type="string" office:string-value="1.1.42" calcext:value-type="string">
            <text:p>1.1.42</text:p>
          </table:table-cell>
          <table:table-cell table:formula="of:=INDIRECT([OBJECT.$C$7] &amp; ADDRESS(ROW([.$D44]); COLUMN([.$D44]);1;1))" office:value-type="string" office:string-value="Base Layer." calcext:value-type="string">
            <text:p>Base Layer.</text:p>
          </table:table-cell>
          <table:table-cell table:formula="of:=INDIRECT([OBJECT.$C$7] &amp; ADDRESS(ROW([.$M44]); COLUMN([.$M44]);1;1))" office:value-type="string" office:string-value="DDamageM" calcext:value-type="string">
            <text:p>DDamageM</text:p>
          </table:table-cell>
          <table:table-cell table:formula="of:=[.$E45] &amp; [.$F45]" office:value-type="string" office:string-value="Base Layer.DDamageM" calcext:value-type="string">
            <text:p>Base Layer.DDamageM</text:p>
          </table:table-cell>
          <table:table-cell table:formula="of:=INDIRECT([OBJECT.$C$7] &amp; ADDRESS(ROW([.$E44]); COLUMN([.$E44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44]); COLUMN([.$P44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45]); COLUMN([.A45]);1;1))" office:value-type="string" office:string-value="1" calcext:value-type="string">
            <text:p>1</text:p>
          </table:table-cell>
          <table:table-cell table:formula="of:=INDIRECT([OBJECT.$C$7] &amp; ADDRESS(ROW([.B45]); COLUMN([.B45]);1;1))" office:value-type="string" office:string-value="1" calcext:value-type="string">
            <text:p>1</text:p>
          </table:table-cell>
          <table:table-cell table:formula="of:=INDIRECT([OBJECT.$C$7] &amp; ADDRESS(ROW([.C45]); COLUMN([.C45]);1;1))" office:value-type="string" office:string-value="43" calcext:value-type="string">
            <text:p>43</text:p>
          </table:table-cell>
          <table:table-cell table:formula="of:=[.A46] &amp; &quot;.&quot; &amp; [.B46] &amp; &quot;.&quot; &amp; [.C46]" office:value-type="string" office:string-value="1.1.43" calcext:value-type="string">
            <text:p>1.1.43</text:p>
          </table:table-cell>
          <table:table-cell table:formula="of:=INDIRECT([OBJECT.$C$7] &amp; ADDRESS(ROW([.$D45]); COLUMN([.$D45]);1;1))" office:value-type="string" office:string-value="Base Layer." calcext:value-type="string">
            <text:p>Base Layer.</text:p>
          </table:table-cell>
          <table:table-cell table:formula="of:=INDIRECT([OBJECT.$C$7] &amp; ADDRESS(ROW([.$M45]); COLUMN([.$M45]);1;1))" office:value-type="string" office:string-value="DDamageH" calcext:value-type="string">
            <text:p>DDamageH</text:p>
          </table:table-cell>
          <table:table-cell table:formula="of:=[.$E46] &amp; [.$F46]" office:value-type="string" office:string-value="Base Layer.DDamageH" calcext:value-type="string">
            <text:p>Base Layer.DDamageH</text:p>
          </table:table-cell>
          <table:table-cell table:formula="of:=INDIRECT([OBJECT.$C$7] &amp; ADDRESS(ROW([.$E45]); COLUMN([.$E45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45]); COLUMN([.$P45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46]); COLUMN([.A46]);1;1))" office:value-type="string" office:string-value="1" calcext:value-type="string">
            <text:p>1</text:p>
          </table:table-cell>
          <table:table-cell table:formula="of:=INDIRECT([OBJECT.$C$7] &amp; ADDRESS(ROW([.B46]); COLUMN([.B46]);1;1))" office:value-type="string" office:string-value="1" calcext:value-type="string">
            <text:p>1</text:p>
          </table:table-cell>
          <table:table-cell table:formula="of:=INDIRECT([OBJECT.$C$7] &amp; ADDRESS(ROW([.C46]); COLUMN([.C46]);1;1))" office:value-type="string" office:string-value="44" calcext:value-type="string">
            <text:p>44</text:p>
          </table:table-cell>
          <table:table-cell table:formula="of:=[.A47] &amp; &quot;.&quot; &amp; [.B47] &amp; &quot;.&quot; &amp; [.C47]" office:value-type="string" office:string-value="1.1.44" calcext:value-type="string">
            <text:p>1.1.44</text:p>
          </table:table-cell>
          <table:table-cell table:formula="of:=INDIRECT([OBJECT.$C$7] &amp; ADDRESS(ROW([.$D46]); COLUMN([.$D46]);1;1))" office:value-type="string" office:string-value="Base Layer." calcext:value-type="string">
            <text:p>Base Layer.</text:p>
          </table:table-cell>
          <table:table-cell table:formula="of:=INDIRECT([OBJECT.$C$7] &amp; ADDRESS(ROW([.$M46]); COLUMN([.$M46]);1;1))" office:value-type="string" office:string-value="CWait" calcext:value-type="string">
            <text:p>CWait</text:p>
          </table:table-cell>
          <table:table-cell table:formula="of:=[.$E47] &amp; [.$F47]" office:value-type="string" office:string-value="Base Layer.CWait" calcext:value-type="string">
            <text:p>Base Layer.CWait</text:p>
          </table:table-cell>
          <table:table-cell table:formula="of:=INDIRECT([OBJECT.$C$7] &amp; ADDRESS(ROW([.$E46]); COLUMN([.$E46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46]); COLUMN([.$P46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47]); COLUMN([.A47]);1;1))" office:value-type="string" office:string-value="1" calcext:value-type="string">
            <text:p>1</text:p>
          </table:table-cell>
          <table:table-cell table:formula="of:=INDIRECT([OBJECT.$C$7] &amp; ADDRESS(ROW([.B47]); COLUMN([.B47]);1;1))" office:value-type="string" office:string-value="1" calcext:value-type="string">
            <text:p>1</text:p>
          </table:table-cell>
          <table:table-cell table:formula="of:=INDIRECT([OBJECT.$C$7] &amp; ADDRESS(ROW([.C47]); COLUMN([.C47]);1;1))" office:value-type="string" office:string-value="45" calcext:value-type="string">
            <text:p>45</text:p>
          </table:table-cell>
          <table:table-cell table:formula="of:=[.A48] &amp; &quot;.&quot; &amp; [.B48] &amp; &quot;.&quot; &amp; [.C48]" office:value-type="string" office:string-value="1.1.45" calcext:value-type="string">
            <text:p>1.1.45</text:p>
          </table:table-cell>
          <table:table-cell table:formula="of:=INDIRECT([OBJECT.$C$7] &amp; ADDRESS(ROW([.$D47]); COLUMN([.$D47]);1;1))" office:value-type="string" office:string-value="Base Layer." calcext:value-type="string">
            <text:p>Base Layer.</text:p>
          </table:table-cell>
          <table:table-cell table:formula="of:=INDIRECT([OBJECT.$C$7] &amp; ADDRESS(ROW([.$M47]); COLUMN([.$M47]);1;1))" office:value-type="string" office:string-value="CMove" calcext:value-type="string">
            <text:p>CMove</text:p>
          </table:table-cell>
          <table:table-cell table:formula="of:=[.$E48] &amp; [.$F48]" office:value-type="string" office:string-value="Base Layer.CMove" calcext:value-type="string">
            <text:p>Base Layer.CMove</text:p>
          </table:table-cell>
          <table:table-cell table:formula="of:=INDIRECT([OBJECT.$C$7] &amp; ADDRESS(ROW([.$E47]); COLUMN([.$E47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47]); COLUMN([.$P47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48]); COLUMN([.A48]);1;1))" office:value-type="string" office:string-value="1" calcext:value-type="string">
            <text:p>1</text:p>
          </table:table-cell>
          <table:table-cell table:formula="of:=INDIRECT([OBJECT.$C$7] &amp; ADDRESS(ROW([.B48]); COLUMN([.B48]);1;1))" office:value-type="string" office:string-value="1" calcext:value-type="string">
            <text:p>1</text:p>
          </table:table-cell>
          <table:table-cell table:formula="of:=INDIRECT([OBJECT.$C$7] &amp; ADDRESS(ROW([.C48]); COLUMN([.C48]);1;1))" office:value-type="string" office:string-value="46" calcext:value-type="string">
            <text:p>46</text:p>
          </table:table-cell>
          <table:table-cell table:formula="of:=[.A49] &amp; &quot;.&quot; &amp; [.B49] &amp; &quot;.&quot; &amp; [.C49]" office:value-type="string" office:string-value="1.1.46" calcext:value-type="string">
            <text:p>1.1.46</text:p>
          </table:table-cell>
          <table:table-cell table:formula="of:=INDIRECT([OBJECT.$C$7] &amp; ADDRESS(ROW([.$D48]); COLUMN([.$D48]);1;1))" office:value-type="string" office:string-value="Base Layer." calcext:value-type="string">
            <text:p>Base Layer.</text:p>
          </table:table-cell>
          <table:table-cell table:formula="of:=INDIRECT([OBJECT.$C$7] &amp; ADDRESS(ROW([.$M48]); COLUMN([.$M48]);1;1))" office:value-type="string" office:string-value="CAtkLP" calcext:value-type="string">
            <text:p>CAtkLP</text:p>
          </table:table-cell>
          <table:table-cell table:formula="of:=[.$E49] &amp; [.$F49]" office:value-type="string" office:string-value="Base Layer.CAtkLP" calcext:value-type="string">
            <text:p>Base Layer.CAtkLP</text:p>
          </table:table-cell>
          <table:table-cell table:formula="of:=INDIRECT([OBJECT.$C$7] &amp; ADDRESS(ROW([.$E48]); COLUMN([.$E48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48]); COLUMN([.$P48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49]); COLUMN([.A49]);1;1))" office:value-type="string" office:string-value="1" calcext:value-type="string">
            <text:p>1</text:p>
          </table:table-cell>
          <table:table-cell table:formula="of:=INDIRECT([OBJECT.$C$7] &amp; ADDRESS(ROW([.B49]); COLUMN([.B49]);1;1))" office:value-type="string" office:string-value="1" calcext:value-type="string">
            <text:p>1</text:p>
          </table:table-cell>
          <table:table-cell table:formula="of:=INDIRECT([OBJECT.$C$7] &amp; ADDRESS(ROW([.C49]); COLUMN([.C49]);1;1))" office:value-type="string" office:string-value="47" calcext:value-type="string">
            <text:p>47</text:p>
          </table:table-cell>
          <table:table-cell table:formula="of:=[.A50] &amp; &quot;.&quot; &amp; [.B50] &amp; &quot;.&quot; &amp; [.C50]" office:value-type="string" office:string-value="1.1.47" calcext:value-type="string">
            <text:p>1.1.47</text:p>
          </table:table-cell>
          <table:table-cell table:formula="of:=INDIRECT([OBJECT.$C$7] &amp; ADDRESS(ROW([.$D49]); COLUMN([.$D49]);1;1))" office:value-type="string" office:string-value="Base Layer." calcext:value-type="string">
            <text:p>Base Layer.</text:p>
          </table:table-cell>
          <table:table-cell table:formula="of:=INDIRECT([OBJECT.$C$7] &amp; ADDRESS(ROW([.$M49]); COLUMN([.$M49]);1;1))" office:value-type="string" office:string-value="CAtkMP" calcext:value-type="string">
            <text:p>CAtkMP</text:p>
          </table:table-cell>
          <table:table-cell table:formula="of:=[.$E50] &amp; [.$F50]" office:value-type="string" office:string-value="Base Layer.CAtkMP" calcext:value-type="string">
            <text:p>Base Layer.CAtkMP</text:p>
          </table:table-cell>
          <table:table-cell table:formula="of:=INDIRECT([OBJECT.$C$7] &amp; ADDRESS(ROW([.$E49]); COLUMN([.$E49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49]); COLUMN([.$P49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50]); COLUMN([.A50]);1;1))" office:value-type="string" office:string-value="1" calcext:value-type="string">
            <text:p>1</text:p>
          </table:table-cell>
          <table:table-cell table:formula="of:=INDIRECT([OBJECT.$C$7] &amp; ADDRESS(ROW([.B50]); COLUMN([.B50]);1;1))" office:value-type="string" office:string-value="1" calcext:value-type="string">
            <text:p>1</text:p>
          </table:table-cell>
          <table:table-cell table:formula="of:=INDIRECT([OBJECT.$C$7] &amp; ADDRESS(ROW([.C50]); COLUMN([.C50]);1;1))" office:value-type="string" office:string-value="48" calcext:value-type="string">
            <text:p>48</text:p>
          </table:table-cell>
          <table:table-cell table:formula="of:=[.A51] &amp; &quot;.&quot; &amp; [.B51] &amp; &quot;.&quot; &amp; [.C51]" office:value-type="string" office:string-value="1.1.48" calcext:value-type="string">
            <text:p>1.1.48</text:p>
          </table:table-cell>
          <table:table-cell table:formula="of:=INDIRECT([OBJECT.$C$7] &amp; ADDRESS(ROW([.$D50]); COLUMN([.$D50]);1;1))" office:value-type="string" office:string-value="Base Layer." calcext:value-type="string">
            <text:p>Base Layer.</text:p>
          </table:table-cell>
          <table:table-cell table:formula="of:=INDIRECT([OBJECT.$C$7] &amp; ADDRESS(ROW([.$M50]); COLUMN([.$M50]);1;1))" office:value-type="string" office:string-value="CAtkHP" calcext:value-type="string">
            <text:p>CAtkHP</text:p>
          </table:table-cell>
          <table:table-cell table:formula="of:=[.$E51] &amp; [.$F51]" office:value-type="string" office:string-value="Base Layer.CAtkHP" calcext:value-type="string">
            <text:p>Base Layer.CAtkHP</text:p>
          </table:table-cell>
          <table:table-cell table:formula="of:=INDIRECT([OBJECT.$C$7] &amp; ADDRESS(ROW([.$E50]); COLUMN([.$E50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50]); COLUMN([.$P50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51]); COLUMN([.A51]);1;1))" office:value-type="string" office:string-value="1" calcext:value-type="string">
            <text:p>1</text:p>
          </table:table-cell>
          <table:table-cell table:formula="of:=INDIRECT([OBJECT.$C$7] &amp; ADDRESS(ROW([.B51]); COLUMN([.B51]);1;1))" office:value-type="string" office:string-value="1" calcext:value-type="string">
            <text:p>1</text:p>
          </table:table-cell>
          <table:table-cell table:formula="of:=INDIRECT([OBJECT.$C$7] &amp; ADDRESS(ROW([.C51]); COLUMN([.C51]);1;1))" office:value-type="string" office:string-value="49" calcext:value-type="string">
            <text:p>49</text:p>
          </table:table-cell>
          <table:table-cell table:formula="of:=[.A52] &amp; &quot;.&quot; &amp; [.B52] &amp; &quot;.&quot; &amp; [.C52]" office:value-type="string" office:string-value="1.1.49" calcext:value-type="string">
            <text:p>1.1.49</text:p>
          </table:table-cell>
          <table:table-cell table:formula="of:=INDIRECT([OBJECT.$C$7] &amp; ADDRESS(ROW([.$D51]); COLUMN([.$D51]);1;1))" office:value-type="string" office:string-value="Base Layer." calcext:value-type="string">
            <text:p>Base Layer.</text:p>
          </table:table-cell>
          <table:table-cell table:formula="of:=INDIRECT([OBJECT.$C$7] &amp; ADDRESS(ROW([.$M51]); COLUMN([.$M51]);1;1))" office:value-type="string" office:string-value="CAtkLK" calcext:value-type="string">
            <text:p>CAtkLK</text:p>
          </table:table-cell>
          <table:table-cell table:formula="of:=[.$E52] &amp; [.$F52]" office:value-type="string" office:string-value="Base Layer.CAtkLK" calcext:value-type="string">
            <text:p>Base Layer.CAtkLK</text:p>
          </table:table-cell>
          <table:table-cell table:formula="of:=INDIRECT([OBJECT.$C$7] &amp; ADDRESS(ROW([.$E51]); COLUMN([.$E51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51]); COLUMN([.$P51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52]); COLUMN([.A52]);1;1))" office:value-type="string" office:string-value="1" calcext:value-type="string">
            <text:p>1</text:p>
          </table:table-cell>
          <table:table-cell table:formula="of:=INDIRECT([OBJECT.$C$7] &amp; ADDRESS(ROW([.B52]); COLUMN([.B52]);1;1))" office:value-type="string" office:string-value="1" calcext:value-type="string">
            <text:p>1</text:p>
          </table:table-cell>
          <table:table-cell table:formula="of:=INDIRECT([OBJECT.$C$7] &amp; ADDRESS(ROW([.C52]); COLUMN([.C52]);1;1))" office:value-type="string" office:string-value="50" calcext:value-type="string">
            <text:p>50</text:p>
          </table:table-cell>
          <table:table-cell table:formula="of:=[.A53] &amp; &quot;.&quot; &amp; [.B53] &amp; &quot;.&quot; &amp; [.C53]" office:value-type="string" office:string-value="1.1.50" calcext:value-type="string">
            <text:p>1.1.50</text:p>
          </table:table-cell>
          <table:table-cell table:formula="of:=INDIRECT([OBJECT.$C$7] &amp; ADDRESS(ROW([.$D52]); COLUMN([.$D52]);1;1))" office:value-type="string" office:string-value="Base Layer." calcext:value-type="string">
            <text:p>Base Layer.</text:p>
          </table:table-cell>
          <table:table-cell table:formula="of:=INDIRECT([OBJECT.$C$7] &amp; ADDRESS(ROW([.$M52]); COLUMN([.$M52]);1;1))" office:value-type="string" office:string-value="CAtkMK" calcext:value-type="string">
            <text:p>CAtkMK</text:p>
          </table:table-cell>
          <table:table-cell table:formula="of:=[.$E53] &amp; [.$F53]" office:value-type="string" office:string-value="Base Layer.CAtkMK" calcext:value-type="string">
            <text:p>Base Layer.CAtkMK</text:p>
          </table:table-cell>
          <table:table-cell table:formula="of:=INDIRECT([OBJECT.$C$7] &amp; ADDRESS(ROW([.$E52]); COLUMN([.$E52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52]); COLUMN([.$P52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53]); COLUMN([.A53]);1;1))" office:value-type="string" office:string-value="1" calcext:value-type="string">
            <text:p>1</text:p>
          </table:table-cell>
          <table:table-cell table:formula="of:=INDIRECT([OBJECT.$C$7] &amp; ADDRESS(ROW([.B53]); COLUMN([.B53]);1;1))" office:value-type="string" office:string-value="1" calcext:value-type="string">
            <text:p>1</text:p>
          </table:table-cell>
          <table:table-cell table:formula="of:=INDIRECT([OBJECT.$C$7] &amp; ADDRESS(ROW([.C53]); COLUMN([.C53]);1;1))" office:value-type="string" office:string-value="51" calcext:value-type="string">
            <text:p>51</text:p>
          </table:table-cell>
          <table:table-cell table:formula="of:=[.A54] &amp; &quot;.&quot; &amp; [.B54] &amp; &quot;.&quot; &amp; [.C54]" office:value-type="string" office:string-value="1.1.51" calcext:value-type="string">
            <text:p>1.1.51</text:p>
          </table:table-cell>
          <table:table-cell table:formula="of:=INDIRECT([OBJECT.$C$7] &amp; ADDRESS(ROW([.$D53]); COLUMN([.$D53]);1;1))" office:value-type="string" office:string-value="Base Layer." calcext:value-type="string">
            <text:p>Base Layer.</text:p>
          </table:table-cell>
          <table:table-cell table:formula="of:=INDIRECT([OBJECT.$C$7] &amp; ADDRESS(ROW([.$M53]); COLUMN([.$M53]);1;1))" office:value-type="string" office:string-value="CAtkHK" calcext:value-type="string">
            <text:p>CAtkHK</text:p>
          </table:table-cell>
          <table:table-cell table:formula="of:=[.$E54] &amp; [.$F54]" office:value-type="string" office:string-value="Base Layer.CAtkHK" calcext:value-type="string">
            <text:p>Base Layer.CAtkHK</text:p>
          </table:table-cell>
          <table:table-cell table:formula="of:=INDIRECT([OBJECT.$C$7] &amp; ADDRESS(ROW([.$E53]); COLUMN([.$E53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53]); COLUMN([.$P53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54]); COLUMN([.A54]);1;1))" office:value-type="string" office:string-value="1" calcext:value-type="string">
            <text:p>1</text:p>
          </table:table-cell>
          <table:table-cell table:formula="of:=INDIRECT([OBJECT.$C$7] &amp; ADDRESS(ROW([.B54]); COLUMN([.B54]);1;1))" office:value-type="string" office:string-value="1" calcext:value-type="string">
            <text:p>1</text:p>
          </table:table-cell>
          <table:table-cell table:formula="of:=INDIRECT([OBJECT.$C$7] &amp; ADDRESS(ROW([.C54]); COLUMN([.C54]);1;1))" office:value-type="string" office:string-value="52" calcext:value-type="string">
            <text:p>52</text:p>
          </table:table-cell>
          <table:table-cell table:formula="of:=[.A55] &amp; &quot;.&quot; &amp; [.B55] &amp; &quot;.&quot; &amp; [.C55]" office:value-type="string" office:string-value="1.1.52" calcext:value-type="string">
            <text:p>1.1.52</text:p>
          </table:table-cell>
          <table:table-cell table:formula="of:=INDIRECT([OBJECT.$C$7] &amp; ADDRESS(ROW([.$D54]); COLUMN([.$D54]);1;1))" office:value-type="string" office:string-value="Base Layer." calcext:value-type="string">
            <text:p>Base Layer.</text:p>
          </table:table-cell>
          <table:table-cell table:formula="of:=INDIRECT([OBJECT.$C$7] &amp; ADDRESS(ROW([.$M54]); COLUMN([.$M54]);1;1))" office:value-type="string" office:string-value="CBlockL" calcext:value-type="string">
            <text:p>CBlockL</text:p>
          </table:table-cell>
          <table:table-cell table:formula="of:=[.$E55] &amp; [.$F55]" office:value-type="string" office:string-value="Base Layer.CBlockL" calcext:value-type="string">
            <text:p>Base Layer.CBlockL</text:p>
          </table:table-cell>
          <table:table-cell table:formula="of:=INDIRECT([OBJECT.$C$7] &amp; ADDRESS(ROW([.$E54]); COLUMN([.$E54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54]); COLUMN([.$P54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55]); COLUMN([.A55]);1;1))" office:value-type="string" office:string-value="1" calcext:value-type="string">
            <text:p>1</text:p>
          </table:table-cell>
          <table:table-cell table:formula="of:=INDIRECT([OBJECT.$C$7] &amp; ADDRESS(ROW([.B55]); COLUMN([.B55]);1;1))" office:value-type="string" office:string-value="1" calcext:value-type="string">
            <text:p>1</text:p>
          </table:table-cell>
          <table:table-cell table:formula="of:=INDIRECT([OBJECT.$C$7] &amp; ADDRESS(ROW([.C55]); COLUMN([.C55]);1;1))" office:value-type="string" office:string-value="53" calcext:value-type="string">
            <text:p>53</text:p>
          </table:table-cell>
          <table:table-cell table:formula="of:=[.A56] &amp; &quot;.&quot; &amp; [.B56] &amp; &quot;.&quot; &amp; [.C56]" office:value-type="string" office:string-value="1.1.53" calcext:value-type="string">
            <text:p>1.1.53</text:p>
          </table:table-cell>
          <table:table-cell table:formula="of:=INDIRECT([OBJECT.$C$7] &amp; ADDRESS(ROW([.$D55]); COLUMN([.$D55]);1;1))" office:value-type="string" office:string-value="Base Layer." calcext:value-type="string">
            <text:p>Base Layer.</text:p>
          </table:table-cell>
          <table:table-cell table:formula="of:=INDIRECT([OBJECT.$C$7] &amp; ADDRESS(ROW([.$M55]); COLUMN([.$M55]);1;1))" office:value-type="string" office:string-value="CBlockM" calcext:value-type="string">
            <text:p>CBlockM</text:p>
          </table:table-cell>
          <table:table-cell table:formula="of:=[.$E56] &amp; [.$F56]" office:value-type="string" office:string-value="Base Layer.CBlockM" calcext:value-type="string">
            <text:p>Base Layer.CBlockM</text:p>
          </table:table-cell>
          <table:table-cell table:formula="of:=INDIRECT([OBJECT.$C$7] &amp; ADDRESS(ROW([.$E55]); COLUMN([.$E55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55]); COLUMN([.$P55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56]); COLUMN([.A56]);1;1))" office:value-type="string" office:string-value="1" calcext:value-type="string">
            <text:p>1</text:p>
          </table:table-cell>
          <table:table-cell table:formula="of:=INDIRECT([OBJECT.$C$7] &amp; ADDRESS(ROW([.B56]); COLUMN([.B56]);1;1))" office:value-type="string" office:string-value="1" calcext:value-type="string">
            <text:p>1</text:p>
          </table:table-cell>
          <table:table-cell table:formula="of:=INDIRECT([OBJECT.$C$7] &amp; ADDRESS(ROW([.C56]); COLUMN([.C56]);1;1))" office:value-type="string" office:string-value="54" calcext:value-type="string">
            <text:p>54</text:p>
          </table:table-cell>
          <table:table-cell table:formula="of:=[.A57] &amp; &quot;.&quot; &amp; [.B57] &amp; &quot;.&quot; &amp; [.C57]" office:value-type="string" office:string-value="1.1.54" calcext:value-type="string">
            <text:p>1.1.54</text:p>
          </table:table-cell>
          <table:table-cell table:formula="of:=INDIRECT([OBJECT.$C$7] &amp; ADDRESS(ROW([.$D56]); COLUMN([.$D56]);1;1))" office:value-type="string" office:string-value="Base Layer." calcext:value-type="string">
            <text:p>Base Layer.</text:p>
          </table:table-cell>
          <table:table-cell table:formula="of:=INDIRECT([OBJECT.$C$7] &amp; ADDRESS(ROW([.$M56]); COLUMN([.$M56]);1;1))" office:value-type="string" office:string-value="CBlockH" calcext:value-type="string">
            <text:p>CBlockH</text:p>
          </table:table-cell>
          <table:table-cell table:formula="of:=[.$E57] &amp; [.$F57]" office:value-type="string" office:string-value="Base Layer.CBlockH" calcext:value-type="string">
            <text:p>Base Layer.CBlockH</text:p>
          </table:table-cell>
          <table:table-cell table:formula="of:=INDIRECT([OBJECT.$C$7] &amp; ADDRESS(ROW([.$E56]); COLUMN([.$E56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56]); COLUMN([.$P56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57]); COLUMN([.A57]);1;1))" office:value-type="string" office:string-value="1" calcext:value-type="string">
            <text:p>1</text:p>
          </table:table-cell>
          <table:table-cell table:formula="of:=INDIRECT([OBJECT.$C$7] &amp; ADDRESS(ROW([.B57]); COLUMN([.B57]);1;1))" office:value-type="string" office:string-value="1" calcext:value-type="string">
            <text:p>1</text:p>
          </table:table-cell>
          <table:table-cell table:formula="of:=INDIRECT([OBJECT.$C$7] &amp; ADDRESS(ROW([.C57]); COLUMN([.C57]);1;1))" office:value-type="string" office:string-value="55" calcext:value-type="string">
            <text:p>55</text:p>
          </table:table-cell>
          <table:table-cell table:formula="of:=[.A58] &amp; &quot;.&quot; &amp; [.B58] &amp; &quot;.&quot; &amp; [.C58]" office:value-type="string" office:string-value="1.1.55" calcext:value-type="string">
            <text:p>1.1.55</text:p>
          </table:table-cell>
          <table:table-cell table:formula="of:=INDIRECT([OBJECT.$C$7] &amp; ADDRESS(ROW([.$D57]); COLUMN([.$D57]);1;1))" office:value-type="string" office:string-value="Base Layer." calcext:value-type="string">
            <text:p>Base Layer.</text:p>
          </table:table-cell>
          <table:table-cell table:formula="of:=INDIRECT([OBJECT.$C$7] &amp; ADDRESS(ROW([.$M57]); COLUMN([.$M57]);1;1))" office:value-type="string" office:string-value="CDamageL" calcext:value-type="string">
            <text:p>CDamageL</text:p>
          </table:table-cell>
          <table:table-cell table:formula="of:=[.$E58] &amp; [.$F58]" office:value-type="string" office:string-value="Base Layer.CDamageL" calcext:value-type="string">
            <text:p>Base Layer.CDamageL</text:p>
          </table:table-cell>
          <table:table-cell table:formula="of:=INDIRECT([OBJECT.$C$7] &amp; ADDRESS(ROW([.$E57]); COLUMN([.$E57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57]); COLUMN([.$P57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58]); COLUMN([.A58]);1;1))" office:value-type="string" office:string-value="1" calcext:value-type="string">
            <text:p>1</text:p>
          </table:table-cell>
          <table:table-cell table:formula="of:=INDIRECT([OBJECT.$C$7] &amp; ADDRESS(ROW([.B58]); COLUMN([.B58]);1;1))" office:value-type="string" office:string-value="1" calcext:value-type="string">
            <text:p>1</text:p>
          </table:table-cell>
          <table:table-cell table:formula="of:=INDIRECT([OBJECT.$C$7] &amp; ADDRESS(ROW([.C58]); COLUMN([.C58]);1;1))" office:value-type="string" office:string-value="56" calcext:value-type="string">
            <text:p>56</text:p>
          </table:table-cell>
          <table:table-cell table:formula="of:=[.A59] &amp; &quot;.&quot; &amp; [.B59] &amp; &quot;.&quot; &amp; [.C59]" office:value-type="string" office:string-value="1.1.56" calcext:value-type="string">
            <text:p>1.1.56</text:p>
          </table:table-cell>
          <table:table-cell table:formula="of:=INDIRECT([OBJECT.$C$7] &amp; ADDRESS(ROW([.$D58]); COLUMN([.$D58]);1;1))" office:value-type="string" office:string-value="Base Layer." calcext:value-type="string">
            <text:p>Base Layer.</text:p>
          </table:table-cell>
          <table:table-cell table:formula="of:=INDIRECT([OBJECT.$C$7] &amp; ADDRESS(ROW([.$M58]); COLUMN([.$M58]);1;1))" office:value-type="string" office:string-value="CDamageM" calcext:value-type="string">
            <text:p>CDamageM</text:p>
          </table:table-cell>
          <table:table-cell table:formula="of:=[.$E59] &amp; [.$F59]" office:value-type="string" office:string-value="Base Layer.CDamageM" calcext:value-type="string">
            <text:p>Base Layer.CDamageM</text:p>
          </table:table-cell>
          <table:table-cell table:formula="of:=INDIRECT([OBJECT.$C$7] &amp; ADDRESS(ROW([.$E58]); COLUMN([.$E58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58]); COLUMN([.$P58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59]); COLUMN([.A59]);1;1))" office:value-type="string" office:string-value="1" calcext:value-type="string">
            <text:p>1</text:p>
          </table:table-cell>
          <table:table-cell table:formula="of:=INDIRECT([OBJECT.$C$7] &amp; ADDRESS(ROW([.B59]); COLUMN([.B59]);1;1))" office:value-type="string" office:string-value="1" calcext:value-type="string">
            <text:p>1</text:p>
          </table:table-cell>
          <table:table-cell table:formula="of:=INDIRECT([OBJECT.$C$7] &amp; ADDRESS(ROW([.C59]); COLUMN([.C59]);1;1))" office:value-type="string" office:string-value="57" calcext:value-type="string">
            <text:p>57</text:p>
          </table:table-cell>
          <table:table-cell table:formula="of:=[.A60] &amp; &quot;.&quot; &amp; [.B60] &amp; &quot;.&quot; &amp; [.C60]" office:value-type="string" office:string-value="1.1.57" calcext:value-type="string">
            <text:p>1.1.57</text:p>
          </table:table-cell>
          <table:table-cell table:formula="of:=INDIRECT([OBJECT.$C$7] &amp; ADDRESS(ROW([.$D59]); COLUMN([.$D59]);1;1))" office:value-type="string" office:string-value="Base Layer." calcext:value-type="string">
            <text:p>Base Layer.</text:p>
          </table:table-cell>
          <table:table-cell table:formula="of:=INDIRECT([OBJECT.$C$7] &amp; ADDRESS(ROW([.$M59]); COLUMN([.$M59]);1;1))" office:value-type="string" office:string-value="CDamageH" calcext:value-type="string">
            <text:p>CDamageH</text:p>
          </table:table-cell>
          <table:table-cell table:formula="of:=[.$E60] &amp; [.$F60]" office:value-type="string" office:string-value="Base Layer.CDamageH" calcext:value-type="string">
            <text:p>Base Layer.CDamageH</text:p>
          </table:table-cell>
          <table:table-cell table:formula="of:=INDIRECT([OBJECT.$C$7] &amp; ADDRESS(ROW([.$E59]); COLUMN([.$E59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59]); COLUMN([.$P59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60]); COLUMN([.A60]);1;1))" office:value-type="string" office:string-value="1" calcext:value-type="string">
            <text:p>1</text:p>
          </table:table-cell>
          <table:table-cell table:formula="of:=INDIRECT([OBJECT.$C$7] &amp; ADDRESS(ROW([.B60]); COLUMN([.B60]);1;1))" office:value-type="string" office:string-value="2" calcext:value-type="string">
            <text:p>2</text:p>
          </table:table-cell>
          <table:table-cell table:formula="of:=INDIRECT([OBJECT.$C$7] &amp; ADDRESS(ROW([.C60]); COLUMN([.C60]);1;1))" office:value-type="string" office:string-value="58" calcext:value-type="string">
            <text:p>58</text:p>
          </table:table-cell>
          <table:table-cell table:formula="of:=[.A61] &amp; &quot;.&quot; &amp; [.B61] &amp; &quot;.&quot; &amp; [.C61]" office:value-type="string" office:string-value="1.2.58" calcext:value-type="string">
            <text:p>1.2.58</text:p>
          </table:table-cell>
          <table:table-cell table:formula="of:=INDIRECT([OBJECT.$C$7] &amp; ADDRESS(ROW([.$D60]); COLUMN([.$D60]);1;1))" office:value-type="string" office:string-value="Base Layer.JMove." calcext:value-type="string">
            <text:p>Base Layer.JMove.</text:p>
          </table:table-cell>
          <table:table-cell table:formula="of:=INDIRECT([OBJECT.$C$7] &amp; ADDRESS(ROW([.$M60]); COLUMN([.$M60]);1;1))" office:value-type="string" office:string-value="JMove0" calcext:value-type="string">
            <text:p>JMove0</text:p>
          </table:table-cell>
          <table:table-cell table:formula="of:=[.$E61] &amp; [.$F61]" office:value-type="string" office:string-value="Base Layer.JMove.JMove0" calcext:value-type="string">
            <text:p>Base Layer.JMove.JMove0</text:p>
          </table:table-cell>
          <table:table-cell table:formula="of:=INDIRECT([OBJECT.$C$7] &amp; ADDRESS(ROW([.$E60]); COLUMN([.$E60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60]); COLUMN([.$P60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61]); COLUMN([.A61]);1;1))" office:value-type="string" office:string-value="1" calcext:value-type="string">
            <text:p>1</text:p>
          </table:table-cell>
          <table:table-cell table:formula="of:=INDIRECT([OBJECT.$C$7] &amp; ADDRESS(ROW([.B61]); COLUMN([.B61]);1;1))" office:value-type="string" office:string-value="2" calcext:value-type="string">
            <text:p>2</text:p>
          </table:table-cell>
          <table:table-cell table:formula="of:=INDIRECT([OBJECT.$C$7] &amp; ADDRESS(ROW([.C61]); COLUMN([.C61]);1;1))" office:value-type="string" office:string-value="59" calcext:value-type="string">
            <text:p>59</text:p>
          </table:table-cell>
          <table:table-cell table:formula="of:=[.A62] &amp; &quot;.&quot; &amp; [.B62] &amp; &quot;.&quot; &amp; [.C62]" office:value-type="string" office:string-value="1.2.59" calcext:value-type="string">
            <text:p>1.2.59</text:p>
          </table:table-cell>
          <table:table-cell table:formula="of:=INDIRECT([OBJECT.$C$7] &amp; ADDRESS(ROW([.$D61]); COLUMN([.$D61]);1;1))" office:value-type="string" office:string-value="Base Layer.JMove." calcext:value-type="string">
            <text:p>Base Layer.JMove.</text:p>
          </table:table-cell>
          <table:table-cell table:formula="of:=INDIRECT([OBJECT.$C$7] &amp; ADDRESS(ROW([.$M61]); COLUMN([.$M61]);1;1))" office:value-type="string" office:string-value="JMove1" calcext:value-type="string">
            <text:p>JMove1</text:p>
          </table:table-cell>
          <table:table-cell table:formula="of:=[.$E62] &amp; [.$F62]" office:value-type="string" office:string-value="Base Layer.JMove.JMove1" calcext:value-type="string">
            <text:p>Base Layer.JMove.JMove1</text:p>
          </table:table-cell>
          <table:table-cell table:formula="of:=INDIRECT([OBJECT.$C$7] &amp; ADDRESS(ROW([.$E61]); COLUMN([.$E61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61]); COLUMN([.$P61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62]); COLUMN([.A62]);1;1))" office:value-type="string" office:string-value="1" calcext:value-type="string">
            <text:p>1</text:p>
          </table:table-cell>
          <table:table-cell table:formula="of:=INDIRECT([OBJECT.$C$7] &amp; ADDRESS(ROW([.B62]); COLUMN([.B62]);1;1))" office:value-type="string" office:string-value="2" calcext:value-type="string">
            <text:p>2</text:p>
          </table:table-cell>
          <table:table-cell table:formula="of:=INDIRECT([OBJECT.$C$7] &amp; ADDRESS(ROW([.C62]); COLUMN([.C62]);1;1))" office:value-type="string" office:string-value="60" calcext:value-type="string">
            <text:p>60</text:p>
          </table:table-cell>
          <table:table-cell table:formula="of:=[.A63] &amp; &quot;.&quot; &amp; [.B63] &amp; &quot;.&quot; &amp; [.C63]" office:value-type="string" office:string-value="1.2.60" calcext:value-type="string">
            <text:p>1.2.60</text:p>
          </table:table-cell>
          <table:table-cell table:formula="of:=INDIRECT([OBJECT.$C$7] &amp; ADDRESS(ROW([.$D62]); COLUMN([.$D62]);1;1))" office:value-type="string" office:string-value="Base Layer.JMove." calcext:value-type="string">
            <text:p>Base Layer.JMove.</text:p>
          </table:table-cell>
          <table:table-cell table:formula="of:=INDIRECT([OBJECT.$C$7] &amp; ADDRESS(ROW([.$M62]); COLUMN([.$M62]);1;1))" office:value-type="string" office:string-value="JMove2" calcext:value-type="string">
            <text:p>JMove2</text:p>
          </table:table-cell>
          <table:table-cell table:formula="of:=[.$E63] &amp; [.$F63]" office:value-type="string" office:string-value="Base Layer.JMove.JMove2" calcext:value-type="string">
            <text:p>Base Layer.JMove.JMove2</text:p>
          </table:table-cell>
          <table:table-cell table:formula="of:=INDIRECT([OBJECT.$C$7] &amp; ADDRESS(ROW([.$E62]); COLUMN([.$E62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62]); COLUMN([.$P62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63]); COLUMN([.A63]);1;1))" office:value-type="string" office:string-value="1" calcext:value-type="string">
            <text:p>1</text:p>
          </table:table-cell>
          <table:table-cell table:formula="of:=INDIRECT([OBJECT.$C$7] &amp; ADDRESS(ROW([.B63]); COLUMN([.B63]);1;1))" office:value-type="string" office:string-value="2" calcext:value-type="string">
            <text:p>2</text:p>
          </table:table-cell>
          <table:table-cell table:formula="of:=INDIRECT([OBJECT.$C$7] &amp; ADDRESS(ROW([.C63]); COLUMN([.C63]);1;1))" office:value-type="string" office:string-value="61" calcext:value-type="string">
            <text:p>61</text:p>
          </table:table-cell>
          <table:table-cell table:formula="of:=[.A64] &amp; &quot;.&quot; &amp; [.B64] &amp; &quot;.&quot; &amp; [.C64]" office:value-type="string" office:string-value="1.2.61" calcext:value-type="string">
            <text:p>1.2.61</text:p>
          </table:table-cell>
          <table:table-cell table:formula="of:=INDIRECT([OBJECT.$C$7] &amp; ADDRESS(ROW([.$D63]); COLUMN([.$D63]);1;1))" office:value-type="string" office:string-value="Base Layer.JMove." calcext:value-type="string">
            <text:p>Base Layer.JMove.</text:p>
          </table:table-cell>
          <table:table-cell table:formula="of:=INDIRECT([OBJECT.$C$7] &amp; ADDRESS(ROW([.$M63]); COLUMN([.$M63]);1;1))" office:value-type="string" office:string-value="JMove3" calcext:value-type="string">
            <text:p>JMove3</text:p>
          </table:table-cell>
          <table:table-cell table:formula="of:=[.$E64] &amp; [.$F64]" office:value-type="string" office:string-value="Base Layer.JMove.JMove3" calcext:value-type="string">
            <text:p>Base Layer.JMove.JMove3</text:p>
          </table:table-cell>
          <table:table-cell table:formula="of:=INDIRECT([OBJECT.$C$7] &amp; ADDRESS(ROW([.$E63]); COLUMN([.$E63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63]); COLUMN([.$P63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64]); COLUMN([.A64]);1;1))" office:value-type="string" office:string-value="1" calcext:value-type="string">
            <text:p>1</text:p>
          </table:table-cell>
          <table:table-cell table:formula="of:=INDIRECT([OBJECT.$C$7] &amp; ADDRESS(ROW([.B64]); COLUMN([.B64]);1;1))" office:value-type="string" office:string-value="2" calcext:value-type="string">
            <text:p>2</text:p>
          </table:table-cell>
          <table:table-cell table:formula="of:=INDIRECT([OBJECT.$C$7] &amp; ADDRESS(ROW([.C64]); COLUMN([.C64]);1;1))" office:value-type="string" office:string-value="62" calcext:value-type="string">
            <text:p>62</text:p>
          </table:table-cell>
          <table:table-cell table:formula="of:=[.A65] &amp; &quot;.&quot; &amp; [.B65] &amp; &quot;.&quot; &amp; [.C65]" office:value-type="string" office:string-value="1.2.62" calcext:value-type="string">
            <text:p>1.2.62</text:p>
          </table:table-cell>
          <table:table-cell table:formula="of:=INDIRECT([OBJECT.$C$7] &amp; ADDRESS(ROW([.$D64]); COLUMN([.$D64]);1;1))" office:value-type="string" office:string-value="Base Layer.JMove." calcext:value-type="string">
            <text:p>Base Layer.JMove.</text:p>
          </table:table-cell>
          <table:table-cell table:formula="of:=INDIRECT([OBJECT.$C$7] &amp; ADDRESS(ROW([.$M64]); COLUMN([.$M64]);1;1))" office:value-type="string" office:string-value="JMove4" calcext:value-type="string">
            <text:p>JMove4</text:p>
          </table:table-cell>
          <table:table-cell table:formula="of:=[.$E65] &amp; [.$F65]" office:value-type="string" office:string-value="Base Layer.JMove.JMove4" calcext:value-type="string">
            <text:p>Base Layer.JMove.JMove4</text:p>
          </table:table-cell>
          <table:table-cell table:formula="of:=INDIRECT([OBJECT.$C$7] &amp; ADDRESS(ROW([.$E64]); COLUMN([.$E64]);1;1))" office:value-type="string" office:string-value="0" calcext:value-type="string">
            <text:p>0</text:p>
          </table:table-cell>
          <table:table-cell table:number-columns-repeated="2"/>
          <table:table-cell table:formula="of:=INDIRECT([OBJECT.$C$7] &amp; ADDRESS(ROW([.$P64]); COLUMN([.$P64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65]); COLUMN([.A65]);1;1))" office:value-type="float" office:value="0" calcext:value-type="float">
            <text:p>0</text:p>
          </table:table-cell>
          <table:table-cell table:formula="of:=INDIRECT([OBJECT.$C$7] &amp; ADDRESS(ROW([.B65]); COLUMN([.B65]);1;1))" office:value-type="float" office:value="0" calcext:value-type="float">
            <text:p>0</text:p>
          </table:table-cell>
          <table:table-cell table:formula="of:=INDIRECT([OBJECT.$C$7] &amp; ADDRESS(ROW([.C65]); COLUMN([.C65]);1;1))" office:value-type="float" office:value="0" calcext:value-type="float">
            <text:p>0</text:p>
          </table:table-cell>
          <table:table-cell table:formula="of:=[.A66] &amp; &quot;.&quot; &amp; [.B66] &amp; &quot;.&quot; &amp; [.C66]" office:value-type="string" office:string-value="0.0.0" calcext:value-type="string">
            <text:p>0.0.0</text:p>
          </table:table-cell>
          <table:table-cell table:formula="of:=INDIRECT([OBJECT.$C$7] &amp; ADDRESS(ROW([.$D65]); COLUMN([.$D65]);1;1))" office:value-type="float" office:value="0" calcext:value-type="float">
            <text:p>0</text:p>
          </table:table-cell>
          <table:table-cell table:formula="of:=INDIRECT([OBJECT.$C$7] &amp; ADDRESS(ROW([.$M65]); COLUMN([.$M65]);1;1))" office:value-type="float" office:value="0" calcext:value-type="float">
            <text:p>0</text:p>
          </table:table-cell>
          <table:table-cell table:formula="of:=[.$E66] &amp; [.$F66]" office:value-type="string" office:string-value="00" calcext:value-type="string">
            <text:p>00</text:p>
          </table:table-cell>
          <table:table-cell table:formula="of:=INDIRECT([OBJECT.$C$7] &amp; ADDRESS(ROW([.$E65]); COLUMN([.$E65]);1;1))" office:value-type="float" office:value="0" calcext:value-type="float">
            <text:p>0</text:p>
          </table:table-cell>
          <table:table-cell table:number-columns-repeated="2"/>
          <table:table-cell table:formula="of:=INDIRECT([OBJECT.$C$7] &amp; ADDRESS(ROW([.$P65]); COLUMN([.$P65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66]); COLUMN([.A66]);1;1))" office:value-type="float" office:value="0" calcext:value-type="float">
            <text:p>0</text:p>
          </table:table-cell>
          <table:table-cell table:formula="of:=INDIRECT([OBJECT.$C$7] &amp; ADDRESS(ROW([.B66]); COLUMN([.B66]);1;1))" office:value-type="float" office:value="0" calcext:value-type="float">
            <text:p>0</text:p>
          </table:table-cell>
          <table:table-cell table:formula="of:=INDIRECT([OBJECT.$C$7] &amp; ADDRESS(ROW([.C66]); COLUMN([.C66]);1;1))" office:value-type="float" office:value="0" calcext:value-type="float">
            <text:p>0</text:p>
          </table:table-cell>
          <table:table-cell table:formula="of:=[.A67] &amp; &quot;.&quot; &amp; [.B67] &amp; &quot;.&quot; &amp; [.C67]" office:value-type="string" office:string-value="0.0.0" calcext:value-type="string">
            <text:p>0.0.0</text:p>
          </table:table-cell>
          <table:table-cell table:formula="of:=INDIRECT([OBJECT.$C$7] &amp; ADDRESS(ROW([.$D66]); COLUMN([.$D66]);1;1))" office:value-type="float" office:value="0" calcext:value-type="float">
            <text:p>0</text:p>
          </table:table-cell>
          <table:table-cell table:formula="of:=INDIRECT([OBJECT.$C$7] &amp; ADDRESS(ROW([.$M66]); COLUMN([.$M66]);1;1))" office:value-type="float" office:value="0" calcext:value-type="float">
            <text:p>0</text:p>
          </table:table-cell>
          <table:table-cell table:formula="of:=[.$E67] &amp; [.$F67]" office:value-type="string" office:string-value="00" calcext:value-type="string">
            <text:p>00</text:p>
          </table:table-cell>
          <table:table-cell table:formula="of:=INDIRECT([OBJECT.$C$7] &amp; ADDRESS(ROW([.$E66]); COLUMN([.$E66]);1;1))" office:value-type="float" office:value="0" calcext:value-type="float">
            <text:p>0</text:p>
          </table:table-cell>
          <table:table-cell table:number-columns-repeated="2"/>
          <table:table-cell table:formula="of:=INDIRECT([OBJECT.$C$7] &amp; ADDRESS(ROW([.$P66]); COLUMN([.$P66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67]); COLUMN([.A67]);1;1))" office:value-type="float" office:value="0" calcext:value-type="float">
            <text:p>0</text:p>
          </table:table-cell>
          <table:table-cell table:formula="of:=INDIRECT([OBJECT.$C$7] &amp; ADDRESS(ROW([.B67]); COLUMN([.B67]);1;1))" office:value-type="float" office:value="0" calcext:value-type="float">
            <text:p>0</text:p>
          </table:table-cell>
          <table:table-cell table:formula="of:=INDIRECT([OBJECT.$C$7] &amp; ADDRESS(ROW([.C67]); COLUMN([.C67]);1;1))" office:value-type="float" office:value="0" calcext:value-type="float">
            <text:p>0</text:p>
          </table:table-cell>
          <table:table-cell table:formula="of:=[.A68] &amp; &quot;.&quot; &amp; [.B68] &amp; &quot;.&quot; &amp; [.C68]" office:value-type="string" office:string-value="0.0.0" calcext:value-type="string">
            <text:p>0.0.0</text:p>
          </table:table-cell>
          <table:table-cell table:formula="of:=INDIRECT([OBJECT.$C$7] &amp; ADDRESS(ROW([.$D67]); COLUMN([.$D67]);1;1))" office:value-type="float" office:value="0" calcext:value-type="float">
            <text:p>0</text:p>
          </table:table-cell>
          <table:table-cell table:formula="of:=INDIRECT([OBJECT.$C$7] &amp; ADDRESS(ROW([.$M67]); COLUMN([.$M67]);1;1))" office:value-type="float" office:value="0" calcext:value-type="float">
            <text:p>0</text:p>
          </table:table-cell>
          <table:table-cell table:formula="of:=[.$E68] &amp; [.$F68]" office:value-type="string" office:string-value="00" calcext:value-type="string">
            <text:p>00</text:p>
          </table:table-cell>
          <table:table-cell table:formula="of:=INDIRECT([OBJECT.$C$7] &amp; ADDRESS(ROW([.$E67]); COLUMN([.$E67]);1;1))" office:value-type="float" office:value="0" calcext:value-type="float">
            <text:p>0</text:p>
          </table:table-cell>
          <table:table-cell table:number-columns-repeated="2"/>
          <table:table-cell table:formula="of:=INDIRECT([OBJECT.$C$7] &amp; ADDRESS(ROW([.$P67]); COLUMN([.$P67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68]); COLUMN([.A68]);1;1))" office:value-type="float" office:value="0" calcext:value-type="float">
            <text:p>0</text:p>
          </table:table-cell>
          <table:table-cell table:formula="of:=INDIRECT([OBJECT.$C$7] &amp; ADDRESS(ROW([.B68]); COLUMN([.B68]);1;1))" office:value-type="float" office:value="0" calcext:value-type="float">
            <text:p>0</text:p>
          </table:table-cell>
          <table:table-cell table:formula="of:=INDIRECT([OBJECT.$C$7] &amp; ADDRESS(ROW([.C68]); COLUMN([.C68]);1;1))" office:value-type="float" office:value="0" calcext:value-type="float">
            <text:p>0</text:p>
          </table:table-cell>
          <table:table-cell table:formula="of:=[.A69] &amp; &quot;.&quot; &amp; [.B69] &amp; &quot;.&quot; &amp; [.C69]" office:value-type="string" office:string-value="0.0.0" calcext:value-type="string">
            <text:p>0.0.0</text:p>
          </table:table-cell>
          <table:table-cell table:formula="of:=INDIRECT([OBJECT.$C$7] &amp; ADDRESS(ROW([.$D68]); COLUMN([.$D68]);1;1))" office:value-type="float" office:value="0" calcext:value-type="float">
            <text:p>0</text:p>
          </table:table-cell>
          <table:table-cell table:formula="of:=INDIRECT([OBJECT.$C$7] &amp; ADDRESS(ROW([.$M68]); COLUMN([.$M68]);1;1))" office:value-type="float" office:value="0" calcext:value-type="float">
            <text:p>0</text:p>
          </table:table-cell>
          <table:table-cell table:formula="of:=[.$E69] &amp; [.$F69]" office:value-type="string" office:string-value="00" calcext:value-type="string">
            <text:p>00</text:p>
          </table:table-cell>
          <table:table-cell table:formula="of:=INDIRECT([OBJECT.$C$7] &amp; ADDRESS(ROW([.$E68]); COLUMN([.$E68]);1;1))" office:value-type="float" office:value="0" calcext:value-type="float">
            <text:p>0</text:p>
          </table:table-cell>
          <table:table-cell table:number-columns-repeated="2"/>
          <table:table-cell table:formula="of:=INDIRECT([OBJECT.$C$7] &amp; ADDRESS(ROW([.$P68]); COLUMN([.$P68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69]); COLUMN([.A69]);1;1))" office:value-type="float" office:value="0" calcext:value-type="float">
            <text:p>0</text:p>
          </table:table-cell>
          <table:table-cell table:formula="of:=INDIRECT([OBJECT.$C$7] &amp; ADDRESS(ROW([.B69]); COLUMN([.B69]);1;1))" office:value-type="float" office:value="0" calcext:value-type="float">
            <text:p>0</text:p>
          </table:table-cell>
          <table:table-cell table:formula="of:=INDIRECT([OBJECT.$C$7] &amp; ADDRESS(ROW([.C69]); COLUMN([.C69]);1;1))" office:value-type="float" office:value="0" calcext:value-type="float">
            <text:p>0</text:p>
          </table:table-cell>
          <table:table-cell table:formula="of:=[.A70] &amp; &quot;.&quot; &amp; [.B70] &amp; &quot;.&quot; &amp; [.C70]" office:value-type="string" office:string-value="0.0.0" calcext:value-type="string">
            <text:p>0.0.0</text:p>
          </table:table-cell>
          <table:table-cell table:formula="of:=INDIRECT([OBJECT.$C$7] &amp; ADDRESS(ROW([.$D69]); COLUMN([.$D69]);1;1))" office:value-type="float" office:value="0" calcext:value-type="float">
            <text:p>0</text:p>
          </table:table-cell>
          <table:table-cell table:formula="of:=INDIRECT([OBJECT.$C$7] &amp; ADDRESS(ROW([.$M69]); COLUMN([.$M69]);1;1))" office:value-type="float" office:value="0" calcext:value-type="float">
            <text:p>0</text:p>
          </table:table-cell>
          <table:table-cell table:formula="of:=[.$E70] &amp; [.$F70]" office:value-type="string" office:string-value="00" calcext:value-type="string">
            <text:p>00</text:p>
          </table:table-cell>
          <table:table-cell table:formula="of:=INDIRECT([OBJECT.$C$7] &amp; ADDRESS(ROW([.$E69]); COLUMN([.$E69]);1;1))" office:value-type="float" office:value="0" calcext:value-type="float">
            <text:p>0</text:p>
          </table:table-cell>
          <table:table-cell table:number-columns-repeated="2"/>
          <table:table-cell table:formula="of:=INDIRECT([OBJECT.$C$7] &amp; ADDRESS(ROW([.$P69]); COLUMN([.$P69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70]); COLUMN([.A70]);1;1))" office:value-type="float" office:value="0" calcext:value-type="float">
            <text:p>0</text:p>
          </table:table-cell>
          <table:table-cell table:formula="of:=INDIRECT([OBJECT.$C$7] &amp; ADDRESS(ROW([.B70]); COLUMN([.B70]);1;1))" office:value-type="float" office:value="0" calcext:value-type="float">
            <text:p>0</text:p>
          </table:table-cell>
          <table:table-cell table:formula="of:=INDIRECT([OBJECT.$C$7] &amp; ADDRESS(ROW([.C70]); COLUMN([.C70]);1;1))" office:value-type="float" office:value="0" calcext:value-type="float">
            <text:p>0</text:p>
          </table:table-cell>
          <table:table-cell table:formula="of:=[.A71] &amp; &quot;.&quot; &amp; [.B71] &amp; &quot;.&quot; &amp; [.C71]" office:value-type="string" office:string-value="0.0.0" calcext:value-type="string">
            <text:p>0.0.0</text:p>
          </table:table-cell>
          <table:table-cell table:formula="of:=INDIRECT([OBJECT.$C$7] &amp; ADDRESS(ROW([.$D70]); COLUMN([.$D70]);1;1))" office:value-type="float" office:value="0" calcext:value-type="float">
            <text:p>0</text:p>
          </table:table-cell>
          <table:table-cell table:formula="of:=INDIRECT([OBJECT.$C$7] &amp; ADDRESS(ROW([.$M70]); COLUMN([.$M70]);1;1))" office:value-type="float" office:value="0" calcext:value-type="float">
            <text:p>0</text:p>
          </table:table-cell>
          <table:table-cell table:formula="of:=[.$E71] &amp; [.$F71]" office:value-type="string" office:string-value="00" calcext:value-type="string">
            <text:p>00</text:p>
          </table:table-cell>
          <table:table-cell table:formula="of:=INDIRECT([OBJECT.$C$7] &amp; ADDRESS(ROW([.$E70]); COLUMN([.$E70]);1;1))" office:value-type="float" office:value="0" calcext:value-type="float">
            <text:p>0</text:p>
          </table:table-cell>
          <table:table-cell table:number-columns-repeated="2"/>
          <table:table-cell table:formula="of:=INDIRECT([OBJECT.$C$7] &amp; ADDRESS(ROW([.$P70]); COLUMN([.$P70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71]); COLUMN([.A71]);1;1))" office:value-type="float" office:value="0" calcext:value-type="float">
            <text:p>0</text:p>
          </table:table-cell>
          <table:table-cell table:formula="of:=INDIRECT([OBJECT.$C$7] &amp; ADDRESS(ROW([.B71]); COLUMN([.B71]);1;1))" office:value-type="float" office:value="0" calcext:value-type="float">
            <text:p>0</text:p>
          </table:table-cell>
          <table:table-cell table:formula="of:=INDIRECT([OBJECT.$C$7] &amp; ADDRESS(ROW([.C71]); COLUMN([.C71]);1;1))" office:value-type="float" office:value="0" calcext:value-type="float">
            <text:p>0</text:p>
          </table:table-cell>
          <table:table-cell table:formula="of:=[.A72] &amp; &quot;.&quot; &amp; [.B72] &amp; &quot;.&quot; &amp; [.C72]" office:value-type="string" office:string-value="0.0.0" calcext:value-type="string">
            <text:p>0.0.0</text:p>
          </table:table-cell>
          <table:table-cell table:formula="of:=INDIRECT([OBJECT.$C$7] &amp; ADDRESS(ROW([.$D71]); COLUMN([.$D71]);1;1))" office:value-type="float" office:value="0" calcext:value-type="float">
            <text:p>0</text:p>
          </table:table-cell>
          <table:table-cell table:formula="of:=INDIRECT([OBJECT.$C$7] &amp; ADDRESS(ROW([.$M71]); COLUMN([.$M71]);1;1))" office:value-type="float" office:value="0" calcext:value-type="float">
            <text:p>0</text:p>
          </table:table-cell>
          <table:table-cell table:formula="of:=[.$E72] &amp; [.$F72]" office:value-type="string" office:string-value="00" calcext:value-type="string">
            <text:p>00</text:p>
          </table:table-cell>
          <table:table-cell table:formula="of:=INDIRECT([OBJECT.$C$7] &amp; ADDRESS(ROW([.$E71]); COLUMN([.$E71]);1;1))" office:value-type="float" office:value="0" calcext:value-type="float">
            <text:p>0</text:p>
          </table:table-cell>
          <table:table-cell table:number-columns-repeated="2"/>
          <table:table-cell table:formula="of:=INDIRECT([OBJECT.$C$7] &amp; ADDRESS(ROW([.$P71]); COLUMN([.$P71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72]); COLUMN([.A72]);1;1))" office:value-type="float" office:value="0" calcext:value-type="float">
            <text:p>0</text:p>
          </table:table-cell>
          <table:table-cell table:formula="of:=INDIRECT([OBJECT.$C$7] &amp; ADDRESS(ROW([.B72]); COLUMN([.B72]);1;1))" office:value-type="float" office:value="0" calcext:value-type="float">
            <text:p>0</text:p>
          </table:table-cell>
          <table:table-cell table:formula="of:=INDIRECT([OBJECT.$C$7] &amp; ADDRESS(ROW([.C72]); COLUMN([.C72]);1;1))" office:value-type="float" office:value="0" calcext:value-type="float">
            <text:p>0</text:p>
          </table:table-cell>
          <table:table-cell table:formula="of:=[.A73] &amp; &quot;.&quot; &amp; [.B73] &amp; &quot;.&quot; &amp; [.C73]" office:value-type="string" office:string-value="0.0.0" calcext:value-type="string">
            <text:p>0.0.0</text:p>
          </table:table-cell>
          <table:table-cell table:formula="of:=INDIRECT([OBJECT.$C$7] &amp; ADDRESS(ROW([.$D72]); COLUMN([.$D72]);1;1))" office:value-type="float" office:value="0" calcext:value-type="float">
            <text:p>0</text:p>
          </table:table-cell>
          <table:table-cell table:formula="of:=INDIRECT([OBJECT.$C$7] &amp; ADDRESS(ROW([.$M72]); COLUMN([.$M72]);1;1))" office:value-type="float" office:value="0" calcext:value-type="float">
            <text:p>0</text:p>
          </table:table-cell>
          <table:table-cell table:formula="of:=[.$E73] &amp; [.$F73]" office:value-type="string" office:string-value="00" calcext:value-type="string">
            <text:p>00</text:p>
          </table:table-cell>
          <table:table-cell table:formula="of:=INDIRECT([OBJECT.$C$7] &amp; ADDRESS(ROW([.$E72]); COLUMN([.$E72]);1;1))" office:value-type="float" office:value="0" calcext:value-type="float">
            <text:p>0</text:p>
          </table:table-cell>
          <table:table-cell table:number-columns-repeated="2"/>
          <table:table-cell table:formula="of:=INDIRECT([OBJECT.$C$7] &amp; ADDRESS(ROW([.$P72]); COLUMN([.$P72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73]); COLUMN([.A73]);1;1))" office:value-type="float" office:value="0" calcext:value-type="float">
            <text:p>0</text:p>
          </table:table-cell>
          <table:table-cell table:formula="of:=INDIRECT([OBJECT.$C$7] &amp; ADDRESS(ROW([.B73]); COLUMN([.B73]);1;1))" office:value-type="float" office:value="0" calcext:value-type="float">
            <text:p>0</text:p>
          </table:table-cell>
          <table:table-cell table:formula="of:=INDIRECT([OBJECT.$C$7] &amp; ADDRESS(ROW([.C73]); COLUMN([.C73]);1;1))" office:value-type="float" office:value="0" calcext:value-type="float">
            <text:p>0</text:p>
          </table:table-cell>
          <table:table-cell table:formula="of:=[.A74] &amp; &quot;.&quot; &amp; [.B74] &amp; &quot;.&quot; &amp; [.C74]" office:value-type="string" office:string-value="0.0.0" calcext:value-type="string">
            <text:p>0.0.0</text:p>
          </table:table-cell>
          <table:table-cell table:formula="of:=INDIRECT([OBJECT.$C$7] &amp; ADDRESS(ROW([.$D73]); COLUMN([.$D73]);1;1))" office:value-type="float" office:value="0" calcext:value-type="float">
            <text:p>0</text:p>
          </table:table-cell>
          <table:table-cell table:formula="of:=INDIRECT([OBJECT.$C$7] &amp; ADDRESS(ROW([.$M73]); COLUMN([.$M73]);1;1))" office:value-type="float" office:value="0" calcext:value-type="float">
            <text:p>0</text:p>
          </table:table-cell>
          <table:table-cell table:formula="of:=[.$E74] &amp; [.$F74]" office:value-type="string" office:string-value="00" calcext:value-type="string">
            <text:p>00</text:p>
          </table:table-cell>
          <table:table-cell table:formula="of:=INDIRECT([OBJECT.$C$7] &amp; ADDRESS(ROW([.$E73]); COLUMN([.$E73]);1;1))" office:value-type="float" office:value="0" calcext:value-type="float">
            <text:p>0</text:p>
          </table:table-cell>
          <table:table-cell table:number-columns-repeated="2"/>
          <table:table-cell table:formula="of:=INDIRECT([OBJECT.$C$7] &amp; ADDRESS(ROW([.$P73]); COLUMN([.$P73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74]); COLUMN([.A74]);1;1))" office:value-type="float" office:value="0" calcext:value-type="float">
            <text:p>0</text:p>
          </table:table-cell>
          <table:table-cell table:formula="of:=INDIRECT([OBJECT.$C$7] &amp; ADDRESS(ROW([.B74]); COLUMN([.B74]);1;1))" office:value-type="float" office:value="0" calcext:value-type="float">
            <text:p>0</text:p>
          </table:table-cell>
          <table:table-cell table:formula="of:=INDIRECT([OBJECT.$C$7] &amp; ADDRESS(ROW([.C74]); COLUMN([.C74]);1;1))" office:value-type="float" office:value="0" calcext:value-type="float">
            <text:p>0</text:p>
          </table:table-cell>
          <table:table-cell table:formula="of:=[.A75] &amp; &quot;.&quot; &amp; [.B75] &amp; &quot;.&quot; &amp; [.C75]" office:value-type="string" office:string-value="0.0.0" calcext:value-type="string">
            <text:p>0.0.0</text:p>
          </table:table-cell>
          <table:table-cell table:formula="of:=INDIRECT([OBJECT.$C$7] &amp; ADDRESS(ROW([.$D74]); COLUMN([.$D74]);1;1))" office:value-type="float" office:value="0" calcext:value-type="float">
            <text:p>0</text:p>
          </table:table-cell>
          <table:table-cell table:formula="of:=INDIRECT([OBJECT.$C$7] &amp; ADDRESS(ROW([.$M74]); COLUMN([.$M74]);1;1))" office:value-type="float" office:value="0" calcext:value-type="float">
            <text:p>0</text:p>
          </table:table-cell>
          <table:table-cell table:formula="of:=[.$E75] &amp; [.$F75]" office:value-type="string" office:string-value="00" calcext:value-type="string">
            <text:p>00</text:p>
          </table:table-cell>
          <table:table-cell table:formula="of:=INDIRECT([OBJECT.$C$7] &amp; ADDRESS(ROW([.$E74]); COLUMN([.$E74]);1;1))" office:value-type="float" office:value="0" calcext:value-type="float">
            <text:p>0</text:p>
          </table:table-cell>
          <table:table-cell table:number-columns-repeated="2"/>
          <table:table-cell table:formula="of:=INDIRECT([OBJECT.$C$7] &amp; ADDRESS(ROW([.$P74]); COLUMN([.$P74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75]); COLUMN([.A75]);1;1))" office:value-type="float" office:value="0" calcext:value-type="float">
            <text:p>0</text:p>
          </table:table-cell>
          <table:table-cell table:formula="of:=INDIRECT([OBJECT.$C$7] &amp; ADDRESS(ROW([.B75]); COLUMN([.B75]);1;1))" office:value-type="float" office:value="0" calcext:value-type="float">
            <text:p>0</text:p>
          </table:table-cell>
          <table:table-cell table:formula="of:=INDIRECT([OBJECT.$C$7] &amp; ADDRESS(ROW([.C75]); COLUMN([.C75]);1;1))" office:value-type="float" office:value="0" calcext:value-type="float">
            <text:p>0</text:p>
          </table:table-cell>
          <table:table-cell table:formula="of:=[.A76] &amp; &quot;.&quot; &amp; [.B76] &amp; &quot;.&quot; &amp; [.C76]" office:value-type="string" office:string-value="0.0.0" calcext:value-type="string">
            <text:p>0.0.0</text:p>
          </table:table-cell>
          <table:table-cell table:formula="of:=INDIRECT([OBJECT.$C$7] &amp; ADDRESS(ROW([.$D75]); COLUMN([.$D75]);1;1))" office:value-type="float" office:value="0" calcext:value-type="float">
            <text:p>0</text:p>
          </table:table-cell>
          <table:table-cell table:formula="of:=INDIRECT([OBJECT.$C$7] &amp; ADDRESS(ROW([.$M75]); COLUMN([.$M75]);1;1))" office:value-type="float" office:value="0" calcext:value-type="float">
            <text:p>0</text:p>
          </table:table-cell>
          <table:table-cell table:formula="of:=[.$E76] &amp; [.$F76]" office:value-type="string" office:string-value="00" calcext:value-type="string">
            <text:p>00</text:p>
          </table:table-cell>
          <table:table-cell table:formula="of:=INDIRECT([OBJECT.$C$7] &amp; ADDRESS(ROW([.$E75]); COLUMN([.$E75]);1;1))" office:value-type="float" office:value="0" calcext:value-type="float">
            <text:p>0</text:p>
          </table:table-cell>
          <table:table-cell table:number-columns-repeated="2"/>
          <table:table-cell table:formula="of:=INDIRECT([OBJECT.$C$7] &amp; ADDRESS(ROW([.$P75]); COLUMN([.$P75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76]); COLUMN([.A76]);1;1))" office:value-type="float" office:value="0" calcext:value-type="float">
            <text:p>0</text:p>
          </table:table-cell>
          <table:table-cell table:formula="of:=INDIRECT([OBJECT.$C$7] &amp; ADDRESS(ROW([.B76]); COLUMN([.B76]);1;1))" office:value-type="float" office:value="0" calcext:value-type="float">
            <text:p>0</text:p>
          </table:table-cell>
          <table:table-cell table:formula="of:=INDIRECT([OBJECT.$C$7] &amp; ADDRESS(ROW([.C76]); COLUMN([.C76]);1;1))" office:value-type="float" office:value="0" calcext:value-type="float">
            <text:p>0</text:p>
          </table:table-cell>
          <table:table-cell table:formula="of:=[.A77] &amp; &quot;.&quot; &amp; [.B77] &amp; &quot;.&quot; &amp; [.C77]" office:value-type="string" office:string-value="0.0.0" calcext:value-type="string">
            <text:p>0.0.0</text:p>
          </table:table-cell>
          <table:table-cell table:formula="of:=INDIRECT([OBJECT.$C$7] &amp; ADDRESS(ROW([.$D76]); COLUMN([.$D76]);1;1))" office:value-type="float" office:value="0" calcext:value-type="float">
            <text:p>0</text:p>
          </table:table-cell>
          <table:table-cell table:formula="of:=INDIRECT([OBJECT.$C$7] &amp; ADDRESS(ROW([.$M76]); COLUMN([.$M76]);1;1))" office:value-type="float" office:value="0" calcext:value-type="float">
            <text:p>0</text:p>
          </table:table-cell>
          <table:table-cell table:formula="of:=[.$E77] &amp; [.$F77]" office:value-type="string" office:string-value="00" calcext:value-type="string">
            <text:p>00</text:p>
          </table:table-cell>
          <table:table-cell table:formula="of:=INDIRECT([OBJECT.$C$7] &amp; ADDRESS(ROW([.$E76]); COLUMN([.$E76]);1;1))" office:value-type="float" office:value="0" calcext:value-type="float">
            <text:p>0</text:p>
          </table:table-cell>
          <table:table-cell table:number-columns-repeated="2"/>
          <table:table-cell table:formula="of:=INDIRECT([OBJECT.$C$7] &amp; ADDRESS(ROW([.$P76]); COLUMN([.$P76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77]); COLUMN([.A77]);1;1))" office:value-type="float" office:value="0" calcext:value-type="float">
            <text:p>0</text:p>
          </table:table-cell>
          <table:table-cell table:formula="of:=INDIRECT([OBJECT.$C$7] &amp; ADDRESS(ROW([.B77]); COLUMN([.B77]);1;1))" office:value-type="float" office:value="0" calcext:value-type="float">
            <text:p>0</text:p>
          </table:table-cell>
          <table:table-cell table:formula="of:=INDIRECT([OBJECT.$C$7] &amp; ADDRESS(ROW([.C77]); COLUMN([.C77]);1;1))" office:value-type="float" office:value="0" calcext:value-type="float">
            <text:p>0</text:p>
          </table:table-cell>
          <table:table-cell table:formula="of:=[.A78] &amp; &quot;.&quot; &amp; [.B78] &amp; &quot;.&quot; &amp; [.C78]" office:value-type="string" office:string-value="0.0.0" calcext:value-type="string">
            <text:p>0.0.0</text:p>
          </table:table-cell>
          <table:table-cell table:formula="of:=INDIRECT([OBJECT.$C$7] &amp; ADDRESS(ROW([.$D77]); COLUMN([.$D77]);1;1))" office:value-type="float" office:value="0" calcext:value-type="float">
            <text:p>0</text:p>
          </table:table-cell>
          <table:table-cell table:formula="of:=INDIRECT([OBJECT.$C$7] &amp; ADDRESS(ROW([.$M77]); COLUMN([.$M77]);1;1))" office:value-type="float" office:value="0" calcext:value-type="float">
            <text:p>0</text:p>
          </table:table-cell>
          <table:table-cell table:formula="of:=[.$E78] &amp; [.$F78]" office:value-type="string" office:string-value="00" calcext:value-type="string">
            <text:p>00</text:p>
          </table:table-cell>
          <table:table-cell table:formula="of:=INDIRECT([OBJECT.$C$7] &amp; ADDRESS(ROW([.$E77]); COLUMN([.$E77]);1;1))" office:value-type="float" office:value="0" calcext:value-type="float">
            <text:p>0</text:p>
          </table:table-cell>
          <table:table-cell table:number-columns-repeated="2"/>
          <table:table-cell table:formula="of:=INDIRECT([OBJECT.$C$7] &amp; ADDRESS(ROW([.$P77]); COLUMN([.$P77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78]); COLUMN([.A78]);1;1))" office:value-type="float" office:value="0" calcext:value-type="float">
            <text:p>0</text:p>
          </table:table-cell>
          <table:table-cell table:formula="of:=INDIRECT([OBJECT.$C$7] &amp; ADDRESS(ROW([.B78]); COLUMN([.B78]);1;1))" office:value-type="float" office:value="0" calcext:value-type="float">
            <text:p>0</text:p>
          </table:table-cell>
          <table:table-cell table:formula="of:=INDIRECT([OBJECT.$C$7] &amp; ADDRESS(ROW([.C78]); COLUMN([.C78]);1;1))" office:value-type="float" office:value="0" calcext:value-type="float">
            <text:p>0</text:p>
          </table:table-cell>
          <table:table-cell table:formula="of:=[.A79] &amp; &quot;.&quot; &amp; [.B79] &amp; &quot;.&quot; &amp; [.C79]" office:value-type="string" office:string-value="0.0.0" calcext:value-type="string">
            <text:p>0.0.0</text:p>
          </table:table-cell>
          <table:table-cell table:formula="of:=INDIRECT([OBJECT.$C$7] &amp; ADDRESS(ROW([.$D78]); COLUMN([.$D78]);1;1))" office:value-type="float" office:value="0" calcext:value-type="float">
            <text:p>0</text:p>
          </table:table-cell>
          <table:table-cell table:formula="of:=INDIRECT([OBJECT.$C$7] &amp; ADDRESS(ROW([.$M78]); COLUMN([.$M78]);1;1))" office:value-type="float" office:value="0" calcext:value-type="float">
            <text:p>0</text:p>
          </table:table-cell>
          <table:table-cell table:formula="of:=[.$E79] &amp; [.$F79]" office:value-type="string" office:string-value="00" calcext:value-type="string">
            <text:p>00</text:p>
          </table:table-cell>
          <table:table-cell table:formula="of:=INDIRECT([OBJECT.$C$7] &amp; ADDRESS(ROW([.$E78]); COLUMN([.$E78]);1;1))" office:value-type="float" office:value="0" calcext:value-type="float">
            <text:p>0</text:p>
          </table:table-cell>
          <table:table-cell table:number-columns-repeated="2"/>
          <table:table-cell table:formula="of:=INDIRECT([OBJECT.$C$7] &amp; ADDRESS(ROW([.$P78]); COLUMN([.$P78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79]); COLUMN([.A79]);1;1))" office:value-type="float" office:value="0" calcext:value-type="float">
            <text:p>0</text:p>
          </table:table-cell>
          <table:table-cell table:formula="of:=INDIRECT([OBJECT.$C$7] &amp; ADDRESS(ROW([.B79]); COLUMN([.B79]);1;1))" office:value-type="float" office:value="0" calcext:value-type="float">
            <text:p>0</text:p>
          </table:table-cell>
          <table:table-cell table:formula="of:=INDIRECT([OBJECT.$C$7] &amp; ADDRESS(ROW([.C79]); COLUMN([.C79]);1;1))" office:value-type="float" office:value="0" calcext:value-type="float">
            <text:p>0</text:p>
          </table:table-cell>
          <table:table-cell table:formula="of:=[.A80] &amp; &quot;.&quot; &amp; [.B80] &amp; &quot;.&quot; &amp; [.C80]" office:value-type="string" office:string-value="0.0.0" calcext:value-type="string">
            <text:p>0.0.0</text:p>
          </table:table-cell>
          <table:table-cell table:formula="of:=INDIRECT([OBJECT.$C$7] &amp; ADDRESS(ROW([.$D79]); COLUMN([.$D79]);1;1))" office:value-type="float" office:value="0" calcext:value-type="float">
            <text:p>0</text:p>
          </table:table-cell>
          <table:table-cell table:formula="of:=INDIRECT([OBJECT.$C$7] &amp; ADDRESS(ROW([.$M79]); COLUMN([.$M79]);1;1))" office:value-type="float" office:value="0" calcext:value-type="float">
            <text:p>0</text:p>
          </table:table-cell>
          <table:table-cell table:formula="of:=[.$E80] &amp; [.$F80]" office:value-type="string" office:string-value="00" calcext:value-type="string">
            <text:p>00</text:p>
          </table:table-cell>
          <table:table-cell table:formula="of:=INDIRECT([OBJECT.$C$7] &amp; ADDRESS(ROW([.$E79]); COLUMN([.$E79]);1;1))" office:value-type="float" office:value="0" calcext:value-type="float">
            <text:p>0</text:p>
          </table:table-cell>
          <table:table-cell table:number-columns-repeated="2"/>
          <table:table-cell table:formula="of:=INDIRECT([OBJECT.$C$7] &amp; ADDRESS(ROW([.$P79]); COLUMN([.$P79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80]); COLUMN([.A80]);1;1))" office:value-type="float" office:value="0" calcext:value-type="float">
            <text:p>0</text:p>
          </table:table-cell>
          <table:table-cell table:formula="of:=INDIRECT([OBJECT.$C$7] &amp; ADDRESS(ROW([.B80]); COLUMN([.B80]);1;1))" office:value-type="float" office:value="0" calcext:value-type="float">
            <text:p>0</text:p>
          </table:table-cell>
          <table:table-cell table:formula="of:=INDIRECT([OBJECT.$C$7] &amp; ADDRESS(ROW([.C80]); COLUMN([.C80]);1;1))" office:value-type="float" office:value="0" calcext:value-type="float">
            <text:p>0</text:p>
          </table:table-cell>
          <table:table-cell table:formula="of:=[.A81] &amp; &quot;.&quot; &amp; [.B81] &amp; &quot;.&quot; &amp; [.C81]" office:value-type="string" office:string-value="0.0.0" calcext:value-type="string">
            <text:p>0.0.0</text:p>
          </table:table-cell>
          <table:table-cell table:formula="of:=INDIRECT([OBJECT.$C$7] &amp; ADDRESS(ROW([.$D80]); COLUMN([.$D80]);1;1))" office:value-type="float" office:value="0" calcext:value-type="float">
            <text:p>0</text:p>
          </table:table-cell>
          <table:table-cell table:formula="of:=INDIRECT([OBJECT.$C$7] &amp; ADDRESS(ROW([.$M80]); COLUMN([.$M80]);1;1))" office:value-type="float" office:value="0" calcext:value-type="float">
            <text:p>0</text:p>
          </table:table-cell>
          <table:table-cell table:formula="of:=[.$E81] &amp; [.$F81]" office:value-type="string" office:string-value="00" calcext:value-type="string">
            <text:p>00</text:p>
          </table:table-cell>
          <table:table-cell table:formula="of:=INDIRECT([OBJECT.$C$7] &amp; ADDRESS(ROW([.$E80]); COLUMN([.$E80]);1;1))" office:value-type="float" office:value="0" calcext:value-type="float">
            <text:p>0</text:p>
          </table:table-cell>
          <table:table-cell table:number-columns-repeated="2"/>
          <table:table-cell table:formula="of:=INDIRECT([OBJECT.$C$7] &amp; ADDRESS(ROW([.$P80]); COLUMN([.$P80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81]); COLUMN([.A81]);1;1))" office:value-type="float" office:value="0" calcext:value-type="float">
            <text:p>0</text:p>
          </table:table-cell>
          <table:table-cell table:formula="of:=INDIRECT([OBJECT.$C$7] &amp; ADDRESS(ROW([.B81]); COLUMN([.B81]);1;1))" office:value-type="float" office:value="0" calcext:value-type="float">
            <text:p>0</text:p>
          </table:table-cell>
          <table:table-cell table:formula="of:=INDIRECT([OBJECT.$C$7] &amp; ADDRESS(ROW([.C81]); COLUMN([.C81]);1;1))" office:value-type="float" office:value="0" calcext:value-type="float">
            <text:p>0</text:p>
          </table:table-cell>
          <table:table-cell table:formula="of:=[.A82] &amp; &quot;.&quot; &amp; [.B82] &amp; &quot;.&quot; &amp; [.C82]" office:value-type="string" office:string-value="0.0.0" calcext:value-type="string">
            <text:p>0.0.0</text:p>
          </table:table-cell>
          <table:table-cell table:formula="of:=INDIRECT([OBJECT.$C$7] &amp; ADDRESS(ROW([.$D81]); COLUMN([.$D81]);1;1))" office:value-type="float" office:value="0" calcext:value-type="float">
            <text:p>0</text:p>
          </table:table-cell>
          <table:table-cell table:formula="of:=INDIRECT([OBJECT.$C$7] &amp; ADDRESS(ROW([.$M81]); COLUMN([.$M81]);1;1))" office:value-type="float" office:value="0" calcext:value-type="float">
            <text:p>0</text:p>
          </table:table-cell>
          <table:table-cell table:formula="of:=[.$E82] &amp; [.$F82]" office:value-type="string" office:string-value="00" calcext:value-type="string">
            <text:p>00</text:p>
          </table:table-cell>
          <table:table-cell table:formula="of:=INDIRECT([OBJECT.$C$7] &amp; ADDRESS(ROW([.$E81]); COLUMN([.$E81]);1;1))" office:value-type="float" office:value="0" calcext:value-type="float">
            <text:p>0</text:p>
          </table:table-cell>
          <table:table-cell table:number-columns-repeated="2"/>
          <table:table-cell table:formula="of:=INDIRECT([OBJECT.$C$7] &amp; ADDRESS(ROW([.$P81]); COLUMN([.$P81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82]); COLUMN([.A82]);1;1))" office:value-type="float" office:value="0" calcext:value-type="float">
            <text:p>0</text:p>
          </table:table-cell>
          <table:table-cell table:formula="of:=INDIRECT([OBJECT.$C$7] &amp; ADDRESS(ROW([.B82]); COLUMN([.B82]);1;1))" office:value-type="float" office:value="0" calcext:value-type="float">
            <text:p>0</text:p>
          </table:table-cell>
          <table:table-cell table:formula="of:=INDIRECT([OBJECT.$C$7] &amp; ADDRESS(ROW([.C82]); COLUMN([.C82]);1;1))" office:value-type="float" office:value="0" calcext:value-type="float">
            <text:p>0</text:p>
          </table:table-cell>
          <table:table-cell table:formula="of:=[.A83] &amp; &quot;.&quot; &amp; [.B83] &amp; &quot;.&quot; &amp; [.C83]" office:value-type="string" office:string-value="0.0.0" calcext:value-type="string">
            <text:p>0.0.0</text:p>
          </table:table-cell>
          <table:table-cell table:formula="of:=INDIRECT([OBJECT.$C$7] &amp; ADDRESS(ROW([.$D82]); COLUMN([.$D82]);1;1))" office:value-type="float" office:value="0" calcext:value-type="float">
            <text:p>0</text:p>
          </table:table-cell>
          <table:table-cell table:formula="of:=INDIRECT([OBJECT.$C$7] &amp; ADDRESS(ROW([.$M82]); COLUMN([.$M82]);1;1))" office:value-type="float" office:value="0" calcext:value-type="float">
            <text:p>0</text:p>
          </table:table-cell>
          <table:table-cell table:formula="of:=[.$E83] &amp; [.$F83]" office:value-type="string" office:string-value="00" calcext:value-type="string">
            <text:p>00</text:p>
          </table:table-cell>
          <table:table-cell table:formula="of:=INDIRECT([OBJECT.$C$7] &amp; ADDRESS(ROW([.$E82]); COLUMN([.$E82]);1;1))" office:value-type="float" office:value="0" calcext:value-type="float">
            <text:p>0</text:p>
          </table:table-cell>
          <table:table-cell table:number-columns-repeated="2"/>
          <table:table-cell table:formula="of:=INDIRECT([OBJECT.$C$7] &amp; ADDRESS(ROW([.$P82]); COLUMN([.$P82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83]); COLUMN([.A83]);1;1))" office:value-type="float" office:value="0" calcext:value-type="float">
            <text:p>0</text:p>
          </table:table-cell>
          <table:table-cell table:formula="of:=INDIRECT([OBJECT.$C$7] &amp; ADDRESS(ROW([.B83]); COLUMN([.B83]);1;1))" office:value-type="float" office:value="0" calcext:value-type="float">
            <text:p>0</text:p>
          </table:table-cell>
          <table:table-cell table:formula="of:=INDIRECT([OBJECT.$C$7] &amp; ADDRESS(ROW([.C83]); COLUMN([.C83]);1;1))" office:value-type="float" office:value="0" calcext:value-type="float">
            <text:p>0</text:p>
          </table:table-cell>
          <table:table-cell table:formula="of:=[.A84] &amp; &quot;.&quot; &amp; [.B84] &amp; &quot;.&quot; &amp; [.C84]" office:value-type="string" office:string-value="0.0.0" calcext:value-type="string">
            <text:p>0.0.0</text:p>
          </table:table-cell>
          <table:table-cell table:formula="of:=INDIRECT([OBJECT.$C$7] &amp; ADDRESS(ROW([.$D83]); COLUMN([.$D83]);1;1))" office:value-type="float" office:value="0" calcext:value-type="float">
            <text:p>0</text:p>
          </table:table-cell>
          <table:table-cell table:formula="of:=INDIRECT([OBJECT.$C$7] &amp; ADDRESS(ROW([.$M83]); COLUMN([.$M83]);1;1))" office:value-type="float" office:value="0" calcext:value-type="float">
            <text:p>0</text:p>
          </table:table-cell>
          <table:table-cell table:formula="of:=[.$E84] &amp; [.$F84]" office:value-type="string" office:string-value="00" calcext:value-type="string">
            <text:p>00</text:p>
          </table:table-cell>
          <table:table-cell table:formula="of:=INDIRECT([OBJECT.$C$7] &amp; ADDRESS(ROW([.$E83]); COLUMN([.$E83]);1;1))" office:value-type="float" office:value="0" calcext:value-type="float">
            <text:p>0</text:p>
          </table:table-cell>
          <table:table-cell table:number-columns-repeated="2"/>
          <table:table-cell table:formula="of:=INDIRECT([OBJECT.$C$7] &amp; ADDRESS(ROW([.$P83]); COLUMN([.$P83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84]); COLUMN([.A84]);1;1))" office:value-type="float" office:value="0" calcext:value-type="float">
            <text:p>0</text:p>
          </table:table-cell>
          <table:table-cell table:formula="of:=INDIRECT([OBJECT.$C$7] &amp; ADDRESS(ROW([.B84]); COLUMN([.B84]);1;1))" office:value-type="float" office:value="0" calcext:value-type="float">
            <text:p>0</text:p>
          </table:table-cell>
          <table:table-cell table:formula="of:=INDIRECT([OBJECT.$C$7] &amp; ADDRESS(ROW([.C84]); COLUMN([.C84]);1;1))" office:value-type="float" office:value="0" calcext:value-type="float">
            <text:p>0</text:p>
          </table:table-cell>
          <table:table-cell table:formula="of:=[.A85] &amp; &quot;.&quot; &amp; [.B85] &amp; &quot;.&quot; &amp; [.C85]" office:value-type="string" office:string-value="0.0.0" calcext:value-type="string">
            <text:p>0.0.0</text:p>
          </table:table-cell>
          <table:table-cell table:formula="of:=INDIRECT([OBJECT.$C$7] &amp; ADDRESS(ROW([.$D84]); COLUMN([.$D84]);1;1))" office:value-type="float" office:value="0" calcext:value-type="float">
            <text:p>0</text:p>
          </table:table-cell>
          <table:table-cell table:formula="of:=INDIRECT([OBJECT.$C$7] &amp; ADDRESS(ROW([.$M84]); COLUMN([.$M84]);1;1))" office:value-type="float" office:value="0" calcext:value-type="float">
            <text:p>0</text:p>
          </table:table-cell>
          <table:table-cell table:formula="of:=[.$E85] &amp; [.$F85]" office:value-type="string" office:string-value="00" calcext:value-type="string">
            <text:p>00</text:p>
          </table:table-cell>
          <table:table-cell table:formula="of:=INDIRECT([OBJECT.$C$7] &amp; ADDRESS(ROW([.$E84]); COLUMN([.$E84]);1;1))" office:value-type="float" office:value="0" calcext:value-type="float">
            <text:p>0</text:p>
          </table:table-cell>
          <table:table-cell table:number-columns-repeated="2"/>
          <table:table-cell table:formula="of:=INDIRECT([OBJECT.$C$7] &amp; ADDRESS(ROW([.$P84]); COLUMN([.$P84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85]); COLUMN([.A85]);1;1))" office:value-type="float" office:value="0" calcext:value-type="float">
            <text:p>0</text:p>
          </table:table-cell>
          <table:table-cell table:formula="of:=INDIRECT([OBJECT.$C$7] &amp; ADDRESS(ROW([.B85]); COLUMN([.B85]);1;1))" office:value-type="float" office:value="0" calcext:value-type="float">
            <text:p>0</text:p>
          </table:table-cell>
          <table:table-cell table:formula="of:=INDIRECT([OBJECT.$C$7] &amp; ADDRESS(ROW([.C85]); COLUMN([.C85]);1;1))" office:value-type="float" office:value="0" calcext:value-type="float">
            <text:p>0</text:p>
          </table:table-cell>
          <table:table-cell table:formula="of:=[.A86] &amp; &quot;.&quot; &amp; [.B86] &amp; &quot;.&quot; &amp; [.C86]" office:value-type="string" office:string-value="0.0.0" calcext:value-type="string">
            <text:p>0.0.0</text:p>
          </table:table-cell>
          <table:table-cell table:formula="of:=INDIRECT([OBJECT.$C$7] &amp; ADDRESS(ROW([.$D85]); COLUMN([.$D85]);1;1))" office:value-type="float" office:value="0" calcext:value-type="float">
            <text:p>0</text:p>
          </table:table-cell>
          <table:table-cell table:formula="of:=INDIRECT([OBJECT.$C$7] &amp; ADDRESS(ROW([.$M85]); COLUMN([.$M85]);1;1))" office:value-type="float" office:value="0" calcext:value-type="float">
            <text:p>0</text:p>
          </table:table-cell>
          <table:table-cell table:formula="of:=[.$E86] &amp; [.$F86]" office:value-type="string" office:string-value="00" calcext:value-type="string">
            <text:p>00</text:p>
          </table:table-cell>
          <table:table-cell table:formula="of:=INDIRECT([OBJECT.$C$7] &amp; ADDRESS(ROW([.$E85]); COLUMN([.$E85]);1;1))" office:value-type="float" office:value="0" calcext:value-type="float">
            <text:p>0</text:p>
          </table:table-cell>
          <table:table-cell table:number-columns-repeated="2"/>
          <table:table-cell table:formula="of:=INDIRECT([OBJECT.$C$7] &amp; ADDRESS(ROW([.$P85]); COLUMN([.$P85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86]); COLUMN([.A86]);1;1))" office:value-type="float" office:value="0" calcext:value-type="float">
            <text:p>0</text:p>
          </table:table-cell>
          <table:table-cell table:formula="of:=INDIRECT([OBJECT.$C$7] &amp; ADDRESS(ROW([.B86]); COLUMN([.B86]);1;1))" office:value-type="float" office:value="0" calcext:value-type="float">
            <text:p>0</text:p>
          </table:table-cell>
          <table:table-cell table:formula="of:=INDIRECT([OBJECT.$C$7] &amp; ADDRESS(ROW([.C86]); COLUMN([.C86]);1;1))" office:value-type="float" office:value="0" calcext:value-type="float">
            <text:p>0</text:p>
          </table:table-cell>
          <table:table-cell table:formula="of:=[.A87] &amp; &quot;.&quot; &amp; [.B87] &amp; &quot;.&quot; &amp; [.C87]" office:value-type="string" office:string-value="0.0.0" calcext:value-type="string">
            <text:p>0.0.0</text:p>
          </table:table-cell>
          <table:table-cell table:formula="of:=INDIRECT([OBJECT.$C$7] &amp; ADDRESS(ROW([.$D86]); COLUMN([.$D86]);1;1))" office:value-type="float" office:value="0" calcext:value-type="float">
            <text:p>0</text:p>
          </table:table-cell>
          <table:table-cell table:formula="of:=INDIRECT([OBJECT.$C$7] &amp; ADDRESS(ROW([.$M86]); COLUMN([.$M86]);1;1))" office:value-type="float" office:value="0" calcext:value-type="float">
            <text:p>0</text:p>
          </table:table-cell>
          <table:table-cell table:formula="of:=[.$E87] &amp; [.$F87]" office:value-type="string" office:string-value="00" calcext:value-type="string">
            <text:p>00</text:p>
          </table:table-cell>
          <table:table-cell table:formula="of:=INDIRECT([OBJECT.$C$7] &amp; ADDRESS(ROW([.$E86]); COLUMN([.$E86]);1;1))" office:value-type="float" office:value="0" calcext:value-type="float">
            <text:p>0</text:p>
          </table:table-cell>
          <table:table-cell table:number-columns-repeated="2"/>
          <table:table-cell table:formula="of:=INDIRECT([OBJECT.$C$7] &amp; ADDRESS(ROW([.$P86]); COLUMN([.$P86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87]); COLUMN([.A87]);1;1))" office:value-type="float" office:value="0" calcext:value-type="float">
            <text:p>0</text:p>
          </table:table-cell>
          <table:table-cell table:formula="of:=INDIRECT([OBJECT.$C$7] &amp; ADDRESS(ROW([.B87]); COLUMN([.B87]);1;1))" office:value-type="float" office:value="0" calcext:value-type="float">
            <text:p>0</text:p>
          </table:table-cell>
          <table:table-cell table:formula="of:=INDIRECT([OBJECT.$C$7] &amp; ADDRESS(ROW([.C87]); COLUMN([.C87]);1;1))" office:value-type="float" office:value="0" calcext:value-type="float">
            <text:p>0</text:p>
          </table:table-cell>
          <table:table-cell table:formula="of:=[.A88] &amp; &quot;.&quot; &amp; [.B88] &amp; &quot;.&quot; &amp; [.C88]" office:value-type="string" office:string-value="0.0.0" calcext:value-type="string">
            <text:p>0.0.0</text:p>
          </table:table-cell>
          <table:table-cell table:formula="of:=INDIRECT([OBJECT.$C$7] &amp; ADDRESS(ROW([.$D87]); COLUMN([.$D87]);1;1))" office:value-type="float" office:value="0" calcext:value-type="float">
            <text:p>0</text:p>
          </table:table-cell>
          <table:table-cell table:formula="of:=INDIRECT([OBJECT.$C$7] &amp; ADDRESS(ROW([.$M87]); COLUMN([.$M87]);1;1))" office:value-type="float" office:value="0" calcext:value-type="float">
            <text:p>0</text:p>
          </table:table-cell>
          <table:table-cell table:formula="of:=[.$E88] &amp; [.$F88]" office:value-type="string" office:string-value="00" calcext:value-type="string">
            <text:p>00</text:p>
          </table:table-cell>
          <table:table-cell table:formula="of:=INDIRECT([OBJECT.$C$7] &amp; ADDRESS(ROW([.$E87]); COLUMN([.$E87]);1;1))" office:value-type="float" office:value="0" calcext:value-type="float">
            <text:p>0</text:p>
          </table:table-cell>
          <table:table-cell table:number-columns-repeated="2"/>
          <table:table-cell table:formula="of:=INDIRECT([OBJECT.$C$7] &amp; ADDRESS(ROW([.$P87]); COLUMN([.$P87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88]); COLUMN([.A88]);1;1))" office:value-type="float" office:value="0" calcext:value-type="float">
            <text:p>0</text:p>
          </table:table-cell>
          <table:table-cell table:formula="of:=INDIRECT([OBJECT.$C$7] &amp; ADDRESS(ROW([.B88]); COLUMN([.B88]);1;1))" office:value-type="float" office:value="0" calcext:value-type="float">
            <text:p>0</text:p>
          </table:table-cell>
          <table:table-cell table:formula="of:=INDIRECT([OBJECT.$C$7] &amp; ADDRESS(ROW([.C88]); COLUMN([.C88]);1;1))" office:value-type="float" office:value="0" calcext:value-type="float">
            <text:p>0</text:p>
          </table:table-cell>
          <table:table-cell table:formula="of:=[.A89] &amp; &quot;.&quot; &amp; [.B89] &amp; &quot;.&quot; &amp; [.C89]" office:value-type="string" office:string-value="0.0.0" calcext:value-type="string">
            <text:p>0.0.0</text:p>
          </table:table-cell>
          <table:table-cell table:formula="of:=INDIRECT([OBJECT.$C$7] &amp; ADDRESS(ROW([.$D88]); COLUMN([.$D88]);1;1))" office:value-type="float" office:value="0" calcext:value-type="float">
            <text:p>0</text:p>
          </table:table-cell>
          <table:table-cell table:formula="of:=INDIRECT([OBJECT.$C$7] &amp; ADDRESS(ROW([.$M88]); COLUMN([.$M88]);1;1))" office:value-type="float" office:value="0" calcext:value-type="float">
            <text:p>0</text:p>
          </table:table-cell>
          <table:table-cell table:formula="of:=[.$E89] &amp; [.$F89]" office:value-type="string" office:string-value="00" calcext:value-type="string">
            <text:p>00</text:p>
          </table:table-cell>
          <table:table-cell table:formula="of:=INDIRECT([OBJECT.$C$7] &amp; ADDRESS(ROW([.$E88]); COLUMN([.$E88]);1;1))" office:value-type="float" office:value="0" calcext:value-type="float">
            <text:p>0</text:p>
          </table:table-cell>
          <table:table-cell table:number-columns-repeated="2"/>
          <table:table-cell table:formula="of:=INDIRECT([OBJECT.$C$7] &amp; ADDRESS(ROW([.$P88]); COLUMN([.$P88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89]); COLUMN([.A89]);1;1))" office:value-type="float" office:value="0" calcext:value-type="float">
            <text:p>0</text:p>
          </table:table-cell>
          <table:table-cell table:formula="of:=INDIRECT([OBJECT.$C$7] &amp; ADDRESS(ROW([.B89]); COLUMN([.B89]);1;1))" office:value-type="float" office:value="0" calcext:value-type="float">
            <text:p>0</text:p>
          </table:table-cell>
          <table:table-cell table:formula="of:=INDIRECT([OBJECT.$C$7] &amp; ADDRESS(ROW([.C89]); COLUMN([.C89]);1;1))" office:value-type="float" office:value="0" calcext:value-type="float">
            <text:p>0</text:p>
          </table:table-cell>
          <table:table-cell table:formula="of:=[.A90] &amp; &quot;.&quot; &amp; [.B90] &amp; &quot;.&quot; &amp; [.C90]" office:value-type="string" office:string-value="0.0.0" calcext:value-type="string">
            <text:p>0.0.0</text:p>
          </table:table-cell>
          <table:table-cell table:formula="of:=INDIRECT([OBJECT.$C$7] &amp; ADDRESS(ROW([.$D89]); COLUMN([.$D89]);1;1))" office:value-type="float" office:value="0" calcext:value-type="float">
            <text:p>0</text:p>
          </table:table-cell>
          <table:table-cell table:formula="of:=INDIRECT([OBJECT.$C$7] &amp; ADDRESS(ROW([.$M89]); COLUMN([.$M89]);1;1))" office:value-type="float" office:value="0" calcext:value-type="float">
            <text:p>0</text:p>
          </table:table-cell>
          <table:table-cell table:formula="of:=[.$E90] &amp; [.$F90]" office:value-type="string" office:string-value="00" calcext:value-type="string">
            <text:p>00</text:p>
          </table:table-cell>
          <table:table-cell table:formula="of:=INDIRECT([OBJECT.$C$7] &amp; ADDRESS(ROW([.$E89]); COLUMN([.$E89]);1;1))" office:value-type="float" office:value="0" calcext:value-type="float">
            <text:p>0</text:p>
          </table:table-cell>
          <table:table-cell table:number-columns-repeated="2"/>
          <table:table-cell table:formula="of:=INDIRECT([OBJECT.$C$7] &amp; ADDRESS(ROW([.$P89]); COLUMN([.$P89]);1;1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INDIRECT([OBJECT.$C$7] &amp; ADDRESS(ROW([.A90]); COLUMN([.A90]);1;1))" office:value-type="float" office:value="0" calcext:value-type="float">
            <text:p>0</text:p>
          </table:table-cell>
          <table:table-cell table:formula="of:=INDIRECT([OBJECT.$C$7] &amp; ADDRESS(ROW([.B90]); COLUMN([.B90]);1;1))" office:value-type="float" office:value="0" calcext:value-type="float">
            <text:p>0</text:p>
          </table:table-cell>
          <table:table-cell table:formula="of:=INDIRECT([OBJECT.$C$7] &amp; ADDRESS(ROW([.C90]); COLUMN([.C90]);1;1))" office:value-type="float" office:value="0" calcext:value-type="float">
            <text:p>0</text:p>
          </table:table-cell>
          <table:table-cell table:formula="of:=[.A91] &amp; &quot;.&quot; &amp; [.B91] &amp; &quot;.&quot; &amp; [.C91]" office:value-type="string" office:string-value="0.0.0" calcext:value-type="string">
            <text:p>0.0.0</text:p>
          </table:table-cell>
          <table:table-cell table:formula="of:=INDIRECT([OBJECT.$C$7] &amp; ADDRESS(ROW([.$D90]); COLUMN([.$D90]);1;1))" office:value-type="float" office:value="0" calcext:value-type="float">
            <text:p>0</text:p>
          </table:table-cell>
          <table:table-cell table:formula="of:=INDIRECT([OBJECT.$C$7] &amp; ADDRESS(ROW([.$M90]); COLUMN([.$M90]);1;1))" office:value-type="float" office:value="0" calcext:value-type="float">
            <text:p>0</text:p>
          </table:table-cell>
          <table:table-cell table:formula="of:=[.$E91] &amp; [.$F91]" office:value-type="string" office:string-value="00" calcext:value-type="string">
            <text:p>00</text:p>
          </table:table-cell>
          <table:table-cell table:formula="of:=INDIRECT([OBJECT.$C$7] &amp; ADDRESS(ROW([.$E90]); COLUMN([.$E90]);1;1))" office:value-type="float" office:value="0" calcext:value-type="float">
            <text:p>0</text:p>
          </table:table-cell>
          <table:table-cell table:number-columns-repeated="2"/>
          <table:table-cell table:formula="of:=INDIRECT([OBJECT.$C$7] &amp; ADDRESS(ROW([.$P90]); COLUMN([.$P90]);1;1))" office:value-type="float" office:value="0" calcext:value-type="float">
            <text:p>0</text:p>
          </table:table-cell>
          <table:table-cell table:number-columns-repeated="2"/>
        </table:table-row>
      </table:table>
      <table:table table:name="states" table:style-name="ta1">
        <office:forms form:automatic-focus="false" form:apply-design-mode="false"/>
        <table:table-column table:style-name="co2" table:number-columns-repeated="5" table:default-cell-style-name="ce3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/>
          <table:table-cell table:style-name="Default" office:value-type="string" calcext:value-type="string">
            <text:p>cycleOffset</text:p>
          </table:table-cell>
          <table:table-cell office:value-type="string" calcext:value-type="string">
            <text:p>cycleOffsetParameter</text:p>
          </table:table-cell>
          <table:table-cell office:value-type="string" calcext:value-type="string">
            <text:p>hideFlags</text:p>
          </table:table-cell>
          <table:table-cell table:style-name="Default" office:value-type="string" calcext:value-type="string">
            <text:p>iKOnFeet</text:p>
          </table:table-cell>
          <table:table-cell table:style-name="Default" office:value-type="string" calcext:value-type="string">
            <text:p>mirror</text:p>
          </table:table-cell>
          <table:table-cell office:value-type="string" calcext:value-type="string">
            <text:p>mirrorParameter</text:p>
          </table:table-cell>
          <table:table-cell table:style-name="Default" office:value-type="string" calcext:value-type="string">
            <text:p>mirrorParameterActive</text:p>
          </table:table-cell>
          <table:table-cell office:value-type="string" calcext:value-type="string">
            <text:p>motion_nam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nameHash</text:p>
          </table:table-cell>
          <table:table-cell table:style-name="Default" office:value-type="string" calcext:value-type="string">
            <text:p>speed</text:p>
          </table:table-cell>
          <table:table-cell office:value-type="string" calcext:value-type="string">
            <text:p>speedParameter</text:p>
          </table:table-cell>
          <table:table-cell table:style-name="Default" office:value-type="string" calcext:value-type="string">
            <text:p>speedParameterActive</text:p>
          </table:table-cell>
          <table:table-cell office:value-type="string" calcext:value-type="string">
            <text:p>tag</text:p>
          </table:table-cell>
          <table:table-cell table:style-name="Default" office:value-type="string" calcext:value-type="string">
            <text:p>writeDefaultValues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Wait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P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P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P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K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K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K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Mov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Backstep</text:p>
          </table:table-cell>
          <table:table-cell office:value-type="string" calcext:value-type="string">
            <text:p>OBackstep</text:p>
          </table:table-cell>
          <table:table-cell office:value-type="string" calcext:value-type="string">
            <text:p>-1557905359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M</text:p>
          </table:table-cell>
          <table:table-cell office:value-type="string" calcext:value-type="string">
            <text:p>SDamageM</text:p>
          </table:table-cell>
          <table:table-cell office:value-type="string" calcext:value-type="string">
            <text:p>191476381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L</text:p>
          </table:table-cell>
          <table:table-cell office:value-type="string" calcext:value-type="string">
            <text:p>SDamageL</text:p>
          </table:table-cell>
          <table:table-cell office:value-type="string" calcext:value-type="string">
            <text:p>86493887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SDamageH</text:p>
          </table:table-cell>
          <table:table-cell office:value-type="string" calcext:value-type="string">
            <text:p>38407846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Down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Standup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Giveup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ODown_SDamageH</text:p>
          </table:table-cell>
          <table:table-cell office:value-type="string" calcext:value-type="string">
            <text:p>869277279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Mov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L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M</text:p>
          </table:table-cell>
          <table:table-cell office:value-type="string" calcext:value-type="string">
            <text:p>SBlockM</text:p>
          </table:table-cell>
          <table:table-cell office:value-type="string" calcext:value-type="string">
            <text:p>9177006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H</text:p>
          </table:table-cell>
          <table:table-cell office:value-type="string" calcext:value-type="string">
            <text:p>SBlockH</text:p>
          </table:table-cell>
          <table:table-cell office:value-type="string" calcext:value-type="string">
            <text:p>11886890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P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P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P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K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K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K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L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M</text:p>
          </table:table-cell>
          <table:table-cell office:value-type="string" calcext:value-type="string">
            <text:p>JBlockM</text:p>
          </table:table-cell>
          <table:table-cell office:value-type="string" calcext:value-type="string">
            <text:p>-99052107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H</text:p>
          </table:table-cell>
          <table:table-cell office:value-type="string" calcext:value-type="string">
            <text:p>JBlockH</text:p>
          </table:table-cell>
          <table:table-cell office:value-type="string" calcext:value-type="string">
            <text:p>-12646365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L</text:p>
          </table:table-cell>
          <table:table-cell office:value-type="string" calcext:value-type="string">
            <text:p>JDamageL</text:p>
          </table:table-cell>
          <table:table-cell office:value-type="string" calcext:value-type="string">
            <text:p>17251616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M</text:p>
          </table:table-cell>
          <table:table-cell office:value-type="string" calcext:value-type="string">
            <text:p>JDamageM</text:p>
          </table:table-cell>
          <table:table-cell office:value-type="string" calcext:value-type="string">
            <text:p>29915959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H</text:p>
          </table:table-cell>
          <table:table-cell office:value-type="string" calcext:value-type="string">
            <text:p>JDamageH</text:p>
          </table:table-cell>
          <table:table-cell office:value-type="string" calcext:value-type="string">
            <text:p>16398511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P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P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P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K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K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K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L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M</text:p>
          </table:table-cell>
          <table:table-cell office:value-type="string" calcext:value-type="string">
            <text:p>DBlockM</text:p>
          </table:table-cell>
          <table:table-cell office:value-type="string" calcext:value-type="string">
            <text:p>-17986595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H</text:p>
          </table:table-cell>
          <table:table-cell office:value-type="string" calcext:value-type="string">
            <text:p>DBlockH</text:p>
          </table:table-cell>
          <table:table-cell office:value-type="string" calcext:value-type="string">
            <text:p>-4592540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L</text:p>
          </table:table-cell>
          <table:table-cell office:value-type="string" calcext:value-type="string">
            <text:p>DDamageL</text:p>
          </table:table-cell>
          <table:table-cell office:value-type="string" calcext:value-type="string">
            <text:p>19352746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M</text:p>
          </table:table-cell>
          <table:table-cell office:value-type="string" calcext:value-type="string">
            <text:p>DDamageM</text:p>
          </table:table-cell>
          <table:table-cell office:value-type="string" calcext:value-type="string">
            <text:p>733189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H</text:p>
          </table:table-cell>
          <table:table-cell office:value-type="string" calcext:value-type="string">
            <text:p>DDamageH</text:p>
          </table:table-cell>
          <table:table-cell office:value-type="string" calcext:value-type="string">
            <text:p>19495789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Wait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Mov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P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P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P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K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K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K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L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M</text:p>
          </table:table-cell>
          <table:table-cell office:value-type="string" calcext:value-type="string">
            <text:p>CBlockM</text:p>
          </table:table-cell>
          <table:table-cell office:value-type="string" calcext:value-type="string">
            <text:p>136613807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H</text:p>
          </table:table-cell>
          <table:table-cell office:value-type="string" calcext:value-type="string">
            <text:p>CBlockH</text:p>
          </table:table-cell>
          <table:table-cell office:value-type="string" calcext:value-type="string">
            <text:p>55413358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L</text:p>
          </table:table-cell>
          <table:table-cell office:value-type="string" calcext:value-type="string">
            <text:p>CDamageL</text:p>
          </table:table-cell>
          <table:table-cell office:value-type="string" calcext:value-type="string">
            <text:p>20403311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M</text:p>
          </table:table-cell>
          <table:table-cell office:value-type="string" calcext:value-type="string">
            <text:p>CDamageM</text:p>
          </table:table-cell>
          <table:table-cell office:value-type="string" calcext:value-type="string">
            <text:p>2450910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H</text:p>
          </table:table-cell>
          <table:table-cell office:value-type="string" calcext:value-type="string">
            <text:p>CDamageH</text:p>
          </table:table-cell>
          <table:table-cell office:value-type="string" calcext:value-type="string">
            <text:p>212973966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0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1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2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3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4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parameters" table:style-name="ta1">
        <table:table-column table:style-name="co2" table:default-cell-style-name="ce3"/>
        <table:table-column table:style-name="co2" table:default-cell-style-name="Default"/>
        <table:table-column table:style-name="co2" table:number-columns-repeated="4" table:default-cell-style-name="ce3"/>
        <table:table-row table:style-name="ro1">
          <table:table-cell table:style-name="Default" office:value-type="string" calcext:value-type="string">
            <text:p>Num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Bool</text:p>
          </table:table-cell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NameHash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3964905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34243242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55705581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37858811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1901433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3109759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60771445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4679572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481439722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98561046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leverX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527354999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everX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68305498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85144917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leverY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50886679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leverY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45457898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damage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682159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damageM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36157561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damage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00891384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6510651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40204665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8816651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805430378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52801434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39688168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228942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moveXForwar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02891436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07658413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95343838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6993570</text:p>
          </table:table-cell>
        </table:table-row>
      </table:table>
      <table:table table:name="layers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LayerName</text:p>
          </table:table-cell>
          <table:table-cell office:value-type="string" calcext:value-type="string">
            <text:p>avatarMask</text:p>
          </table:table-cell>
          <table:table-cell office:value-type="string" calcext:value-type="string">
            <text:p>blendingMode</text:p>
          </table:table-cell>
          <table:table-cell office:value-type="string" calcext:value-type="string">
            <text:p>defaultWeight</text:p>
          </table:table-cell>
          <table:table-cell office:value-type="string" calcext:value-type="string">
            <text:p>iKPass</text:p>
          </table:table-cell>
          <table:table-cell office:value-type="string" calcext:value-type="string">
            <text:p>syncedLayerAffectsTiming</text:p>
          </table:table-cell>
          <table:table-cell office:value-type="string" calcext:value-type="string">
            <text:p>syncedLayerIndex</text:p>
          </table:table-cell>
        </table:table-row>
        <table:table-row table:style-name="ro1">
          <table:table-cell table:style-name="ce3" office:value-type="string" calcext:value-type="string">
            <text:p>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verride</text:p>
          </table:table-cell>
          <table:table-cell table:style-name="ce3" office:value-type="string" calcext:value-type="string">
            <text:p>0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-1</text:p>
          </table:table-cell>
        </table:table-row>
      </table:table>
      <table:table table:name="stateMachines" table:style-name="ta1">
        <table:table-column table:style-name="co2" table:number-columns-repeated="2" table:default-cell-style-name="ce3"/>
        <table:table-column table:style-name="co2" table:number-columns-repeated="6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office:value-type="string" calcext:value-type="string">
            <text:p>anyStateTransitions</text:p>
          </table:table-cell>
          <table:table-cell office:value-type="string" calcext:value-type="string">
            <text:p>behaviours</text:p>
          </table:table-cell>
          <table:table-cell office:value-type="string" calcext:value-type="string">
            <text:p>defaultState</text:p>
          </table:table-cell>
          <table:table-cell office:value-type="string" calcext:value-type="string">
            <text:p>entryTransitions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SWait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Base Layer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JMove0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JMove</text:p>
          </table:table-cell>
        </table:table-row>
      </table:table>
      <table:table table:name="transitions" table:style-name="ta1">
        <table:table-column table:style-name="co2" table:number-columns-repeated="5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number-columns-repeated="4" table:default-cell-style-name="ce3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2" table:number-columns-repeated="3" table:default-cell-style-name="ce3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anTransitionToSelf</text:p>
          </table:table-cell>
          <table:table-cell office:value-type="string" calcext:value-type="string">
            <text:p>destinationState_name</text:p>
          </table:table-cell>
          <table:table-cell table:style-name="Default" office:value-type="string" calcext:value-type="string">
            <text:p>destinationState_nameHash</text:p>
          </table:table-cell>
          <table:table-cell office:value-type="string" calcext:value-type="string">
            <text:p>destinationStateMachine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string" calcext:value-type="string">
            <text:p>exitTime</text:p>
          </table:table-cell>
          <table:table-cell table:style-name="Default" office:value-type="string" calcext:value-type="string">
            <text:p>hasExitTime</text:p>
          </table:table-cell>
          <table:table-cell table:style-name="Default" office:value-type="string" calcext:value-type="string">
            <text:p>hasFixedDuration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interruptionSource</text:p>
          </table:table-cell>
          <table:table-cell table:style-name="Default" office:value-type="string" calcext:value-type="string">
            <text:p>isExit</text:p>
          </table:table-cell>
          <table:table-cell table:style-name="Default" office:value-type="string" calcext:value-type="string">
            <text:p>mut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orderedInterruption</text:p>
          </table:table-cell>
          <table:table-cell table:style-name="Default" office:value-type="string" calcext:value-type="string">
            <text:p>solo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table table:name="transitions_calc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table:formula="of:=[transitions.$A2] &amp; &quot;.&quot; &amp; [transitions.$B2] &amp; &quot;.&quot; &amp; [transitions.$C2] &amp; &quot;.&quot; &amp; [transitions.$D2]" office:value-type="string" office:string-value="1.1.1.0" calcext:value-type="string">
            <text:p>1.1.1.0</text:p>
          </table:table-cell>
        </table:table-row>
        <table:table-row table:style-name="ro1">
          <table:table-cell table:formula="of:=[transitions.$A3] &amp; &quot;.&quot; &amp; [transitions.$B3] &amp; &quot;.&quot; &amp; [transitions.$C3] &amp; &quot;.&quot; &amp; [transitions.$D3]" office:value-type="string" office:string-value="1.1.1.1" calcext:value-type="string">
            <text:p>1.1.1.1</text:p>
          </table:table-cell>
        </table:table-row>
        <table:table-row table:style-name="ro1">
          <table:table-cell table:formula="of:=[transitions.$A4] &amp; &quot;.&quot; &amp; [transitions.$B4] &amp; &quot;.&quot; &amp; [transitions.$C4] &amp; &quot;.&quot; &amp; [transitions.$D4]" office:value-type="string" office:string-value="1.1.1.2" calcext:value-type="string">
            <text:p>1.1.1.2</text:p>
          </table:table-cell>
        </table:table-row>
        <table:table-row table:style-name="ro1">
          <table:table-cell table:formula="of:=[transitions.$A5] &amp; &quot;.&quot; &amp; [transitions.$B5] &amp; &quot;.&quot; &amp; [transitions.$C5] &amp; &quot;.&quot; &amp; [transitions.$D5]" office:value-type="string" office:string-value="1.1.1.3" calcext:value-type="string">
            <text:p>1.1.1.3</text:p>
          </table:table-cell>
        </table:table-row>
        <table:table-row table:style-name="ro1">
          <table:table-cell table:formula="of:=[transitions.$A6] &amp; &quot;.&quot; &amp; [transitions.$B6] &amp; &quot;.&quot; &amp; [transitions.$C6] &amp; &quot;.&quot; &amp; [transitions.$D6]" office:value-type="string" office:string-value="1.1.1.4" calcext:value-type="string">
            <text:p>1.1.1.4</text:p>
          </table:table-cell>
        </table:table-row>
        <table:table-row table:style-name="ro1">
          <table:table-cell table:formula="of:=[transitions.$A7] &amp; &quot;.&quot; &amp; [transitions.$B7] &amp; &quot;.&quot; &amp; [transitions.$C7] &amp; &quot;.&quot; &amp; [transitions.$D7]" office:value-type="string" office:string-value="1.1.1.5" calcext:value-type="string">
            <text:p>1.1.1.5</text:p>
          </table:table-cell>
        </table:table-row>
        <table:table-row table:style-name="ro1">
          <table:table-cell table:formula="of:=[transitions.$A8] &amp; &quot;.&quot; &amp; [transitions.$B8] &amp; &quot;.&quot; &amp; [transitions.$C8] &amp; &quot;.&quot; &amp; [transitions.$D8]" office:value-type="string" office:string-value="1.1.1.6" calcext:value-type="string">
            <text:p>1.1.1.6</text:p>
          </table:table-cell>
        </table:table-row>
        <table:table-row table:style-name="ro1">
          <table:table-cell table:formula="of:=[transitions.$A9] &amp; &quot;.&quot; &amp; [transitions.$B9] &amp; &quot;.&quot; &amp; [transitions.$C9] &amp; &quot;.&quot; &amp; [transitions.$D9]" office:value-type="string" office:string-value="1.1.1.7" calcext:value-type="string">
            <text:p>1.1.1.7</text:p>
          </table:table-cell>
        </table:table-row>
        <table:table-row table:style-name="ro1">
          <table:table-cell table:formula="of:=[transitions.$A10] &amp; &quot;.&quot; &amp; [transitions.$B10] &amp; &quot;.&quot; &amp; [transitions.$C10] &amp; &quot;.&quot; &amp; [transitions.$D10]" office:value-type="string" office:string-value="1.1.1.8" calcext:value-type="string">
            <text:p>1.1.1.8</text:p>
          </table:table-cell>
        </table:table-row>
        <table:table-row table:style-name="ro1">
          <table:table-cell table:formula="of:=[transitions.$A11] &amp; &quot;.&quot; &amp; [transitions.$B11] &amp; &quot;.&quot; &amp; [transitions.$C11] &amp; &quot;.&quot; &amp; [transitions.$D11]" office:value-type="string" office:string-value="1.1.1.9" calcext:value-type="string">
            <text:p>1.1.1.9</text:p>
          </table:table-cell>
        </table:table-row>
        <table:table-row table:style-name="ro1">
          <table:table-cell table:formula="of:=[transitions.$A12] &amp; &quot;.&quot; &amp; [transitions.$B12] &amp; &quot;.&quot; &amp; [transitions.$C12] &amp; &quot;.&quot; &amp; [transitions.$D12]" office:value-type="string" office:string-value="1.1.1.10" calcext:value-type="string">
            <text:p>1.1.1.10</text:p>
          </table:table-cell>
        </table:table-row>
        <table:table-row table:style-name="ro1">
          <table:table-cell table:formula="of:=[transitions.$A13] &amp; &quot;.&quot; &amp; [transitions.$B13] &amp; &quot;.&quot; &amp; [transitions.$C13] &amp; &quot;.&quot; &amp; [transitions.$D13]" office:value-type="string" office:string-value="1.1.2.11" calcext:value-type="string">
            <text:p>1.1.2.11</text:p>
          </table:table-cell>
        </table:table-row>
        <table:table-row table:style-name="ro1">
          <table:table-cell table:formula="of:=[transitions.$A14] &amp; &quot;.&quot; &amp; [transitions.$B14] &amp; &quot;.&quot; &amp; [transitions.$C14] &amp; &quot;.&quot; &amp; [transitions.$D14]" office:value-type="string" office:string-value="1.1.2.12" calcext:value-type="string">
            <text:p>1.1.2.12</text:p>
          </table:table-cell>
        </table:table-row>
        <table:table-row table:style-name="ro1">
          <table:table-cell table:formula="of:=[transitions.$A15] &amp; &quot;.&quot; &amp; [transitions.$B15] &amp; &quot;.&quot; &amp; [transitions.$C15] &amp; &quot;.&quot; &amp; [transitions.$D15]" office:value-type="string" office:string-value="1.1.3.13" calcext:value-type="string">
            <text:p>1.1.3.13</text:p>
          </table:table-cell>
        </table:table-row>
      </table:table>
      <table:table table:name="conditions" table:style-name="ta1">
        <table:table-column table:style-name="co2" table:number-columns-repeated="5" table:default-cell-style-name="ce3"/>
        <table:table-column table:style-name="co2" table:number-columns-repeated="2" table:default-cell-style-name="Default"/>
        <table:table-column table:style-name="co2" table:default-cell-style-name="ce3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threshold</text:p>
          </table:table-cell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NotEqual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</table:table-row>
      </table:table>
      <table:table table:name="positions" table:style-name="ta1">
        <table:table-column table:style-name="co2" table:number-columns-repeated="5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number-columns-repeated="7" table:default-cell-style-name="ce3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PropertyName</text:p>
          </table:table-cell>
          <table:table-cell table:style-name="Default" office:value-type="string" calcext:value-type="string">
            <text:p>magnitude</text:p>
          </table:table-cell>
          <table:table-cell office:value-type="string" calcext:value-type="string">
            <text:p>normalized</text:p>
          </table:table-cell>
          <table:table-cell table:style-name="Default" office:value-type="string" calcext:value-type="string">
            <text:p>normalizedX</text:p>
          </table:table-cell>
          <table:table-cell table:style-name="Default" office:value-type="string" calcext:value-type="string">
            <text:p>normalizedY</text:p>
          </table:table-cell>
          <table:table-cell table:style-name="Default" office:value-type="string" calcext:value-type="string">
            <text:p>normalizedZ</text:p>
          </table:table-cell>
          <table:table-cell table:style-name="Default" office:value-type="string" calcext:value-type="string">
            <text:p>sqrMagnitud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629.7428</text:p>
          </table:table-cell>
          <table:table-cell office:value-type="string" calcext:value-type="string">
            <text:p>(-0.5, -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6576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75.89466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6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684.1052</text:p>
          </table:table-cell>
          <table:table-cell office:value-type="string" calcext:value-type="string">
            <text:p>(0.0, 1.0, 0.0)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800.24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404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.9969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6.6464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032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6.3781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7840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4.183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6544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0.23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014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14.070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864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34.7118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2032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946.1755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95248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3.7355</text:p>
          </table:table-cell>
          <table:table-cell office:value-type="string" calcext:value-type="string">
            <text:p>(0.7, 0.7, 0.0)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4000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95.7852</text:p>
          </table:table-cell>
          <table:table-cell office:value-type="string" calcext:value-type="string">
            <text:p>(-0.9, -0.5, 0.0)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4960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15.7532</text:p>
          </table:table-cell>
          <table:table-cell office:value-type="string" calcext:value-type="string">
            <text:p>(-0.8, -0.5, 0.0)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9152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81.5978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8256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56.8566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2832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36.311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0368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83.262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848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27.684</text:p>
          </table:table-cell>
          <table:table-cell office:value-type="string" calcext:value-type="string">
            <text:p>(-0.3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84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86.9884</text:p>
          </table:table-cell>
          <table:table-cell office:value-type="string" calcext:value-type="string">
            <text:p>(0.5, -0.9, 0.0)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97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52.9306</text:p>
          </table:table-cell>
          <table:table-cell office:value-type="string" calcext:value-type="string">
            <text:p>(0.6, -0.8, 0.0)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45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22.887</text:p>
          </table:table-cell>
          <table:table-cell office:value-type="string" calcext:value-type="string">
            <text:p>(0.7, -0.7, 0.0)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4256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3.268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8752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6.189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2928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22.495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32.0983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35968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44.870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4832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60.6523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8592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9.1177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2848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2.282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93200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27.3041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4432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16.0883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09.355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056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74.40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79232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0.94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94640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9.51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14944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00.06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144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12.53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70240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26.879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5232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2.524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5360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0.947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1760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1.515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3056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51.148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4912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5.10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92240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2.62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7056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60.356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32640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85.53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06800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39.43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87760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59.518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54000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81.071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26000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04.042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03760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28.37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87280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65.9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18752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7.507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84080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9.96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00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13.94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04816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80.856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40592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155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3680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38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4256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318.8479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66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305.9412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36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742.159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08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744.0967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3680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0400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24.264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0000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79.4733</text:p>
          </table:table-cell>
          <table:table-cell office:value-type="string" calcext:value-type="string">
            <text:p>(0.9, 0.3, 0.0)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00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60.2</text:p>
          </table:table-cell>
          <table:table-cell office:value-type="string" calcext:value-type="string">
            <text:p>(0.9, 0.5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9744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79.9862</text:p>
          </table:table-cell>
          <table:table-cell office:value-type="string" calcext:value-type="string">
            <text:p>(0.9, 0.4, 0.0)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6384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</table:table-row>
      </table:table>
      <table:table table:name="Sheet9" table:style-name="ta1">
        <table:table-column table:style-name="co2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formula="of:=[transitions.A2]" office:value-type="string" office:string-value="1" calcext:value-type="string">
            <text:p>1</text:p>
          </table:table-cell>
          <table:table-cell table:formula="of:=[transitions.B2]" office:value-type="string" office:string-value="1" calcext:value-type="string">
            <text:p>1</text:p>
          </table:table-cell>
          <table:table-cell table:formula="of:=[transitions.C2]" office:value-type="string" office:string-value="1" calcext:value-type="string">
            <text:p>1</text:p>
          </table:table-cell>
          <table:table-cell table:formula="of:=[transitions.D2]" office:value-type="string" office:string-value="0" calcext:value-type="string">
            <text:p>0</text:p>
          </table:table-cell>
          <table:table-cell table:formula="of:=[transitions.E2]" office:value-type="string" office:string-value="True" calcext:value-type="string">
            <text:p>True</text:p>
          </table:table-cell>
          <table:table-cell table:formula="of:=[transitions.F2]" office:value-type="string" office:string-value="OGiveup" calcext:value-type="string">
            <text:p>OGiveup</text:p>
          </table:table-cell>
          <table:table-cell table:formula="of:=[transitions.G2]" office:value-type="string" office:string-value="-1420427518" calcext:value-type="string">
            <text:p>-1420427518</text:p>
          </table:table-cell>
          <table:table-cell table:formula="of:=[transitions.H2]" office:value-type="float" office:value="0" calcext:value-type="float">
            <text:p>0</text:p>
          </table:table-cell>
          <table:table-cell table:formula="of:=[transitions.I2]" office:value-type="string" office:string-value="0" calcext:value-type="string">
            <text:p>0</text:p>
          </table:table-cell>
          <table:table-cell table:formula="of:=[transitions.J2]" office:value-type="string" office:string-value="1" calcext:value-type="string">
            <text:p>1</text:p>
          </table:table-cell>
          <table:table-cell table:formula="of:=[transitions.K2]" office:value-type="string" office:string-value="False" calcext:value-type="string">
            <text:p>False</text:p>
          </table:table-cell>
          <table:table-cell table:formula="of:=[transitions.L2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3]" office:value-type="string" office:string-value="1" calcext:value-type="string">
            <text:p>1</text:p>
          </table:table-cell>
          <table:table-cell table:formula="of:=[transitions.B3]" office:value-type="string" office:string-value="1" calcext:value-type="string">
            <text:p>1</text:p>
          </table:table-cell>
          <table:table-cell table:formula="of:=[transitions.C3]" office:value-type="string" office:string-value="1" calcext:value-type="string">
            <text:p>1</text:p>
          </table:table-cell>
          <table:table-cell table:formula="of:=[transitions.D3]" office:value-type="string" office:string-value="1" calcext:value-type="string">
            <text:p>1</text:p>
          </table:table-cell>
          <table:table-cell table:formula="of:=[transitions.E3]" office:value-type="string" office:string-value="True" calcext:value-type="string">
            <text:p>True</text:p>
          </table:table-cell>
          <table:table-cell table:formula="of:=[transitions.F3]" office:value-type="string" office:string-value="JMove0" calcext:value-type="string">
            <text:p>JMove0</text:p>
          </table:table-cell>
          <table:table-cell table:formula="of:=[transitions.G3]" office:value-type="string" office:string-value="-1308079960" calcext:value-type="string">
            <text:p>-1308079960</text:p>
          </table:table-cell>
          <table:table-cell table:formula="of:=[transitions.H3]" office:value-type="float" office:value="0" calcext:value-type="float">
            <text:p>0</text:p>
          </table:table-cell>
          <table:table-cell table:formula="of:=[transitions.I3]" office:value-type="string" office:string-value="0" calcext:value-type="string">
            <text:p>0</text:p>
          </table:table-cell>
          <table:table-cell table:formula="of:=[transitions.J3]" office:value-type="string" office:string-value="1" calcext:value-type="string">
            <text:p>1</text:p>
          </table:table-cell>
          <table:table-cell table:formula="of:=[transitions.K3]" office:value-type="string" office:string-value="False" calcext:value-type="string">
            <text:p>False</text:p>
          </table:table-cell>
          <table:table-cell table:formula="of:=[transitions.L3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4]" office:value-type="string" office:string-value="1" calcext:value-type="string">
            <text:p>1</text:p>
          </table:table-cell>
          <table:table-cell table:formula="of:=[transitions.B4]" office:value-type="string" office:string-value="1" calcext:value-type="string">
            <text:p>1</text:p>
          </table:table-cell>
          <table:table-cell table:formula="of:=[transitions.C4]" office:value-type="string" office:string-value="1" calcext:value-type="string">
            <text:p>1</text:p>
          </table:table-cell>
          <table:table-cell table:formula="of:=[transitions.D4]" office:value-type="string" office:string-value="2" calcext:value-type="string">
            <text:p>2</text:p>
          </table:table-cell>
          <table:table-cell table:formula="of:=[transitions.E4]" office:value-type="string" office:string-value="True" calcext:value-type="string">
            <text:p>True</text:p>
          </table:table-cell>
          <table:table-cell table:formula="of:=[transitions.F4]" office:value-type="string" office:string-value="SAtkLP" calcext:value-type="string">
            <text:p>SAtkLP</text:p>
          </table:table-cell>
          <table:table-cell table:formula="of:=[transitions.G4]" office:value-type="string" office:string-value="-919344908" calcext:value-type="string">
            <text:p>-919344908</text:p>
          </table:table-cell>
          <table:table-cell table:formula="of:=[transitions.H4]" office:value-type="float" office:value="0" calcext:value-type="float">
            <text:p>0</text:p>
          </table:table-cell>
          <table:table-cell table:formula="of:=[transitions.I4]" office:value-type="string" office:string-value="0" calcext:value-type="string">
            <text:p>0</text:p>
          </table:table-cell>
          <table:table-cell table:formula="of:=[transitions.J4]" office:value-type="string" office:string-value="0" calcext:value-type="string">
            <text:p>0</text:p>
          </table:table-cell>
          <table:table-cell table:formula="of:=[transitions.K4]" office:value-type="string" office:string-value="False" calcext:value-type="string">
            <text:p>False</text:p>
          </table:table-cell>
          <table:table-cell table:formula="of:=[transitions.L4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5]" office:value-type="string" office:string-value="1" calcext:value-type="string">
            <text:p>1</text:p>
          </table:table-cell>
          <table:table-cell table:formula="of:=[transitions.B5]" office:value-type="string" office:string-value="1" calcext:value-type="string">
            <text:p>1</text:p>
          </table:table-cell>
          <table:table-cell table:formula="of:=[transitions.C5]" office:value-type="string" office:string-value="1" calcext:value-type="string">
            <text:p>1</text:p>
          </table:table-cell>
          <table:table-cell table:formula="of:=[transitions.D5]" office:value-type="string" office:string-value="3" calcext:value-type="string">
            <text:p>3</text:p>
          </table:table-cell>
          <table:table-cell table:formula="of:=[transitions.E5]" office:value-type="string" office:string-value="True" calcext:value-type="string">
            <text:p>True</text:p>
          </table:table-cell>
          <table:table-cell table:formula="of:=[transitions.F5]" office:value-type="string" office:string-value="SAtkMP" calcext:value-type="string">
            <text:p>SAtkMP</text:p>
          </table:table-cell>
          <table:table-cell table:formula="of:=[transitions.G5]" office:value-type="string" office:string-value="-802629195" calcext:value-type="string">
            <text:p>-802629195</text:p>
          </table:table-cell>
          <table:table-cell table:formula="of:=[transitions.H5]" office:value-type="float" office:value="0" calcext:value-type="float">
            <text:p>0</text:p>
          </table:table-cell>
          <table:table-cell table:formula="of:=[transitions.I5]" office:value-type="string" office:string-value="0" calcext:value-type="string">
            <text:p>0</text:p>
          </table:table-cell>
          <table:table-cell table:formula="of:=[transitions.J5]" office:value-type="string" office:string-value="0" calcext:value-type="string">
            <text:p>0</text:p>
          </table:table-cell>
          <table:table-cell table:formula="of:=[transitions.K5]" office:value-type="string" office:string-value="False" calcext:value-type="string">
            <text:p>False</text:p>
          </table:table-cell>
          <table:table-cell table:formula="of:=[transitions.L5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6]" office:value-type="string" office:string-value="1" calcext:value-type="string">
            <text:p>1</text:p>
          </table:table-cell>
          <table:table-cell table:formula="of:=[transitions.B6]" office:value-type="string" office:string-value="1" calcext:value-type="string">
            <text:p>1</text:p>
          </table:table-cell>
          <table:table-cell table:formula="of:=[transitions.C6]" office:value-type="string" office:string-value="1" calcext:value-type="string">
            <text:p>1</text:p>
          </table:table-cell>
          <table:table-cell table:formula="of:=[transitions.D6]" office:value-type="string" office:string-value="4" calcext:value-type="string">
            <text:p>4</text:p>
          </table:table-cell>
          <table:table-cell table:formula="of:=[transitions.E6]" office:value-type="string" office:string-value="True" calcext:value-type="string">
            <text:p>True</text:p>
          </table:table-cell>
          <table:table-cell table:formula="of:=[transitions.F6]" office:value-type="string" office:string-value="SAtkHP" calcext:value-type="string">
            <text:p>SAtkHP</text:p>
          </table:table-cell>
          <table:table-cell table:formula="of:=[transitions.G6]" office:value-type="string" office:string-value="-1386271248" calcext:value-type="string">
            <text:p>-1386271248</text:p>
          </table:table-cell>
          <table:table-cell table:formula="of:=[transitions.H6]" office:value-type="float" office:value="0" calcext:value-type="float">
            <text:p>0</text:p>
          </table:table-cell>
          <table:table-cell table:formula="of:=[transitions.I6]" office:value-type="string" office:string-value="0" calcext:value-type="string">
            <text:p>0</text:p>
          </table:table-cell>
          <table:table-cell table:formula="of:=[transitions.J6]" office:value-type="string" office:string-value="0" calcext:value-type="string">
            <text:p>0</text:p>
          </table:table-cell>
          <table:table-cell table:formula="of:=[transitions.K6]" office:value-type="string" office:string-value="False" calcext:value-type="string">
            <text:p>False</text:p>
          </table:table-cell>
          <table:table-cell table:formula="of:=[transitions.L6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7]" office:value-type="string" office:string-value="1" calcext:value-type="string">
            <text:p>1</text:p>
          </table:table-cell>
          <table:table-cell table:formula="of:=[transitions.B7]" office:value-type="string" office:string-value="1" calcext:value-type="string">
            <text:p>1</text:p>
          </table:table-cell>
          <table:table-cell table:formula="of:=[transitions.C7]" office:value-type="string" office:string-value="1" calcext:value-type="string">
            <text:p>1</text:p>
          </table:table-cell>
          <table:table-cell table:formula="of:=[transitions.D7]" office:value-type="string" office:string-value="5" calcext:value-type="string">
            <text:p>5</text:p>
          </table:table-cell>
          <table:table-cell table:formula="of:=[transitions.E7]" office:value-type="string" office:string-value="True" calcext:value-type="string">
            <text:p>True</text:p>
          </table:table-cell>
          <table:table-cell table:formula="of:=[transitions.F7]" office:value-type="string" office:string-value="SAtkLK" calcext:value-type="string">
            <text:p>SAtkLK</text:p>
          </table:table-cell>
          <table:table-cell table:formula="of:=[transitions.G7]" office:value-type="string" office:string-value="1129718040" calcext:value-type="string">
            <text:p>1129718040</text:p>
          </table:table-cell>
          <table:table-cell table:formula="of:=[transitions.H7]" office:value-type="float" office:value="0" calcext:value-type="float">
            <text:p>0</text:p>
          </table:table-cell>
          <table:table-cell table:formula="of:=[transitions.I7]" office:value-type="string" office:string-value="0" calcext:value-type="string">
            <text:p>0</text:p>
          </table:table-cell>
          <table:table-cell table:formula="of:=[transitions.J7]" office:value-type="string" office:string-value="0" calcext:value-type="string">
            <text:p>0</text:p>
          </table:table-cell>
          <table:table-cell table:formula="of:=[transitions.K7]" office:value-type="string" office:string-value="False" calcext:value-type="string">
            <text:p>False</text:p>
          </table:table-cell>
          <table:table-cell table:formula="of:=[transitions.L7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8]" office:value-type="string" office:string-value="1" calcext:value-type="string">
            <text:p>1</text:p>
          </table:table-cell>
          <table:table-cell table:formula="of:=[transitions.B8]" office:value-type="string" office:string-value="1" calcext:value-type="string">
            <text:p>1</text:p>
          </table:table-cell>
          <table:table-cell table:formula="of:=[transitions.C8]" office:value-type="string" office:string-value="1" calcext:value-type="string">
            <text:p>1</text:p>
          </table:table-cell>
          <table:table-cell table:formula="of:=[transitions.D8]" office:value-type="string" office:string-value="6" calcext:value-type="string">
            <text:p>6</text:p>
          </table:table-cell>
          <table:table-cell table:formula="of:=[transitions.E8]" office:value-type="string" office:string-value="True" calcext:value-type="string">
            <text:p>True</text:p>
          </table:table-cell>
          <table:table-cell table:formula="of:=[transitions.F8]" office:value-type="string" office:string-value="SAtkMK" calcext:value-type="string">
            <text:p>SAtkMK</text:p>
          </table:table-cell>
          <table:table-cell table:formula="of:=[transitions.G8]" office:value-type="string" office:string-value="1514999897" calcext:value-type="string">
            <text:p>1514999897</text:p>
          </table:table-cell>
          <table:table-cell table:formula="of:=[transitions.H8]" office:value-type="float" office:value="0" calcext:value-type="float">
            <text:p>0</text:p>
          </table:table-cell>
          <table:table-cell table:formula="of:=[transitions.I8]" office:value-type="string" office:string-value="0" calcext:value-type="string">
            <text:p>0</text:p>
          </table:table-cell>
          <table:table-cell table:formula="of:=[transitions.J8]" office:value-type="string" office:string-value="0" calcext:value-type="string">
            <text:p>0</text:p>
          </table:table-cell>
          <table:table-cell table:formula="of:=[transitions.K8]" office:value-type="string" office:string-value="False" calcext:value-type="string">
            <text:p>False</text:p>
          </table:table-cell>
          <table:table-cell table:formula="of:=[transitions.L8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9]" office:value-type="string" office:string-value="1" calcext:value-type="string">
            <text:p>1</text:p>
          </table:table-cell>
          <table:table-cell table:formula="of:=[transitions.B9]" office:value-type="string" office:string-value="1" calcext:value-type="string">
            <text:p>1</text:p>
          </table:table-cell>
          <table:table-cell table:formula="of:=[transitions.C9]" office:value-type="string" office:string-value="1" calcext:value-type="string">
            <text:p>1</text:p>
          </table:table-cell>
          <table:table-cell table:formula="of:=[transitions.D9]" office:value-type="string" office:string-value="7" calcext:value-type="string">
            <text:p>7</text:p>
          </table:table-cell>
          <table:table-cell table:formula="of:=[transitions.E9]" office:value-type="string" office:string-value="True" calcext:value-type="string">
            <text:p>True</text:p>
          </table:table-cell>
          <table:table-cell table:formula="of:=[transitions.F9]" office:value-type="string" office:string-value="SAtkHK" calcext:value-type="string">
            <text:p>SAtkHK</text:p>
          </table:table-cell>
          <table:table-cell table:formula="of:=[transitions.G9]" office:value-type="string" office:string-value="658170908" calcext:value-type="string">
            <text:p>658170908</text:p>
          </table:table-cell>
          <table:table-cell table:formula="of:=[transitions.H9]" office:value-type="float" office:value="0" calcext:value-type="float">
            <text:p>0</text:p>
          </table:table-cell>
          <table:table-cell table:formula="of:=[transitions.I9]" office:value-type="string" office:string-value="0" calcext:value-type="string">
            <text:p>0</text:p>
          </table:table-cell>
          <table:table-cell table:formula="of:=[transitions.J9]" office:value-type="string" office:string-value="0" calcext:value-type="string">
            <text:p>0</text:p>
          </table:table-cell>
          <table:table-cell table:formula="of:=[transitions.K9]" office:value-type="string" office:string-value="False" calcext:value-type="string">
            <text:p>False</text:p>
          </table:table-cell>
          <table:table-cell table:formula="of:=[transitions.L9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0]" office:value-type="string" office:string-value="1" calcext:value-type="string">
            <text:p>1</text:p>
          </table:table-cell>
          <table:table-cell table:formula="of:=[transitions.B10]" office:value-type="string" office:string-value="1" calcext:value-type="string">
            <text:p>1</text:p>
          </table:table-cell>
          <table:table-cell table:formula="of:=[transitions.C10]" office:value-type="string" office:string-value="1" calcext:value-type="string">
            <text:p>1</text:p>
          </table:table-cell>
          <table:table-cell table:formula="of:=[transitions.D10]" office:value-type="string" office:string-value="8" calcext:value-type="string">
            <text:p>8</text:p>
          </table:table-cell>
          <table:table-cell table:formula="of:=[transitions.E10]" office:value-type="string" office:string-value="True" calcext:value-type="string">
            <text:p>True</text:p>
          </table:table-cell>
          <table:table-cell table:formula="of:=[transitions.F10]" office:value-type="string" office:string-value="CWait" calcext:value-type="string">
            <text:p>CWait</text:p>
          </table:table-cell>
          <table:table-cell table:formula="of:=[transitions.G10]" office:value-type="string" office:string-value="636036675" calcext:value-type="string">
            <text:p>636036675</text:p>
          </table:table-cell>
          <table:table-cell table:formula="of:=[transitions.H10]" office:value-type="float" office:value="0" calcext:value-type="float">
            <text:p>0</text:p>
          </table:table-cell>
          <table:table-cell table:formula="of:=[transitions.I10]" office:value-type="string" office:string-value="0" calcext:value-type="string">
            <text:p>0</text:p>
          </table:table-cell>
          <table:table-cell table:formula="of:=[transitions.J10]" office:value-type="string" office:string-value="1" calcext:value-type="string">
            <text:p>1</text:p>
          </table:table-cell>
          <table:table-cell table:formula="of:=[transitions.K10]" office:value-type="string" office:string-value="False" calcext:value-type="string">
            <text:p>False</text:p>
          </table:table-cell>
          <table:table-cell table:formula="of:=[transitions.L10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1]" office:value-type="string" office:string-value="1" calcext:value-type="string">
            <text:p>1</text:p>
          </table:table-cell>
          <table:table-cell table:formula="of:=[transitions.B11]" office:value-type="string" office:string-value="1" calcext:value-type="string">
            <text:p>1</text:p>
          </table:table-cell>
          <table:table-cell table:formula="of:=[transitions.C11]" office:value-type="string" office:string-value="1" calcext:value-type="string">
            <text:p>1</text:p>
          </table:table-cell>
          <table:table-cell table:formula="of:=[transitions.D11]" office:value-type="string" office:string-value="9" calcext:value-type="string">
            <text:p>9</text:p>
          </table:table-cell>
          <table:table-cell table:formula="of:=[transitions.E11]" office:value-type="string" office:string-value="True" calcext:value-type="string">
            <text:p>True</text:p>
          </table:table-cell>
          <table:table-cell table:formula="of:=[transitions.F11]" office:value-type="string" office:string-value="SMove" calcext:value-type="string">
            <text:p>SMove</text:p>
          </table:table-cell>
          <table:table-cell table:formula="of:=[transitions.G11]" office:value-type="string" office:string-value="-673643172" calcext:value-type="string">
            <text:p>-673643172</text:p>
          </table:table-cell>
          <table:table-cell table:formula="of:=[transitions.H11]" office:value-type="float" office:value="0" calcext:value-type="float">
            <text:p>0</text:p>
          </table:table-cell>
          <table:table-cell table:formula="of:=[transitions.I11]" office:value-type="string" office:string-value="0" calcext:value-type="string">
            <text:p>0</text:p>
          </table:table-cell>
          <table:table-cell table:formula="of:=[transitions.J11]" office:value-type="string" office:string-value="1" calcext:value-type="string">
            <text:p>1</text:p>
          </table:table-cell>
          <table:table-cell table:formula="of:=[transitions.K11]" office:value-type="string" office:string-value="False" calcext:value-type="string">
            <text:p>False</text:p>
          </table:table-cell>
          <table:table-cell table:formula="of:=[transitions.L11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2]" office:value-type="string" office:string-value="1" calcext:value-type="string">
            <text:p>1</text:p>
          </table:table-cell>
          <table:table-cell table:formula="of:=[transitions.B12]" office:value-type="string" office:string-value="1" calcext:value-type="string">
            <text:p>1</text:p>
          </table:table-cell>
          <table:table-cell table:formula="of:=[transitions.C12]" office:value-type="string" office:string-value="1" calcext:value-type="string">
            <text:p>1</text:p>
          </table:table-cell>
          <table:table-cell table:formula="of:=[transitions.D12]" office:value-type="string" office:string-value="10" calcext:value-type="string">
            <text:p>10</text:p>
          </table:table-cell>
          <table:table-cell table:formula="of:=[transitions.E12]" office:value-type="string" office:string-value="True" calcext:value-type="string">
            <text:p>True</text:p>
          </table:table-cell>
          <table:table-cell table:formula="of:=[transitions.F12]" office:value-type="string" office:string-value="SBlockL" calcext:value-type="string">
            <text:p>SBlockL</text:p>
          </table:table-cell>
          <table:table-cell table:formula="of:=[transitions.G12]" office:value-type="string" office:string-value="1102327940" calcext:value-type="string">
            <text:p>1102327940</text:p>
          </table:table-cell>
          <table:table-cell table:formula="of:=[transitions.H12]" office:value-type="float" office:value="0" calcext:value-type="float">
            <text:p>0</text:p>
          </table:table-cell>
          <table:table-cell table:formula="of:=[transitions.I12]" office:value-type="string" office:string-value="0" calcext:value-type="string">
            <text:p>0</text:p>
          </table:table-cell>
          <table:table-cell table:formula="of:=[transitions.J12]" office:value-type="string" office:string-value="0.75" calcext:value-type="string">
            <text:p>0.75</text:p>
          </table:table-cell>
          <table:table-cell table:formula="of:=[transitions.K12]" office:value-type="string" office:string-value="False" calcext:value-type="string">
            <text:p>False</text:p>
          </table:table-cell>
          <table:table-cell table:formula="of:=[transitions.L12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3]" office:value-type="string" office:string-value="1" calcext:value-type="string">
            <text:p>1</text:p>
          </table:table-cell>
          <table:table-cell table:formula="of:=[transitions.B13]" office:value-type="string" office:string-value="1" calcext:value-type="string">
            <text:p>1</text:p>
          </table:table-cell>
          <table:table-cell table:formula="of:=[transitions.C13]" office:value-type="string" office:string-value="2" calcext:value-type="string">
            <text:p>2</text:p>
          </table:table-cell>
          <table:table-cell table:formula="of:=[transitions.D13]" office:value-type="string" office:string-value="11" calcext:value-type="string">
            <text:p>11</text:p>
          </table:table-cell>
          <table:table-cell table:formula="of:=[transitions.E13]" office:value-type="string" office:string-value="True" calcext:value-type="string">
            <text:p>True</text:p>
          </table:table-cell>
          <table:table-cell table:formula="of:=[transitions.F13]" office:value-type="float" office:value="0" calcext:value-type="float">
            <text:p>0</text:p>
          </table:table-cell>
          <table:table-cell table:formula="of:=[transitions.G13]" office:value-type="string" office:string-value="0" calcext:value-type="string">
            <text:p>0</text:p>
          </table:table-cell>
          <table:table-cell table:formula="of:=[transitions.H13]" office:value-type="float" office:value="0" calcext:value-type="float">
            <text:p>0</text:p>
          </table:table-cell>
          <table:table-cell table:formula="of:=[transitions.I13]" office:value-type="string" office:string-value="0" calcext:value-type="string">
            <text:p>0</text:p>
          </table:table-cell>
          <table:table-cell table:formula="of:=[transitions.J13]" office:value-type="string" office:string-value="1" calcext:value-type="string">
            <text:p>1</text:p>
          </table:table-cell>
          <table:table-cell table:formula="of:=[transitions.K13]" office:value-type="string" office:string-value="True" calcext:value-type="string">
            <text:p>True</text:p>
          </table:table-cell>
          <table:table-cell table:formula="of:=[transitions.L13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4]" office:value-type="string" office:string-value="1" calcext:value-type="string">
            <text:p>1</text:p>
          </table:table-cell>
          <table:table-cell table:formula="of:=[transitions.B14]" office:value-type="string" office:string-value="1" calcext:value-type="string">
            <text:p>1</text:p>
          </table:table-cell>
          <table:table-cell table:formula="of:=[transitions.C14]" office:value-type="string" office:string-value="2" calcext:value-type="string">
            <text:p>2</text:p>
          </table:table-cell>
          <table:table-cell table:formula="of:=[transitions.D14]" office:value-type="string" office:string-value="12" calcext:value-type="string">
            <text:p>12</text:p>
          </table:table-cell>
          <table:table-cell table:formula="of:=[transitions.E14]" office:value-type="string" office:string-value="True" calcext:value-type="string">
            <text:p>True</text:p>
          </table:table-cell>
          <table:table-cell table:formula="of:=[transitions.F14]" office:value-type="string" office:string-value="SBlockL" calcext:value-type="string">
            <text:p>SBlockL</text:p>
          </table:table-cell>
          <table:table-cell table:formula="of:=[transitions.G14]" office:value-type="string" office:string-value="1102327940" calcext:value-type="string">
            <text:p>1102327940</text:p>
          </table:table-cell>
          <table:table-cell table:formula="of:=[transitions.H14]" office:value-type="float" office:value="0" calcext:value-type="float">
            <text:p>0</text:p>
          </table:table-cell>
          <table:table-cell table:formula="of:=[transitions.I14]" office:value-type="string" office:string-value="0" calcext:value-type="string">
            <text:p>0</text:p>
          </table:table-cell>
          <table:table-cell table:formula="of:=[transitions.J14]" office:value-type="string" office:string-value="0.75" calcext:value-type="string">
            <text:p>0.75</text:p>
          </table:table-cell>
          <table:table-cell table:formula="of:=[transitions.K14]" office:value-type="string" office:string-value="False" calcext:value-type="string">
            <text:p>False</text:p>
          </table:table-cell>
          <table:table-cell table:formula="of:=[transitions.L14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5]" office:value-type="string" office:string-value="1" calcext:value-type="string">
            <text:p>1</text:p>
          </table:table-cell>
          <table:table-cell table:formula="of:=[transitions.B15]" office:value-type="string" office:string-value="1" calcext:value-type="string">
            <text:p>1</text:p>
          </table:table-cell>
          <table:table-cell table:formula="of:=[transitions.C15]" office:value-type="string" office:string-value="3" calcext:value-type="string">
            <text:p>3</text:p>
          </table:table-cell>
          <table:table-cell table:formula="of:=[transitions.D15]" office:value-type="string" office:string-value="13" calcext:value-type="string">
            <text:p>13</text:p>
          </table:table-cell>
          <table:table-cell table:formula="of:=[transitions.E15]" office:value-type="string" office:string-value="True" calcext:value-type="string">
            <text:p>True</text:p>
          </table:table-cell>
          <table:table-cell table:formula="of:=[transitions.F15]" office:value-type="float" office:value="0" calcext:value-type="float">
            <text:p>0</text:p>
          </table:table-cell>
          <table:table-cell table:formula="of:=[transitions.G15]" office:value-type="string" office:string-value="0" calcext:value-type="string">
            <text:p>0</text:p>
          </table:table-cell>
          <table:table-cell table:formula="of:=[transitions.H15]" office:value-type="float" office:value="0" calcext:value-type="float">
            <text:p>0</text:p>
          </table:table-cell>
          <table:table-cell table:formula="of:=[transitions.I15]" office:value-type="string" office:string-value="0" calcext:value-type="string">
            <text:p>0</text:p>
          </table:table-cell>
          <table:table-cell table:formula="of:=[transitions.J15]" office:value-type="string" office:string-value="1" calcext:value-type="string">
            <text:p>1</text:p>
          </table:table-cell>
          <table:table-cell table:formula="of:=[transitions.K15]" office:value-type="string" office:string-value="True" calcext:value-type="string">
            <text:p>True</text:p>
          </table:table-cell>
          <table:table-cell table:formula="of:=[transitions.L15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6]" office:value-type="string" office:string-value="1" calcext:value-type="string">
            <text:p>1</text:p>
          </table:table-cell>
          <table:table-cell table:formula="of:=[transitions.B16]" office:value-type="string" office:string-value="1" calcext:value-type="string">
            <text:p>1</text:p>
          </table:table-cell>
          <table:table-cell table:formula="of:=[transitions.C16]" office:value-type="string" office:string-value="3" calcext:value-type="string">
            <text:p>3</text:p>
          </table:table-cell>
          <table:table-cell table:formula="of:=[transitions.D16]" office:value-type="string" office:string-value="14" calcext:value-type="string">
            <text:p>14</text:p>
          </table:table-cell>
          <table:table-cell table:formula="of:=[transitions.E16]" office:value-type="string" office:string-value="True" calcext:value-type="string">
            <text:p>True</text:p>
          </table:table-cell>
          <table:table-cell table:formula="of:=[transitions.F16]" office:value-type="string" office:string-value="SBlockL" calcext:value-type="string">
            <text:p>SBlockL</text:p>
          </table:table-cell>
          <table:table-cell table:formula="of:=[transitions.G16]" office:value-type="string" office:string-value="1102327940" calcext:value-type="string">
            <text:p>1102327940</text:p>
          </table:table-cell>
          <table:table-cell table:formula="of:=[transitions.H16]" office:value-type="float" office:value="0" calcext:value-type="float">
            <text:p>0</text:p>
          </table:table-cell>
          <table:table-cell table:formula="of:=[transitions.I16]" office:value-type="string" office:string-value="0" calcext:value-type="string">
            <text:p>0</text:p>
          </table:table-cell>
          <table:table-cell table:formula="of:=[transitions.J16]" office:value-type="string" office:string-value="0.75" calcext:value-type="string">
            <text:p>0.75</text:p>
          </table:table-cell>
          <table:table-cell table:formula="of:=[transitions.K16]" office:value-type="string" office:string-value="False" calcext:value-type="string">
            <text:p>False</text:p>
          </table:table-cell>
          <table:table-cell table:formula="of:=[transitions.L16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7]" office:value-type="string" office:string-value="1" calcext:value-type="string">
            <text:p>1</text:p>
          </table:table-cell>
          <table:table-cell table:formula="of:=[transitions.B17]" office:value-type="string" office:string-value="1" calcext:value-type="string">
            <text:p>1</text:p>
          </table:table-cell>
          <table:table-cell table:formula="of:=[transitions.C17]" office:value-type="string" office:string-value="4" calcext:value-type="string">
            <text:p>4</text:p>
          </table:table-cell>
          <table:table-cell table:formula="of:=[transitions.D17]" office:value-type="string" office:string-value="15" calcext:value-type="string">
            <text:p>15</text:p>
          </table:table-cell>
          <table:table-cell table:formula="of:=[transitions.E17]" office:value-type="string" office:string-value="True" calcext:value-type="string">
            <text:p>True</text:p>
          </table:table-cell>
          <table:table-cell table:formula="of:=[transitions.F17]" office:value-type="float" office:value="0" calcext:value-type="float">
            <text:p>0</text:p>
          </table:table-cell>
          <table:table-cell table:formula="of:=[transitions.G17]" office:value-type="string" office:string-value="0" calcext:value-type="string">
            <text:p>0</text:p>
          </table:table-cell>
          <table:table-cell table:formula="of:=[transitions.H17]" office:value-type="float" office:value="0" calcext:value-type="float">
            <text:p>0</text:p>
          </table:table-cell>
          <table:table-cell table:formula="of:=[transitions.I17]" office:value-type="string" office:string-value="0" calcext:value-type="string">
            <text:p>0</text:p>
          </table:table-cell>
          <table:table-cell table:formula="of:=[transitions.J17]" office:value-type="string" office:string-value="1" calcext:value-type="string">
            <text:p>1</text:p>
          </table:table-cell>
          <table:table-cell table:formula="of:=[transitions.K17]" office:value-type="string" office:string-value="True" calcext:value-type="string">
            <text:p>True</text:p>
          </table:table-cell>
          <table:table-cell table:formula="of:=[transitions.L17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8]" office:value-type="string" office:string-value="1" calcext:value-type="string">
            <text:p>1</text:p>
          </table:table-cell>
          <table:table-cell table:formula="of:=[transitions.B18]" office:value-type="string" office:string-value="1" calcext:value-type="string">
            <text:p>1</text:p>
          </table:table-cell>
          <table:table-cell table:formula="of:=[transitions.C18]" office:value-type="string" office:string-value="4" calcext:value-type="string">
            <text:p>4</text:p>
          </table:table-cell>
          <table:table-cell table:formula="of:=[transitions.D18]" office:value-type="string" office:string-value="16" calcext:value-type="string">
            <text:p>16</text:p>
          </table:table-cell>
          <table:table-cell table:formula="of:=[transitions.E18]" office:value-type="string" office:string-value="True" calcext:value-type="string">
            <text:p>True</text:p>
          </table:table-cell>
          <table:table-cell table:formula="of:=[transitions.F18]" office:value-type="string" office:string-value="SBlockL" calcext:value-type="string">
            <text:p>SBlockL</text:p>
          </table:table-cell>
          <table:table-cell table:formula="of:=[transitions.G18]" office:value-type="string" office:string-value="1102327940" calcext:value-type="string">
            <text:p>1102327940</text:p>
          </table:table-cell>
          <table:table-cell table:formula="of:=[transitions.H18]" office:value-type="float" office:value="0" calcext:value-type="float">
            <text:p>0</text:p>
          </table:table-cell>
          <table:table-cell table:formula="of:=[transitions.I18]" office:value-type="string" office:string-value="0" calcext:value-type="string">
            <text:p>0</text:p>
          </table:table-cell>
          <table:table-cell table:formula="of:=[transitions.J18]" office:value-type="string" office:string-value="0.75" calcext:value-type="string">
            <text:p>0.75</text:p>
          </table:table-cell>
          <table:table-cell table:formula="of:=[transitions.K18]" office:value-type="string" office:string-value="False" calcext:value-type="string">
            <text:p>False</text:p>
          </table:table-cell>
          <table:table-cell table:formula="of:=[transitions.L18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9]" office:value-type="string" office:string-value="1" calcext:value-type="string">
            <text:p>1</text:p>
          </table:table-cell>
          <table:table-cell table:formula="of:=[transitions.B19]" office:value-type="string" office:string-value="1" calcext:value-type="string">
            <text:p>1</text:p>
          </table:table-cell>
          <table:table-cell table:formula="of:=[transitions.C19]" office:value-type="string" office:string-value="5" calcext:value-type="string">
            <text:p>5</text:p>
          </table:table-cell>
          <table:table-cell table:formula="of:=[transitions.D19]" office:value-type="string" office:string-value="17" calcext:value-type="string">
            <text:p>17</text:p>
          </table:table-cell>
          <table:table-cell table:formula="of:=[transitions.E19]" office:value-type="string" office:string-value="True" calcext:value-type="string">
            <text:p>True</text:p>
          </table:table-cell>
          <table:table-cell table:formula="of:=[transitions.F19]" office:value-type="float" office:value="0" calcext:value-type="float">
            <text:p>0</text:p>
          </table:table-cell>
          <table:table-cell table:formula="of:=[transitions.G19]" office:value-type="string" office:string-value="0" calcext:value-type="string">
            <text:p>0</text:p>
          </table:table-cell>
          <table:table-cell table:formula="of:=[transitions.H19]" office:value-type="float" office:value="0" calcext:value-type="float">
            <text:p>0</text:p>
          </table:table-cell>
          <table:table-cell table:formula="of:=[transitions.I19]" office:value-type="string" office:string-value="0" calcext:value-type="string">
            <text:p>0</text:p>
          </table:table-cell>
          <table:table-cell table:formula="of:=[transitions.J19]" office:value-type="string" office:string-value="1" calcext:value-type="string">
            <text:p>1</text:p>
          </table:table-cell>
          <table:table-cell table:formula="of:=[transitions.K19]" office:value-type="string" office:string-value="True" calcext:value-type="string">
            <text:p>True</text:p>
          </table:table-cell>
          <table:table-cell table:formula="of:=[transitions.L19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0]" office:value-type="string" office:string-value="1" calcext:value-type="string">
            <text:p>1</text:p>
          </table:table-cell>
          <table:table-cell table:formula="of:=[transitions.B20]" office:value-type="string" office:string-value="1" calcext:value-type="string">
            <text:p>1</text:p>
          </table:table-cell>
          <table:table-cell table:formula="of:=[transitions.C20]" office:value-type="string" office:string-value="5" calcext:value-type="string">
            <text:p>5</text:p>
          </table:table-cell>
          <table:table-cell table:formula="of:=[transitions.D20]" office:value-type="string" office:string-value="18" calcext:value-type="string">
            <text:p>18</text:p>
          </table:table-cell>
          <table:table-cell table:formula="of:=[transitions.E20]" office:value-type="string" office:string-value="True" calcext:value-type="string">
            <text:p>True</text:p>
          </table:table-cell>
          <table:table-cell table:formula="of:=[transitions.F20]" office:value-type="string" office:string-value="SBlockL" calcext:value-type="string">
            <text:p>SBlockL</text:p>
          </table:table-cell>
          <table:table-cell table:formula="of:=[transitions.G20]" office:value-type="string" office:string-value="1102327940" calcext:value-type="string">
            <text:p>1102327940</text:p>
          </table:table-cell>
          <table:table-cell table:formula="of:=[transitions.H20]" office:value-type="float" office:value="0" calcext:value-type="float">
            <text:p>0</text:p>
          </table:table-cell>
          <table:table-cell table:formula="of:=[transitions.I20]" office:value-type="string" office:string-value="0" calcext:value-type="string">
            <text:p>0</text:p>
          </table:table-cell>
          <table:table-cell table:formula="of:=[transitions.J20]" office:value-type="string" office:string-value="0.75" calcext:value-type="string">
            <text:p>0.75</text:p>
          </table:table-cell>
          <table:table-cell table:formula="of:=[transitions.K20]" office:value-type="string" office:string-value="False" calcext:value-type="string">
            <text:p>False</text:p>
          </table:table-cell>
          <table:table-cell table:formula="of:=[transitions.L20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1]" office:value-type="string" office:string-value="1" calcext:value-type="string">
            <text:p>1</text:p>
          </table:table-cell>
          <table:table-cell table:formula="of:=[transitions.B21]" office:value-type="string" office:string-value="1" calcext:value-type="string">
            <text:p>1</text:p>
          </table:table-cell>
          <table:table-cell table:formula="of:=[transitions.C21]" office:value-type="string" office:string-value="6" calcext:value-type="string">
            <text:p>6</text:p>
          </table:table-cell>
          <table:table-cell table:formula="of:=[transitions.D21]" office:value-type="string" office:string-value="19" calcext:value-type="string">
            <text:p>19</text:p>
          </table:table-cell>
          <table:table-cell table:formula="of:=[transitions.E21]" office:value-type="string" office:string-value="True" calcext:value-type="string">
            <text:p>True</text:p>
          </table:table-cell>
          <table:table-cell table:formula="of:=[transitions.F21]" office:value-type="float" office:value="0" calcext:value-type="float">
            <text:p>0</text:p>
          </table:table-cell>
          <table:table-cell table:formula="of:=[transitions.G21]" office:value-type="string" office:string-value="0" calcext:value-type="string">
            <text:p>0</text:p>
          </table:table-cell>
          <table:table-cell table:formula="of:=[transitions.H21]" office:value-type="float" office:value="0" calcext:value-type="float">
            <text:p>0</text:p>
          </table:table-cell>
          <table:table-cell table:formula="of:=[transitions.I21]" office:value-type="string" office:string-value="0" calcext:value-type="string">
            <text:p>0</text:p>
          </table:table-cell>
          <table:table-cell table:formula="of:=[transitions.J21]" office:value-type="string" office:string-value="1" calcext:value-type="string">
            <text:p>1</text:p>
          </table:table-cell>
          <table:table-cell table:formula="of:=[transitions.K21]" office:value-type="string" office:string-value="True" calcext:value-type="string">
            <text:p>True</text:p>
          </table:table-cell>
          <table:table-cell table:formula="of:=[transitions.L21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2]" office:value-type="string" office:string-value="1" calcext:value-type="string">
            <text:p>1</text:p>
          </table:table-cell>
          <table:table-cell table:formula="of:=[transitions.B22]" office:value-type="string" office:string-value="1" calcext:value-type="string">
            <text:p>1</text:p>
          </table:table-cell>
          <table:table-cell table:formula="of:=[transitions.C22]" office:value-type="string" office:string-value="6" calcext:value-type="string">
            <text:p>6</text:p>
          </table:table-cell>
          <table:table-cell table:formula="of:=[transitions.D22]" office:value-type="string" office:string-value="20" calcext:value-type="string">
            <text:p>20</text:p>
          </table:table-cell>
          <table:table-cell table:formula="of:=[transitions.E22]" office:value-type="string" office:string-value="True" calcext:value-type="string">
            <text:p>True</text:p>
          </table:table-cell>
          <table:table-cell table:formula="of:=[transitions.F22]" office:value-type="string" office:string-value="SBlockL" calcext:value-type="string">
            <text:p>SBlockL</text:p>
          </table:table-cell>
          <table:table-cell table:formula="of:=[transitions.G22]" office:value-type="string" office:string-value="1102327940" calcext:value-type="string">
            <text:p>1102327940</text:p>
          </table:table-cell>
          <table:table-cell table:formula="of:=[transitions.H22]" office:value-type="float" office:value="0" calcext:value-type="float">
            <text:p>0</text:p>
          </table:table-cell>
          <table:table-cell table:formula="of:=[transitions.I22]" office:value-type="string" office:string-value="0" calcext:value-type="string">
            <text:p>0</text:p>
          </table:table-cell>
          <table:table-cell table:formula="of:=[transitions.J22]" office:value-type="string" office:string-value="0.75" calcext:value-type="string">
            <text:p>0.75</text:p>
          </table:table-cell>
          <table:table-cell table:formula="of:=[transitions.K22]" office:value-type="string" office:string-value="False" calcext:value-type="string">
            <text:p>False</text:p>
          </table:table-cell>
          <table:table-cell table:formula="of:=[transitions.L22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3]" office:value-type="string" office:string-value="1" calcext:value-type="string">
            <text:p>1</text:p>
          </table:table-cell>
          <table:table-cell table:formula="of:=[transitions.B23]" office:value-type="string" office:string-value="1" calcext:value-type="string">
            <text:p>1</text:p>
          </table:table-cell>
          <table:table-cell table:formula="of:=[transitions.C23]" office:value-type="string" office:string-value="7" calcext:value-type="string">
            <text:p>7</text:p>
          </table:table-cell>
          <table:table-cell table:formula="of:=[transitions.D23]" office:value-type="string" office:string-value="21" calcext:value-type="string">
            <text:p>21</text:p>
          </table:table-cell>
          <table:table-cell table:formula="of:=[transitions.E23]" office:value-type="string" office:string-value="True" calcext:value-type="string">
            <text:p>True</text:p>
          </table:table-cell>
          <table:table-cell table:formula="of:=[transitions.F23]" office:value-type="float" office:value="0" calcext:value-type="float">
            <text:p>0</text:p>
          </table:table-cell>
          <table:table-cell table:formula="of:=[transitions.G23]" office:value-type="string" office:string-value="0" calcext:value-type="string">
            <text:p>0</text:p>
          </table:table-cell>
          <table:table-cell table:formula="of:=[transitions.H23]" office:value-type="float" office:value="0" calcext:value-type="float">
            <text:p>0</text:p>
          </table:table-cell>
          <table:table-cell table:formula="of:=[transitions.I23]" office:value-type="string" office:string-value="0" calcext:value-type="string">
            <text:p>0</text:p>
          </table:table-cell>
          <table:table-cell table:formula="of:=[transitions.J23]" office:value-type="string" office:string-value="1" calcext:value-type="string">
            <text:p>1</text:p>
          </table:table-cell>
          <table:table-cell table:formula="of:=[transitions.K23]" office:value-type="string" office:string-value="True" calcext:value-type="string">
            <text:p>True</text:p>
          </table:table-cell>
          <table:table-cell table:formula="of:=[transitions.L23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4]" office:value-type="string" office:string-value="1" calcext:value-type="string">
            <text:p>1</text:p>
          </table:table-cell>
          <table:table-cell table:formula="of:=[transitions.B24]" office:value-type="string" office:string-value="1" calcext:value-type="string">
            <text:p>1</text:p>
          </table:table-cell>
          <table:table-cell table:formula="of:=[transitions.C24]" office:value-type="string" office:string-value="7" calcext:value-type="string">
            <text:p>7</text:p>
          </table:table-cell>
          <table:table-cell table:formula="of:=[transitions.D24]" office:value-type="string" office:string-value="22" calcext:value-type="string">
            <text:p>22</text:p>
          </table:table-cell>
          <table:table-cell table:formula="of:=[transitions.E24]" office:value-type="string" office:string-value="True" calcext:value-type="string">
            <text:p>True</text:p>
          </table:table-cell>
          <table:table-cell table:formula="of:=[transitions.F24]" office:value-type="string" office:string-value="SBlockL" calcext:value-type="string">
            <text:p>SBlockL</text:p>
          </table:table-cell>
          <table:table-cell table:formula="of:=[transitions.G24]" office:value-type="string" office:string-value="1102327940" calcext:value-type="string">
            <text:p>1102327940</text:p>
          </table:table-cell>
          <table:table-cell table:formula="of:=[transitions.H24]" office:value-type="float" office:value="0" calcext:value-type="float">
            <text:p>0</text:p>
          </table:table-cell>
          <table:table-cell table:formula="of:=[transitions.I24]" office:value-type="string" office:string-value="0" calcext:value-type="string">
            <text:p>0</text:p>
          </table:table-cell>
          <table:table-cell table:formula="of:=[transitions.J24]" office:value-type="string" office:string-value="0.75" calcext:value-type="string">
            <text:p>0.75</text:p>
          </table:table-cell>
          <table:table-cell table:formula="of:=[transitions.K24]" office:value-type="string" office:string-value="False" calcext:value-type="string">
            <text:p>False</text:p>
          </table:table-cell>
          <table:table-cell table:formula="of:=[transitions.L24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5]" office:value-type="string" office:string-value="1" calcext:value-type="string">
            <text:p>1</text:p>
          </table:table-cell>
          <table:table-cell table:formula="of:=[transitions.B25]" office:value-type="string" office:string-value="1" calcext:value-type="string">
            <text:p>1</text:p>
          </table:table-cell>
          <table:table-cell table:formula="of:=[transitions.C25]" office:value-type="string" office:string-value="8" calcext:value-type="string">
            <text:p>8</text:p>
          </table:table-cell>
          <table:table-cell table:formula="of:=[transitions.D25]" office:value-type="string" office:string-value="23" calcext:value-type="string">
            <text:p>23</text:p>
          </table:table-cell>
          <table:table-cell table:formula="of:=[transitions.E25]" office:value-type="string" office:string-value="True" calcext:value-type="string">
            <text:p>True</text:p>
          </table:table-cell>
          <table:table-cell table:formula="of:=[transitions.F25]" office:value-type="float" office:value="0" calcext:value-type="float">
            <text:p>0</text:p>
          </table:table-cell>
          <table:table-cell table:formula="of:=[transitions.G25]" office:value-type="string" office:string-value="0" calcext:value-type="string">
            <text:p>0</text:p>
          </table:table-cell>
          <table:table-cell table:formula="of:=[transitions.H25]" office:value-type="float" office:value="0" calcext:value-type="float">
            <text:p>0</text:p>
          </table:table-cell>
          <table:table-cell table:formula="of:=[transitions.I25]" office:value-type="string" office:string-value="0" calcext:value-type="string">
            <text:p>0</text:p>
          </table:table-cell>
          <table:table-cell table:formula="of:=[transitions.J25]" office:value-type="string" office:string-value="1" calcext:value-type="string">
            <text:p>1</text:p>
          </table:table-cell>
          <table:table-cell table:formula="of:=[transitions.K25]" office:value-type="string" office:string-value="False" calcext:value-type="string">
            <text:p>False</text:p>
          </table:table-cell>
          <table:table-cell table:formula="of:=[transitions.L25]" office:value-type="string" office:string-value="False" calcext:value-type="string">
            <text:p>False</text:p>
          </table:table-cell>
        </table:table-row>
      </table:table>
      <table:table table:name="View_Transition" table:style-name="ta1" table:print="false">
        <table:table-column table:style-name="co10" table:default-cell-style-name="ce3"/>
        <table:table-column table:style-name="co2" table:number-columns-repeated="4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number-columns-repeated="4" table:default-cell-style-name="ce3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2" table:number-columns-repeated="3" table:default-cell-style-name="ce3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anTransitionToSelf</text:p>
          </table:table-cell>
          <table:table-cell office:value-type="string" calcext:value-type="string">
            <text:p>destinationState_name</text:p>
          </table:table-cell>
          <table:table-cell table:style-name="Default" office:value-type="string" calcext:value-type="string">
            <text:p>destinationState_nameHash</text:p>
          </table:table-cell>
          <table:table-cell office:value-type="string" calcext:value-type="string">
            <text:p>destinationStateMachine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string" calcext:value-type="string">
            <text:p>exitTime</text:p>
          </table:table-cell>
          <table:table-cell table:style-name="Default" office:value-type="string" calcext:value-type="string">
            <text:p>hasExitTime</text:p>
          </table:table-cell>
          <table:table-cell table:style-name="Default" office:value-type="string" calcext:value-type="string">
            <text:p>hasFixedDuration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interruptionSource</text:p>
          </table:table-cell>
          <table:table-cell table:style-name="Default" office:value-type="string" calcext:value-type="string">
            <text:p>isExit</text:p>
          </table:table-cell>
          <table:table-cell table:style-name="Default" office:value-type="string" calcext:value-type="string">
            <text:p>mut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orderedInterruption</text:p>
          </table:table-cell>
          <table:table-cell table:style-name="Default" office:value-type="string" calcext:value-type="string">
            <text:p>solo</text:p>
          </table:table-cell>
        </table:table-row>
        <table:table-row table:style-name="ro1">
          <table:table-cell office:value-type="string" calcext:value-type="string">
            <text:p>=Cell(transitions.A2)</text:p>
          </table:table-cell>
          <table:table-cell office:value-type="string" calcext:value-type="string">
            <text:p>=transitions.A3</text:p>
          </table:table-cell>
          <table:table-cell/>
          <table:table-cell office:value-type="string" calcext:value-type="string">
            <text:p>=E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=transitions.A3</text:p>
          </table:table-cell>
          <table:table-cell office:value-type="string" calcext:value-type="string">
            <text:p>=E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4</text:p>
          </table:table-cell>
          <table:table-cell office:value-type="string" calcext:value-type="string">
            <text:p>=F5 + NOW() * 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=transitions.A5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6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=transitions.A7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8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=transitions.A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1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=transitions.A1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1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=transitions.A13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14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=transitions.A15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table table:name="'file:///C:/Users/Takahashi/Documents/muzudho/Unity/KifuwarabeFighter2/KifuwarabeFighter2/AnimationControllerData.ods'#states" table:print="false" table:style-name="ta_extref">
        <table:table-source xlink:type="simple" xlink:href="../AnimationControllerData.ods" table:table-name="states" table:mode="copy-results-only"/>
        <table:table-column table:number-columns-repeated="16"/>
        <table:table-row>
          <table:table-cell table:number-columns-repeated="16"/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0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6"/>
          <table:table-cell table:style-name="ce1" office:value-type="string">
            <text:p>Char3@SWait</text:p>
          </table:table-cell>
          <table:table-cell table:style-name="ce1" office:value-type="string">
            <text:p>SWait</text:p>
          </table:table-cell>
          <table:table-cell table:style-name="ce1" office:value-type="string">
            <text:p>1158263233</text:p>
          </table:table-cell>
          <table:table-cell table:style-name="ce1" office:value-type="string">
            <text:p>15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6"/>
          <table:table-cell table:style-name="ce1" office:value-type="string">
            <text:p>Char3@SAtkLP</text:p>
          </table:table-cell>
          <table:table-cell table:style-name="ce1" office:value-type="string">
            <text:p>SAtkLP</text:p>
          </table:table-cell>
          <table:table-cell table:style-name="ce1" office:value-type="string">
            <text:p>-919344908</text:p>
          </table:table-cell>
          <table:table-cell table:style-name="ce1" office:value-type="string">
            <text:p>6</text:p>
          </table:table-cell>
          <table:table-cell table:style-name="ce1" office:value-type="string">
            <text:p>velY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2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6"/>
          <table:table-cell table:style-name="ce1" office:value-type="string">
            <text:p>Char3@SAtkMP</text:p>
          </table:table-cell>
          <table:table-cell table:style-name="ce1" office:value-type="string">
            <text:p>SAtkMP</text:p>
          </table:table-cell>
          <table:table-cell table:style-name="ce1" office:value-type="string">
            <text:p>-802629195</text:p>
          </table:table-cell>
          <table:table-cell table:style-name="ce1" office:value-type="string">
            <text:p>2.8571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3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6"/>
          <table:table-cell table:style-name="ce1" office:value-type="string">
            <text:p>Char3@SAtkHP</text:p>
          </table:table-cell>
          <table:table-cell table:style-name="ce1" office:value-type="string">
            <text:p>SAtkHP</text:p>
          </table:table-cell>
          <table:table-cell table:style-name="ce1" office:value-type="string">
            <text:p>-1386271248</text:p>
          </table:table-cell>
          <table:table-cell table:style-name="ce1" office:value-type="string">
            <text:p>1.3333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4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6"/>
          <table:table-cell table:style-name="ce1" office:value-type="string">
            <text:p>Char3@SAtkLK</text:p>
          </table:table-cell>
          <table:table-cell table:style-name="ce1" office:value-type="string">
            <text:p>SAtkLK</text:p>
          </table:table-cell>
          <table:table-cell table:style-name="ce1" office:value-type="string">
            <text:p>1129718040</text:p>
          </table:table-cell>
          <table:table-cell table:style-name="ce1" office:value-type="string">
            <text:p>6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5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6"/>
          <table:table-cell table:style-name="ce1" office:value-type="string">
            <text:p>Char3@SAtkMK</text:p>
          </table:table-cell>
          <table:table-cell table:style-name="ce1" office:value-type="string">
            <text:p>SAtkMK</text:p>
          </table:table-cell>
          <table:table-cell table:style-name="ce1" office:value-type="string">
            <text:p>1514999897</text:p>
          </table:table-cell>
          <table:table-cell table:style-name="ce1" office:value-type="string">
            <text:p>2.8571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6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6"/>
          <table:table-cell table:style-name="ce1" office:value-type="string">
            <text:p>Char3@SAtkHK</text:p>
          </table:table-cell>
          <table:table-cell table:style-name="ce1" office:value-type="string">
            <text:p>SAtkHK</text:p>
          </table:table-cell>
          <table:table-cell table:style-name="ce1" office:value-type="string">
            <text:p>658170908</text:p>
          </table:table-cell>
          <table:table-cell table:style-name="ce1" office:value-type="string">
            <text:p>1.3333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7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6"/>
          <table:table-cell table:style-name="ce1" office:value-type="string">
            <text:p>Char3@DMove</text:p>
          </table:table-cell>
          <table:table-cell table:style-name="ce1" office:value-type="string">
            <text:p>DMove</text:p>
          </table:table-cell>
          <table:table-cell table:style-name="ce1" office:value-type="string">
            <text:p>85544654</text:p>
          </table:table-cell>
          <table:table-cell table:style-name="ce1" office:value-type="string">
            <text:p>0.75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8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6"/>
          <table:table-cell table:style-name="ce1" office:value-type="string">
            <text:p>Char3@OBackstep</text:p>
          </table:table-cell>
          <table:table-cell table:style-name="ce1" office:value-type="string">
            <text:p>OBackstep</text:p>
          </table:table-cell>
          <table:table-cell table:style-name="ce1" office:value-type="string">
            <text:p>-1557905359</text:p>
          </table:table-cell>
          <table:table-cell table:style-name="ce1" office:value-type="string">
            <text:p>0.75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9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6"/>
          <table:table-cell table:style-name="ce1" office:value-type="string">
            <text:p>Char3@SDamageM</text:p>
          </table:table-cell>
          <table:table-cell table:style-name="ce1" office:value-type="string">
            <text:p>SDamageM</text:p>
          </table:table-cell>
          <table:table-cell table:style-name="ce1" office:value-type="string">
            <text:p>1914763817</text:p>
          </table:table-cell>
          <table:table-cell table:style-name="ce1" office:value-type="string">
            <text:p>4.2857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10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6"/>
          <table:table-cell table:style-name="ce1" office:value-type="string">
            <text:p>Char3@SDamageL</text:p>
          </table:table-cell>
          <table:table-cell table:style-name="ce1" office:value-type="string">
            <text:p>SDamageL</text:p>
          </table:table-cell>
          <table:table-cell table:style-name="ce1" office:value-type="string">
            <text:p>86493887</text:p>
          </table:table-cell>
          <table:table-cell table:style-name="ce1" office:value-type="string">
            <text:p>12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6"/>
          <table:table-cell table:style-name="ce1" office:value-type="string">
            <text:p>Char3@SDamageH</text:p>
          </table:table-cell>
          <table:table-cell table:style-name="ce1" office:value-type="string">
            <text:p>SDamageH</text:p>
          </table:table-cell>
          <table:table-cell table:style-name="ce1" office:value-type="string">
            <text:p>38407846</text:p>
          </table:table-cell>
          <table:table-cell table:style-name="ce1" office:value-type="string">
            <text:p>2.2222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12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6"/>
          <table:table-cell table:style-name="ce1" office:value-type="string">
            <text:p>Char3@ODown</text:p>
          </table:table-cell>
          <table:table-cell table:style-name="ce1" office:value-type="string">
            <text:p>ODown</text:p>
          </table:table-cell>
          <table:table-cell table:style-name="ce1" office:value-type="string">
            <text:p>-2130126692</text:p>
          </table:table-cell>
          <table:table-cell table:style-name="ce1" office:value-type="string">
            <text:p>4.2857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13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6"/>
          <table:table-cell table:style-name="ce1" office:value-type="string">
            <text:p>Char3@OStandup</text:p>
          </table:table-cell>
          <table:table-cell table:style-name="ce1" office:value-type="string">
            <text:p>OStandup</text:p>
          </table:table-cell>
          <table:table-cell table:style-name="ce1" office:value-type="string">
            <text:p>623506027</text:p>
          </table:table-cell>
          <table:table-cell table:style-name="ce1" office:value-type="string">
            <text:p>4.2857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14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6"/>
          <table:table-cell table:style-name="ce1" office:value-type="string">
            <text:p>Char3@OGiveup</text:p>
          </table:table-cell>
          <table:table-cell table:style-name="ce1" office:value-type="string">
            <text:p>OGiveup</text:p>
          </table:table-cell>
          <table:table-cell table:style-name="ce1" office:value-type="string">
            <text:p>-1420427518</text:p>
          </table:table-cell>
          <table:table-cell table:style-name="ce1" office:value-type="string">
            <text:p>0.25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15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6"/>
          <table:table-cell table:style-name="ce1" office:value-type="string">
            <text:p>Char3@SDamageH</text:p>
          </table:table-cell>
          <table:table-cell table:style-name="ce1" office:value-type="string">
            <text:p>ODown_SDamageH</text:p>
          </table:table-cell>
          <table:table-cell table:style-name="ce1" office:value-type="string">
            <text:p>869277279</text:p>
          </table:table-cell>
          <table:table-cell table:style-name="ce1" office:value-type="string">
            <text:p>2.2222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16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6"/>
          <table:table-cell table:style-name="ce1" office:value-type="string">
            <text:p>Char3@SMove</text:p>
          </table:table-cell>
          <table:table-cell table:style-name="ce1" office:value-type="string">
            <text:p>SMove</text:p>
          </table:table-cell>
          <table:table-cell table:style-name="ce1" office:value-type="string">
            <text:p>-673643172</text:p>
          </table:table-cell>
          <table:table-cell table:style-name="ce1" office:value-type="string">
            <text:p>1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17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6"/>
          <table:table-cell table:style-name="ce1" office:value-type="string">
            <text:p>Char3@SBlockL</text:p>
          </table:table-cell>
          <table:table-cell table:style-name="ce1" office:value-type="string">
            <text:p>SBlockL</text:p>
          </table:table-cell>
          <table:table-cell table:style-name="ce1" office:value-type="string">
            <text:p>1102327940</text:p>
          </table:table-cell>
          <table:table-cell table:style-name="ce1" office:value-type="string">
            <text:p>7.5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18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6"/>
          <table:table-cell table:style-name="ce1" office:value-type="string">
            <text:p>Char3@SBlockM</text:p>
          </table:table-cell>
          <table:table-cell table:style-name="ce1" office:value-type="string">
            <text:p>SBlockM</text:p>
          </table:table-cell>
          <table:table-cell table:style-name="ce1" office:value-type="string">
            <text:p>917700626</text:p>
          </table:table-cell>
          <table:table-cell table:style-name="ce1" office:value-type="string">
            <text:p>1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19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6"/>
          <table:table-cell table:style-name="ce1" office:value-type="string">
            <text:p>Char3@SBlockH</text:p>
          </table:table-cell>
          <table:table-cell table:style-name="ce1" office:value-type="string">
            <text:p>SBlockH</text:p>
          </table:table-cell>
          <table:table-cell table:style-name="ce1" office:value-type="string">
            <text:p>1188689053</text:p>
          </table:table-cell>
          <table:table-cell table:style-name="ce1" office:value-type="string">
            <text:p>1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20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6"/>
          <table:table-cell table:style-name="ce1" office:value-type="string">
            <text:p>Char3@JAtkLP</text:p>
          </table:table-cell>
          <table:table-cell table:style-name="ce1" office:value-type="string">
            <text:p>JAtkLP</text:p>
          </table:table-cell>
          <table:table-cell table:style-name="ce1" office:value-type="string">
            <text:p>-303383641</text:p>
          </table:table-cell>
          <table:table-cell table:style-name="ce1" office:value-type="string">
            <text:p>6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21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6"/>
          <table:table-cell table:style-name="ce1" office:value-type="string">
            <text:p>Char3@JAtkMP</text:p>
          </table:table-cell>
          <table:table-cell table:style-name="ce1" office:value-type="string">
            <text:p>JAtkMP</text:p>
          </table:table-cell>
          <table:table-cell table:style-name="ce1" office:value-type="string">
            <text:p>-185496858</text:p>
          </table:table-cell>
          <table:table-cell table:style-name="ce1" office:value-type="string">
            <text:p>2.8571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22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6"/>
          <table:table-cell table:style-name="ce1" office:value-type="string">
            <text:p>Char3@JAtkHP</text:p>
          </table:table-cell>
          <table:table-cell table:style-name="ce1" office:value-type="string">
            <text:p>JAtkHP</text:p>
          </table:table-cell>
          <table:table-cell table:style-name="ce1" office:value-type="string">
            <text:p>-1987674461</text:p>
          </table:table-cell>
          <table:table-cell table:style-name="ce1" office:value-type="string">
            <text:p>1.3333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23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6"/>
          <table:table-cell table:style-name="ce1" office:value-type="string">
            <text:p>Char3@JAtkLK</text:p>
          </table:table-cell>
          <table:table-cell table:style-name="ce1" office:value-type="string">
            <text:p>JAtkLK</text:p>
          </table:table-cell>
          <table:table-cell table:style-name="ce1" office:value-type="string">
            <text:p>1737454155</text:p>
          </table:table-cell>
          <table:table-cell table:style-name="ce1" office:value-type="string">
            <text:p>6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24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6"/>
          <table:table-cell table:style-name="ce1" office:value-type="string">
            <text:p>Char3@JAtkMK</text:p>
          </table:table-cell>
          <table:table-cell table:style-name="ce1" office:value-type="string">
            <text:p>JAtkMK</text:p>
          </table:table-cell>
          <table:table-cell table:style-name="ce1" office:value-type="string">
            <text:p>2123645706</text:p>
          </table:table-cell>
          <table:table-cell table:style-name="ce1" office:value-type="string">
            <text:p>2.8571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25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JAtkHK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26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JBlockL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27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JBlockM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28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JBlockH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29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JDamageL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30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JDamageM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31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JDamageH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32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DAtkLP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33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DAtkMP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34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DAtkHP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35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DAtkLK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36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DAtkMK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37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DAtkHK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38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DBlockL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39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DBlockM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40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DBlockH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41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DDamageL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42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DDamageM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43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DDamageH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44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CWait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45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CMove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46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CAtkLP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47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CAtkMP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48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CAtkHP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49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CAtkLK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50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CAtkMK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51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CAtkHK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52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CBlockL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53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CBlockM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54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CBlockH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55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CDamageL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56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CDamageM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57</text:p>
          </table:table-cell>
          <table:table-cell table:style-name="ce1" office:value-type="string">
            <text:p>Base Layer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CDamageH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2</text:p>
          </table:table-cell>
          <table:table-cell table:style-name="ce1" office:value-type="string">
            <text:p>58</text:p>
          </table:table-cell>
          <table:table-cell table:style-name="ce1" office:value-type="string">
            <text:p>Base Layer.JMove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JMove0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2</text:p>
          </table:table-cell>
          <table:table-cell table:style-name="ce1" office:value-type="string">
            <text:p>59</text:p>
          </table:table-cell>
          <table:table-cell table:style-name="ce1" office:value-type="string">
            <text:p>Base Layer.JMove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JMove1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2</text:p>
          </table:table-cell>
          <table:table-cell table:style-name="ce1" office:value-type="string">
            <text:p>60</text:p>
          </table:table-cell>
          <table:table-cell table:style-name="ce1" office:value-type="string">
            <text:p>Base Layer.JMove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JMove2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2</text:p>
          </table:table-cell>
          <table:table-cell table:style-name="ce1" office:value-type="string">
            <text:p>61</text:p>
          </table:table-cell>
          <table:table-cell table:style-name="ce1" office:value-type="string">
            <text:p>Base Layer.JMove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JMove3</text:p>
          </table:table-cell>
        </table:table-row>
        <table:table-row>
          <table:table-cell table:style-name="ce1" office:value-type="string">
            <text:p>1</text:p>
          </table:table-cell>
          <table:table-cell table:style-name="ce1" office:value-type="string">
            <text:p>2</text:p>
          </table:table-cell>
          <table:table-cell table:style-name="ce1" office:value-type="string">
            <text:p>62</text:p>
          </table:table-cell>
          <table:table-cell table:style-name="ce1" office:value-type="string">
            <text:p>Base Layer.JMove.</text:p>
          </table:table-cell>
          <table:table-cell table:style-name="ce1" office:value-type="string">
            <text:p>0</text:p>
          </table:table-cell>
          <table:table-cell table:number-columns-repeated="7"/>
          <table:table-cell table:style-name="ce1" office:value-type="string">
            <text:p>JMove4</text:p>
          </table:table-cell>
        </table:table-row>
      </table:table>
      <table:named-expressions/>
      <table:database-ranges>
        <table:database-range table:name="__Anonymous_DB__1" table:target-range-address="View_Transition.A1:View_Transition.T14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00/00/00</text:date>, <text:time style:data-style-name="N2" text:time-value="22:25:21.51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1:45:38.424000000</meta:creation-date>
    <dc:date>2017-02-01T23:02:13.263000000</dc:date>
    <meta:editing-duration>PT5H21M55S</meta:editing-duration>
    <meta:editing-cycles>56</meta:editing-cycles>
    <meta:generator>LibreOffice/5.2.5.1$Windows_x86 LibreOffice_project/0312e1a284a7d50ca85a365c316c7abbf20a4d22</meta:generator>
    <meta:document-statistic meta:table-count="13" meta:cell-count="9440" meta:object-count="0"/>
  </office:meta>
</office:document-meta>
</file>